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0C319D350F4B6868354.png" manifest:media-type="image/png"/>
  <manifest:file-entry manifest:full-path="Pictures/1000020100000316000001A479EA7BB1FE21BCEB.png" manifest:media-type="image/png"/>
  <manifest:file-entry manifest:full-path="Pictures/10000201000002650000001D40BDAFA398E9AD84.png" manifest:media-type="image/png"/>
  <manifest:file-entry manifest:full-path="Pictures/10000201000001C700000065C72E6146D29A206C.png" manifest:media-type="image/png"/>
  <manifest:file-entry manifest:full-path="Pictures/100002010000030B000001A44FFEC65B69E00D1B.png" manifest:media-type="image/png"/>
  <manifest:file-entry manifest:full-path="Pictures/10000201000001EC0000001E2E8187CFFFA0385B.png" manifest:media-type="image/png"/>
  <manifest:file-entry manifest:full-path="Pictures/10000201000002C100000026CBC311EC7461AF31.png" manifest:media-type="image/png"/>
  <manifest:file-entry manifest:full-path="Pictures/10000201000001FD0000009364497973F7F4BB04.png" manifest:media-type="image/png"/>
  <manifest:file-entry manifest:full-path="Pictures/1000020100000352000001A4728182635DA4821E.png" manifest:media-type="image/png"/>
  <manifest:file-entry manifest:full-path="Pictures/1000020100000365000000F1D9DA36B7D6E3ED01.png" manifest:media-type="image/png"/>
  <manifest:file-entry manifest:full-path="Pictures/1000020100000352000001A44EF9E55408032A4F.png" manifest:media-type="image/png"/>
  <manifest:file-entry manifest:full-path="Pictures/100002010000030B0000019D25DE131130108E73.png" manifest:media-type="image/png"/>
  <manifest:file-entry manifest:full-path="Pictures/1000020100000352000001A4EDB0A5CF6B8775A2.png" manifest:media-type="image/png"/>
  <manifest:file-entry manifest:full-path="Pictures/10000201000000D10000008CF8FFE648F022A7C7.png" manifest:media-type="image/png"/>
  <manifest:file-entry manifest:full-path="Pictures/100002010000051800000256ED70E570DAC628CB.png" manifest:media-type="image/png"/>
  <manifest:file-entry manifest:full-path="Pictures/100002010000050F000002537ABD29B19A63737B.png" manifest:media-type="image/png"/>
  <manifest:file-entry manifest:full-path="Pictures/100002010000022F000000720DF607050F1E6B31.png" manifest:media-type="image/png"/>
  <manifest:file-entry manifest:full-path="Pictures/10000201000003D600000195FA6A2978109F60C5.png" manifest:media-type="image/png"/>
  <manifest:file-entry manifest:full-path="Pictures/100002010000030D000000299C2904BF86DCE6DA.png" manifest:media-type="image/png"/>
  <manifest:file-entry manifest:full-path="Pictures/100002010000034700000045FF2F4B19D601E361.png" manifest:media-type="image/png"/>
  <manifest:file-entry manifest:full-path="Pictures/10000201000002AB0000001C63C13FDB4A474225.png" manifest:media-type="image/png"/>
  <manifest:file-entry manifest:full-path="Pictures/10000201000002C20000001E4BC8B7133438C81C.png" manifest:media-type="image/png"/>
  <manifest:file-entry manifest:full-path="settings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6.499cm" table:align="margins" style:writing-mode="lr-tb"/>
    </style:style>
    <style:style style:name="Table6.A" style:family="table-column">
      <style:table-column-properties style:column-width="2.226cm" style:rel-column-width="8841*"/>
    </style:style>
    <style:style style:name="Table6.B" style:family="table-column">
      <style:table-column-properties style:column-width="1.783cm" style:rel-column-width="7086*"/>
    </style:style>
    <style:style style:name="Table6.I" style:family="table-column">
      <style:table-column-properties style:column-width="1.785cm" style:rel-column-width="7092*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6.494cm" fo:margin-left="0cm" fo:margin-right="0.005cm" table:align="margins" style:writing-mode="lr-tb"/>
    </style:style>
    <style:style style:name="Table5.A" style:family="table-column">
      <style:table-column-properties style:column-width="4.122cm" style:rel-column-width="16376*"/>
    </style:style>
    <style:style style:name="Table5.B" style:family="table-column">
      <style:table-column-properties style:column-width="4.124cm" style:rel-column-width="16383*"/>
    </style:style>
    <style:style style:name="Table5.D" style:family="table-column">
      <style:table-column-properties style:column-width="4.126cm" style:rel-column-width="16393*"/>
    </style:style>
    <style:style style:name="Table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6.715cm" style:rel-column-width="26672*"/>
    </style:style>
    <style:style style:name="Дивиденды.B" style:family="table-column">
      <style:table-column-properties style:column-width="3.47cm" style:rel-column-width="13781*"/>
    </style:style>
    <style:style style:name="Дивиденды.C" style:family="table-column">
      <style:table-column-properties style:column-width="2.709cm" style:rel-column-width="10762*"/>
    </style:style>
    <style:style style:name="Дивиденды.D" style:family="table-column">
      <style:table-column-properties style:column-width="3.60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93cf84" officeooo:paragraph-rsid="0093cf84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officeooo:rsid="0095be2c" officeooo:paragraph-rsid="0095be2c" style:font-size-asian="12.25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95be2c" officeooo:paragraph-rsid="0095be2c" style:font-size-asian="12.25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a8e07f" officeooo:paragraph-rsid="00a8e07f" style:font-size-asian="14pt" style:font-style-asian="normal" style:font-size-complex="14pt" style:font-style-complex="normal"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abe1bc" officeooo:paragraph-rsid="00abe1bc" style:font-size-asian="14pt" style:font-style-asian="normal" style:font-size-complex="14pt" style:font-style-complex="normal"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d469f8" officeooo:paragraph-rsid="00d469f8" style:font-size-asian="14pt" style:font-style-asian="normal" style:font-size-complex="14pt" style:font-style-complex="normal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c6cb3b" officeooo:paragraph-rsid="00c6cb3b" style:font-size-asian="14pt" style:font-style-asian="normal" style:font-size-complex="14pt" style:font-style-complex="normal" fo:hyphenate="false" fo:hyphenation-remain-char-count="2" fo:hyphenation-push-char-count="2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style="normal" officeooo:rsid="00d63005" officeooo:paragraph-rsid="00d63005" style:font-size-asian="14pt" style:font-style-asian="normal" style:font-size-complex="14pt" style:font-style-complex="normal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de3707" officeooo:paragraph-rsid="00de3707" style:font-size-asian="14pt" style:font-size-complex="14pt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e33343" officeooo:paragraph-rsid="00e33343" style:font-size-asian="14pt" style:font-size-complex="14pt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fe5ba7" officeooo:paragraph-rsid="00fe5ba7" style:font-size-asian="14pt" style:font-size-complex="14pt" fo:hyphenate="false" fo:hyphenation-remain-char-count="2" fo:hyphenation-push-char-count="2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1" fo:font-size="14pt" officeooo:rsid="00df910f" officeooo:paragraph-rsid="00df910f" style:font-size-asian="14pt" style:font-size-complex="14pt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a8e07f" officeooo:paragraph-rsid="00a8e07f" style:font-size-asian="14pt" style:font-style-asian="normal" style:font-size-complex="14pt" style:font-style-complex="normal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adb073" officeooo:paragraph-rsid="00adb073" style:font-size-asian="14pt" style:font-style-asian="normal" style:font-size-complex="14pt" style:font-style-complex="normal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469f8" officeooo:paragraph-rsid="00d469f8" style:font-size-asian="14pt" style:font-style-asian="normal" style:font-size-complex="14pt" style:font-style-complex="normal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4a0d2" officeooo:paragraph-rsid="00d4a0d2" style:font-size-asian="14pt" style:font-style-asian="normal" style:font-size-complex="14pt" style:font-style-complex="normal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fo:font-style="normal" officeooo:rsid="00d63005" officeooo:paragraph-rsid="00d63005" style:font-size-asian="14pt" style:font-style-asian="normal" style:font-size-complex="14pt" style:font-style-complex="normal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df910f" officeooo:paragraph-rsid="00df910f" style:font-size-asian="14pt" style:font-size-complex="14pt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e4abaf" officeooo:paragraph-rsid="00e4abaf" style:font-size-asian="14pt" style:font-size-complex="14pt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fe5ba7" officeooo:paragraph-rsid="00fe5ba7" style:font-size-asian="14pt" style:font-size-complex="14pt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fe5ba7" officeooo:paragraph-rsid="00fe5ba7" style:font-size-asian="14pt" style:font-size-complex="14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c96f0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033d5" officeooo:paragraph-rsid="01e033d5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c96f0" officeooo:paragraph-rsid="01dc96f0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daa80" officeooo:paragraph-rsid="01ddaa80" style:font-size-asian="12pt" style:font-size-complex="12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730e" officeooo:paragraph-rsid="01e5730e" style:font-size-asian="12pt" style:font-size-complex="12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ad3c2" officeooo:paragraph-rsid="01ead3c2" style:font-size-asian="12pt" style:font-size-complex="12pt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1eb9926" style:font-size-asian="12pt" style:font-size-complex="12pt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76398" style:font-size-asian="12pt" style:font-weight-asian="bold" style:font-size-complex="12pt" style:font-weight-complex="bold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67495" officeooo:paragraph-rsid="01e67495" style:font-size-asian="12pt" style:font-weight-asian="bold" style:font-size-complex="12pt" style:font-weight-complex="bold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6d319" officeooo:paragraph-rsid="01e6d319" style:font-size-asian="12pt" style:font-weight-asian="bold" style:font-size-complex="12pt" style:font-weight-complex="bold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ad3c2" officeooo:paragraph-rsid="01ead3c2" style:font-size-asian="12pt" style:font-weight-asian="bold" style:font-size-complex="12pt" style:font-weight-complex="bold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b9926" officeooo:paragraph-rsid="01eb9926" style:font-size-asian="12pt" style:font-weight-asian="bold" style:font-size-complex="12pt" style:font-weight-complex="bold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e76398" style:font-size-asian="11pt" style:font-size-complex="11pt" fo:hyphenate="false" fo:hyphenation-remain-char-count="2" fo:hyphenation-push-char-count="2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e76398" style:font-size-asian="11pt" style:font-size-complex="11pt" fo:hyphenate="false" fo:hyphenation-remain-char-count="2" fo:hyphenation-push-char-count="2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e76398" style:font-size-asian="11pt" style:font-size-complex="11pt" fo:hyphenate="false" fo:hyphenation-remain-char-count="2" fo:hyphenation-push-char-count="2"/>
    </style:style>
    <style:style style:name="P51" style:family="paragraph" style:parent-style-name="Footer">
      <style:paragraph-properties fo:text-align="end" style:justify-single-word="false"/>
    </style:style>
    <style:style style:name="P52" style:family="paragraph" style:parent-style-name="Standard">
      <style:paragraph-properties fo:line-height="100%"/>
    </style:style>
    <style:style style:name="P53" style:family="paragraph" style:parent-style-name="Standard">
      <style:paragraph-properties fo:line-height="100%" fo:text-align="center" style:justify-single-word="false"/>
    </style:style>
    <style:style style:name="P54" style:family="paragraph" style:parent-style-name="Standard">
      <style:paragraph-properties fo:line-height="100%" fo:text-align="end" style:justify-single-word="false"/>
    </style:style>
    <style:style style:name="P55" style:family="paragraph" style:parent-style-name="Standard">
      <style:text-properties fo:font-size="14pt" style:font-size-asian="14pt" style:font-name-complex="Times New Roman" style:font-size-complex="14pt"/>
    </style:style>
    <style:style style:name="P56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57" style:family="paragraph" style:parent-style-name="Standard">
      <style:text-properties fo:font-size="14pt" style:font-size-asian="14pt" style:font-size-complex="14pt"/>
    </style:style>
    <style:style style:name="P58" style:family="paragraph" style:parent-style-name="Standard">
      <style:text-properties fo:font-size="14pt" officeooo:rsid="00811db9" officeooo:paragraph-rsid="00811db9" style:font-size-asian="14pt" style:font-size-complex="14pt"/>
    </style:style>
    <style:style style:name="P59" style:family="paragraph" style:parent-style-name="Standard">
      <style:text-properties fo:font-size="14pt" officeooo:rsid="00811db9" officeooo:paragraph-rsid="008ba887" style:font-size-asian="14pt" style:font-size-complex="14pt"/>
    </style:style>
    <style:style style:name="P60" style:family="paragraph" style:parent-style-name="Standard">
      <style:text-properties fo:font-size="14pt" officeooo:rsid="00845d87" officeooo:paragraph-rsid="00845d87" style:font-size-asian="14pt" style:font-size-complex="14pt"/>
    </style:style>
    <style:style style:name="P61" style:family="paragraph" style:parent-style-name="Standard">
      <style:text-properties fo:font-size="14pt" officeooo:rsid="0085c94b" officeooo:paragraph-rsid="0085c94b" style:font-size-asian="14pt" style:font-size-complex="14pt"/>
    </style:style>
    <style:style style:name="P62" style:family="paragraph" style:parent-style-name="Standard">
      <style:text-properties fo:font-size="14pt" officeooo:rsid="008953af" officeooo:paragraph-rsid="008953af" style:font-size-asian="14pt" style:font-size-complex="14pt"/>
    </style:style>
    <style:style style:name="P63" style:family="paragraph" style:parent-style-name="Standard">
      <style:text-properties fo:font-size="14pt" officeooo:rsid="0093cf84" officeooo:paragraph-rsid="0093cf84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5" style:family="paragraph" style:parent-style-name="Standard">
      <style:text-properties fo:font-size="14pt" officeooo:rsid="0096ae00" officeooo:paragraph-rsid="0096ae00" style:font-size-asian="14pt" style:font-size-complex="14pt"/>
    </style:style>
    <style:style style:name="P66" style:family="paragraph" style:parent-style-name="Standard">
      <style:text-properties fo:font-size="14pt" officeooo:paragraph-rsid="00c0052a" style:font-size-asian="14pt" style:font-size-complex="14pt"/>
    </style:style>
    <style:style style:name="P67" style:family="paragraph" style:parent-style-name="Standard">
      <style:text-properties fo:font-size="14pt" officeooo:rsid="00999b25" officeooo:paragraph-rsid="00c0052a" style:font-size-asian="14pt" style:font-size-complex="14pt"/>
    </style:style>
    <style:style style:name="P68" style:family="paragraph" style:parent-style-name="Standard">
      <style:text-properties fo:font-size="14pt" officeooo:rsid="00da7edb" officeooo:paragraph-rsid="00da7edb" style:font-size-asian="14pt" style:font-size-complex="14pt"/>
    </style:style>
    <style:style style:name="P69" style:family="paragraph" style:parent-style-name="Standard">
      <style:text-properties fo:font-size="14pt" officeooo:rsid="00df910f" officeooo:paragraph-rsid="00df910f" style:font-size-asian="14pt" style:font-size-complex="14pt"/>
    </style:style>
    <style:style style:name="P70" style:family="paragraph" style:parent-style-name="Standard">
      <style:text-properties fo:font-size="14pt" officeooo:rsid="00e33343" officeooo:paragraph-rsid="00e33343" style:font-size-asian="14pt" style:font-size-complex="14pt"/>
    </style:style>
    <style:style style:name="P71" style:family="paragraph" style:parent-style-name="Standard">
      <style:text-properties fo:font-size="14pt" officeooo:rsid="01cde791" officeooo:paragraph-rsid="01cde791" style:font-size-asian="14pt" style:font-size-complex="14pt"/>
    </style:style>
    <style:style style:name="P72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73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74" style:family="paragraph" style:parent-style-name="Standard">
      <style:text-properties fo:font-size="14pt" fo:font-style="normal" officeooo:rsid="00a06976" officeooo:paragraph-rsid="00999b25" style:font-size-asian="14pt" style:font-style-asian="normal" style:font-size-complex="14pt" style:font-style-complex="normal"/>
    </style:style>
    <style:style style:name="P75" style:family="paragraph" style:parent-style-name="Standard">
      <style:text-properties fo:font-size="14pt" fo:font-style="normal" officeooo:rsid="00a8e07f" officeooo:paragraph-rsid="00a8e07f" style:font-size-asian="14pt" style:font-style-asian="normal" style:font-size-complex="14pt" style:font-style-complex="normal"/>
    </style:style>
    <style:style style:name="P76" style:family="paragraph" style:parent-style-name="Standard">
      <style:text-properties fo:font-size="14pt" fo:font-style="normal" officeooo:rsid="00aa0c89" officeooo:paragraph-rsid="00aa0c89" style:font-size-asian="14pt" style:font-style-asian="normal" style:font-size-complex="14pt" style:font-style-complex="normal"/>
    </style:style>
    <style:style style:name="P77" style:family="paragraph" style:parent-style-name="Standard">
      <style:paragraph-properties fo:text-align="center" style:justify-single-word="false"/>
      <style:text-properties fo:font-size="14pt" fo:font-style="normal" officeooo:rsid="00a7ede8" officeooo:paragraph-rsid="00a7ede8" style:font-size-asian="14pt" style:font-style-asian="normal" style:font-size-complex="14pt" style:font-style-complex="normal"/>
    </style:style>
    <style:style style:name="P78" style:family="paragraph" style:parent-style-name="Standard">
      <style:text-properties fo:font-size="14pt" fo:font-style="normal" officeooo:rsid="00b0bfcf" officeooo:paragraph-rsid="00b0bfcf" style:font-size-asian="14pt" style:font-style-asian="normal" style:font-size-complex="14pt" style:font-style-complex="normal"/>
    </style:style>
    <style:style style:name="P79" style:family="paragraph" style:parent-style-name="Standard">
      <style:text-properties fo:font-size="14pt" fo:font-style="normal" officeooo:rsid="0093cf84" officeooo:paragraph-rsid="00c0052a" style:font-size-asian="14pt" style:font-style-asian="normal" style:font-size-complex="14pt" style:font-style-complex="normal"/>
    </style:style>
    <style:style style:name="P80" style:family="paragraph" style:parent-style-name="Standard">
      <style:text-properties fo:font-size="14pt" fo:font-style="normal" officeooo:rsid="00b0d90d" officeooo:paragraph-rsid="00cde100" style:font-size-asian="14pt" style:font-style-asian="normal" style:font-size-complex="14pt" style:font-style-complex="normal"/>
    </style:style>
    <style:style style:name="P81" style:family="paragraph" style:parent-style-name="Standard">
      <style:text-properties fo:font-size="14pt" fo:font-style="normal" officeooo:rsid="00b0d90d" officeooo:paragraph-rsid="00d32e02" style:font-size-asian="14pt" style:font-style-asian="normal" style:font-size-complex="14pt" style:font-style-complex="normal"/>
    </style:style>
    <style:style style:name="P82" style:family="paragraph" style:parent-style-name="Standard">
      <style:text-properties fo:font-size="14pt" fo:font-style="normal" officeooo:rsid="00d1190c" officeooo:paragraph-rsid="00d1190c" style:font-size-asian="14pt" style:font-style-asian="normal" style:font-size-complex="14pt" style:font-style-complex="normal"/>
    </style:style>
    <style:style style:name="P83" style:family="paragraph" style:parent-style-name="Standard">
      <style:text-properties fo:font-size="14pt" fo:font-style="normal" officeooo:rsid="00d469f8" officeooo:paragraph-rsid="00d469f8" style:font-size-asian="14pt" style:font-style-asian="normal" style:font-size-complex="14pt" style:font-style-complex="normal"/>
    </style:style>
    <style:style style:name="P84" style:family="paragraph" style:parent-style-name="Standard">
      <style:text-properties fo:font-size="14pt" fo:font-style="normal" officeooo:rsid="00d4b5dc" officeooo:paragraph-rsid="00d469f8" style:font-size-asian="14pt" style:font-style-asian="normal" style:font-size-complex="14pt" style:font-style-complex="normal"/>
    </style:style>
    <style:style style:name="P85" style:family="paragraph" style:parent-style-name="Standard">
      <style:text-properties fo:font-size="14pt" fo:font-style="normal" officeooo:rsid="00d63005" officeooo:paragraph-rsid="00d63005" style:font-size-asian="14pt" style:font-style-asian="normal" style:font-size-complex="14pt" style:font-style-complex="normal"/>
    </style:style>
    <style:style style:name="P86" style:family="paragraph" style:parent-style-name="Standard">
      <style:text-properties fo:font-size="14pt" officeooo:rsid="008a9a3c" officeooo:paragraph-rsid="00922e0d" style:font-size-asian="12.25pt" style:font-size-complex="14pt"/>
    </style:style>
    <style:style style:name="P87" style:family="paragraph" style:parent-style-name="Standard">
      <style:text-properties fo:font-size="14pt" officeooo:rsid="00922e0d" officeooo:paragraph-rsid="00922e0d" style:font-size-asian="12.25pt" style:font-size-complex="14pt"/>
    </style:style>
    <style:style style:name="P88" style:family="paragraph" style:parent-style-name="Standard">
      <style:paragraph-properties fo:text-align="center" style:justify-single-word="false"/>
      <style:text-properties fo:font-size="14pt" officeooo:rsid="00922e0d" officeooo:paragraph-rsid="00922e0d" style:font-size-asian="12.25pt" style:font-size-complex="14pt"/>
    </style:style>
    <style:style style:name="P89" style:family="paragraph" style:parent-style-name="Standard">
      <style:text-properties fo:font-size="14pt" officeooo:rsid="0093cf84" officeooo:paragraph-rsid="0093cf84" style:font-size-asian="12.25pt" style:font-size-complex="14pt"/>
    </style:style>
    <style:style style:name="P90" style:family="paragraph" style:parent-style-name="Standard">
      <style:paragraph-properties fo:text-align="center" style:justify-single-word="false"/>
      <style:text-properties fo:font-size="14pt" officeooo:paragraph-rsid="00922e0d" style:font-size-asian="12.25pt" style:font-size-complex="14pt"/>
    </style:style>
    <style:style style:name="P91" style:family="paragraph" style:parent-style-name="Standard">
      <style:paragraph-properties fo:text-align="center" style:justify-single-word="false"/>
      <style:text-properties fo:font-size="14pt" officeooo:rsid="010c6945" officeooo:paragraph-rsid="010c6945" style:font-size-asian="12.25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size="14pt" officeooo:rsid="010c6945" officeooo:paragraph-rsid="010c6945" style:font-size-asian="12.25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size="14pt" officeooo:rsid="010c9716" officeooo:paragraph-rsid="010c9716" style:font-size-asian="12.25pt" style:font-size-complex="14pt"/>
    </style:style>
    <style:style style:name="P94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95" style:family="paragraph" style:parent-style-name="Standard">
      <style:text-properties fo:font-size="14pt" officeooo:rsid="01d10002" officeooo:paragraph-rsid="01d10002" style:font-size-asian="12.25pt" style:font-size-complex="14pt"/>
    </style:style>
    <style:style style:name="P96" style:family="paragraph" style:parent-style-name="Standard">
      <style:text-properties fo:font-size="14pt" officeooo:rsid="01d10002" officeooo:paragraph-rsid="01e76398" style:font-size-asian="12.25pt" style:font-size-complex="14pt"/>
    </style:style>
    <style:style style:name="P97" style:family="paragraph" style:parent-style-name="Standard">
      <style:text-properties fo:font-size="14pt" officeooo:rsid="01d32d01" officeooo:paragraph-rsid="01d32d01" style:font-size-asian="12.25pt" style:font-size-complex="14pt"/>
    </style:style>
    <style:style style:name="P98" style:family="paragraph" style:parent-style-name="Standard">
      <style:text-properties fo:font-size="14pt" officeooo:rsid="01d32d01" officeooo:paragraph-rsid="01e76398" style:font-size-asian="12.25pt" style:font-size-complex="14pt"/>
    </style:style>
    <style:style style:name="P99" style:family="paragraph" style:parent-style-name="Standard">
      <style:text-properties fo:font-size="14pt" officeooo:rsid="01d7287c" officeooo:paragraph-rsid="01d7287c" style:font-size-asian="12.25pt" style:font-size-complex="14pt"/>
    </style:style>
    <style:style style:name="P100" style:family="paragraph" style:parent-style-name="Standard">
      <style:paragraph-properties fo:text-align="center" style:justify-single-word="false"/>
      <style:text-properties fo:font-size="14pt" officeooo:rsid="01e033d5" officeooo:paragraph-rsid="01e033d5" style:font-size-asian="12.25pt" style:font-size-complex="14pt"/>
    </style:style>
    <style:style style:name="P101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02" style:family="paragraph" style:parent-style-name="Standard">
      <style:paragraph-properties fo:text-align="center" style:justify-single-word="false"/>
      <style:text-properties fo:font-size="14pt" officeooo:rsid="01e76398" officeooo:paragraph-rsid="01e76398" style:font-size-asian="12.25pt" style:font-size-complex="14pt"/>
    </style:style>
    <style:style style:name="P103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104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105" style:family="paragraph" style:parent-style-name="Standard">
      <style:paragraph-properties fo:line-height="100%"/>
      <style:text-properties fo:color="#000000" style:font-name-complex="Times New Roman"/>
    </style:style>
    <style:style style:name="P106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107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108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109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110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111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112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113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114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115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116" style:family="paragraph" style:parent-style-name="Standard">
      <style:text-properties officeooo:rsid="0093cf84" officeooo:paragraph-rsid="0093cf84"/>
    </style:style>
    <style:style style:name="P117" style:family="paragraph" style:parent-style-name="Standard">
      <style:text-properties style:font-name="Times New Roman1" fo:font-size="14pt" officeooo:rsid="00df910f" officeooo:paragraph-rsid="00df910f" style:font-size-asian="14pt" style:font-size-complex="14pt"/>
    </style:style>
    <style:style style:name="P118" style:family="paragraph" style:parent-style-name="Standard">
      <style:text-properties officeooo:rsid="0103d5f1" officeooo:paragraph-rsid="0103d5f1"/>
    </style:style>
    <style:style style:name="P11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12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121" style:family="paragraph" style:parent-style-name="Standard">
      <style:paragraph-properties fo:margin-left="0cm" fo:margin-right="0cm" fo:text-indent="1.217cm" style:auto-text-indent="false"/>
    </style:style>
    <style:style style:name="P122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23" style:family="paragraph" style:parent-style-name="Основной_20_текст_20_SQL3">
      <style:paragraph-properties fo:margin-left="0cm" fo:margin-right="0cm" fo:text-indent="1.217cm" style:auto-text-indent="false"/>
    </style:style>
    <style:style style:name="P124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25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1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10004f7" officeooo:paragraph-rsid="010004f7" style:font-size-asian="14pt" style:font-size-complex="14pt" fo:hyphenate="false" fo:hyphenation-remain-char-count="2" fo:hyphenation-push-char-count="2"/>
    </style:style>
    <style:style style:name="P12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10139d9" officeooo:paragraph-rsid="010139d9" style:font-size-asian="14pt" style:font-size-complex="14pt" fo:hyphenate="false" fo:hyphenation-remain-char-count="2" fo:hyphenation-push-char-count="2"/>
    </style:style>
    <style:style style:name="P12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10004f7" officeooo:paragraph-rsid="010004f7" style:font-size-asian="14pt" style:font-size-complex="14pt" fo:hyphenate="false" fo:hyphenation-remain-char-count="2" fo:hyphenation-push-char-count="2"/>
    </style:style>
    <style:style style:name="P129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130" style:family="paragraph" style:parent-style-name="Standard" style:list-style-name="L9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131" style:family="paragraph" style:parent-style-name="Standard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132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33" style:family="paragraph" style:parent-style-name="Standard">
      <style:text-properties fo:color="#000000" fo:font-size="14pt" officeooo:paragraph-rsid="0224f617" style:font-size-asian="14pt" style:font-name-complex="Times New Roman" style:font-size-complex="14pt"/>
    </style:style>
    <style:style style:name="P134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135" style:family="paragraph" style:parent-style-name="Standard">
      <style:text-properties fo:font-size="14pt" officeooo:rsid="022efc48" officeooo:paragraph-rsid="0224f617" style:font-size-asian="14pt" style:font-name-complex="Times New Roman" style:font-size-complex="14pt"/>
    </style:style>
    <style:style style:name="P136" style:family="paragraph" style:parent-style-name="Standard">
      <style:text-properties fo:font-size="14pt" officeooo:rsid="022ae880" officeooo:paragraph-rsid="0224f617" style:font-size-asian="14pt" style:font-name-complex="Times New Roman" style:font-size-complex="14pt"/>
    </style:style>
    <style:style style:name="P137" style:family="paragraph" style:parent-style-name="Standard" style:list-style-name="L19">
      <style:text-properties fo:font-size="14pt" officeooo:rsid="02cfe479" officeooo:paragraph-rsid="0224f617" style:font-size-asian="14pt" style:font-name-complex="Times New Roman" style:font-size-complex="14pt"/>
    </style:style>
    <style:style style:name="P138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13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4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41" style:family="paragraph" style:parent-style-name="Standard" style:list-style-name="L16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142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143" style:family="paragraph" style:parent-style-name="Standard" style:list-style-name="L17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144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145" style:family="paragraph" style:parent-style-name="Standard" style:list-style-name="L20">
      <style:text-properties fo:font-size="14pt" officeooo:rsid="018d336b" officeooo:paragraph-rsid="02259a35" style:font-size-asian="14pt" style:font-size-complex="14pt"/>
    </style:style>
    <style:style style:name="P146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147" style:family="paragraph" style:parent-style-name="Standard" style:list-style-name="L8">
      <style:text-properties fo:font-size="14pt" officeooo:rsid="0086e98f" officeooo:paragraph-rsid="0086e98f" style:font-size-asian="14pt" style:font-size-complex="14pt"/>
    </style:style>
    <style:style style:name="P148" style:family="paragraph" style:parent-style-name="Standard" style:list-style-name="L8">
      <style:text-properties fo:font-size="14pt" officeooo:rsid="008789e5" officeooo:paragraph-rsid="008789e5" style:font-size-asian="14pt" style:font-size-complex="14pt"/>
    </style:style>
    <style:style style:name="P149" style:family="paragraph" style:parent-style-name="Standard" style:list-style-name="L8">
      <style:text-properties fo:font-size="14pt" officeooo:rsid="008953af" officeooo:paragraph-rsid="008953af" style:font-size-asian="14pt" style:font-size-complex="14pt"/>
    </style:style>
    <style:style style:name="P150" style:family="paragraph" style:parent-style-name="Standard" style:list-style-name="L15">
      <style:text-properties fo:font-size="14pt" officeooo:rsid="027d9b82" officeooo:paragraph-rsid="0224f617" style:font-size-asian="14pt" style:font-size-complex="14pt"/>
    </style:style>
    <style:style style:name="P151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152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153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154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155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156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157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158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159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160" style:family="paragraph" style:parent-style-name="Standard">
      <style:text-properties fo:font-size="14pt" officeooo:rsid="02913b1a" officeooo:paragraph-rsid="0224f617" style:font-size-asian="14pt" style:font-size-complex="14pt"/>
    </style:style>
    <style:style style:name="P161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162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63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164" style:family="paragraph" style:parent-style-name="Standard">
      <style:paragraph-properties fo:text-align="justify" style:justify-single-word="false"/>
      <style:text-properties fo:font-size="14pt" officeooo:rsid="029f8c9d" officeooo:paragraph-rsid="0224f617" style:font-size-asian="14pt" style:font-size-complex="14pt"/>
    </style:style>
    <style:style style:name="P165" style:family="paragraph" style:parent-style-name="Standard">
      <style:text-properties fo:font-size="14pt" officeooo:rsid="02a221c1" officeooo:paragraph-rsid="0224f617" style:font-size-asian="14pt" style:font-size-complex="14pt"/>
    </style:style>
    <style:style style:name="P166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67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168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169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170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171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172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173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174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175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176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177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178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179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180" style:family="paragraph" style:parent-style-name="Standard">
      <style:text-properties fo:font-size="14pt" officeooo:paragraph-rsid="0224f617" style:font-size-asian="14pt" style:font-size-complex="14pt"/>
    </style:style>
    <style:style style:name="P181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182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183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184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185" style:family="paragraph" style:parent-style-name="Standard">
      <style:text-properties fo:font-size="14pt" officeooo:rsid="01a14df9" officeooo:paragraph-rsid="02259a35" style:font-size-asian="14pt" style:font-size-complex="14pt"/>
    </style:style>
    <style:style style:name="P186" style:family="paragraph" style:parent-style-name="Standard">
      <style:text-properties fo:font-size="14pt" officeooo:rsid="01c04e04" officeooo:paragraph-rsid="02259a35" style:font-size-asian="14pt" style:font-size-complex="14pt"/>
    </style:style>
    <style:style style:name="P187" style:family="paragraph" style:parent-style-name="Standard">
      <style:text-properties fo:font-size="14pt" officeooo:rsid="0243e173" officeooo:paragraph-rsid="02259a35" style:font-size-asian="14pt" style:font-size-complex="14pt"/>
    </style:style>
    <style:style style:name="P188" style:family="paragraph" style:parent-style-name="Standard">
      <style:text-properties fo:font-size="14pt" officeooo:rsid="01aff376" officeooo:paragraph-rsid="02259a35" style:font-size-asian="14pt" style:font-size-complex="14pt"/>
    </style:style>
    <style:style style:name="P189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190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191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192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193" style:family="paragraph" style:parent-style-name="Standard">
      <style:text-properties fo:font-size="14pt" officeooo:rsid="028d2960" officeooo:paragraph-rsid="02259a35" style:font-size-asian="14pt" style:font-size-complex="14pt"/>
    </style:style>
    <style:style style:name="P194" style:family="paragraph" style:parent-style-name="Standard">
      <style:text-properties fo:font-size="14pt" officeooo:rsid="00677eaa" officeooo:paragraph-rsid="02259a35" style:font-size-asian="14pt" style:font-size-complex="14pt"/>
    </style:style>
    <style:style style:name="P195" style:family="paragraph" style:parent-style-name="Standard">
      <style:text-properties fo:font-size="14pt" officeooo:rsid="00696ddb" officeooo:paragraph-rsid="02259a35" style:font-size-asian="14pt" style:font-size-complex="14pt"/>
    </style:style>
    <style:style style:name="P196" style:family="paragraph" style:parent-style-name="Standard">
      <style:text-properties fo:font-size="14pt" officeooo:paragraph-rsid="02259a35" style:font-size-asian="14pt" style:font-size-complex="14pt"/>
    </style:style>
    <style:style style:name="P197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98" style:family="paragraph" style:parent-style-name="Standard" style:list-style-name="L24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99" style:family="paragraph" style:parent-style-name="Standard" style:list-style-name="L24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200" style:family="paragraph" style:parent-style-name="Standard" style:list-style-name="L24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201" style:family="paragraph" style:parent-style-name="Standard" style:list-style-name="L24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202" style:family="paragraph" style:parent-style-name="Standard" style:list-style-name="L25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03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04" style:family="paragraph" style:parent-style-name="Standard" style:list-style-name="L25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205" style:family="paragraph" style:parent-style-name="Standard" style:list-style-name="L26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206" style:family="paragraph" style:parent-style-name="Standard" style:list-style-name="L26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207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20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209" style:family="paragraph" style:parent-style-name="Standard">
      <style:text-properties fo:font-size="14pt" fo:font-style="normal" officeooo:rsid="006287f7" officeooo:paragraph-rsid="02259a35" style:font-size-asian="14pt" style:font-style-asian="normal" style:font-size-complex="14pt" style:font-style-complex="normal"/>
    </style:style>
    <style:style style:name="P210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211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212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213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214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215" style:family="paragraph" style:parent-style-name="Standard"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216" style:family="paragraph" style:parent-style-name="Standard"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217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218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219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20" style:family="paragraph" style:parent-style-name="Standard">
      <style:text-properties officeooo:rsid="02792cb9" officeooo:paragraph-rsid="0224f617"/>
    </style:style>
    <style:style style:name="P221" style:family="paragraph" style:parent-style-name="Standard">
      <style:text-properties officeooo:rsid="0279c5f1" officeooo:paragraph-rsid="0224f617"/>
    </style:style>
    <style:style style:name="P222" style:family="paragraph" style:parent-style-name="Standard" style:list-style-name="L18">
      <style:text-properties officeooo:paragraph-rsid="0224f617"/>
    </style:style>
    <style:style style:name="P223" style:family="paragraph" style:parent-style-name="Standard">
      <style:text-properties officeooo:paragraph-rsid="0224f617"/>
    </style:style>
    <style:style style:name="P224" style:family="paragraph" style:parent-style-name="Standard">
      <style:text-properties officeooo:rsid="02320a48" officeooo:paragraph-rsid="02259a35"/>
    </style:style>
    <style:style style:name="P225" style:family="paragraph" style:parent-style-name="Standard">
      <style:text-properties officeooo:rsid="019fd2c4" officeooo:paragraph-rsid="02259a35"/>
    </style:style>
    <style:style style:name="P226" style:family="paragraph" style:parent-style-name="Standard">
      <style:text-properties officeooo:rsid="025cb102" officeooo:paragraph-rsid="02259a35"/>
    </style:style>
    <style:style style:name="P227" style:family="paragraph" style:parent-style-name="Standard">
      <style:text-properties officeooo:rsid="026a75b0" officeooo:paragraph-rsid="02259a35"/>
    </style:style>
    <style:style style:name="P228" style:family="paragraph" style:parent-style-name="Standard">
      <style:paragraph-properties fo:text-align="center" style:justify-single-word="false"/>
      <style:text-properties officeooo:paragraph-rsid="02259a35"/>
    </style:style>
    <style:style style:name="P229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230" style:family="paragraph" style:parent-style-name="Standard">
      <style:text-properties officeooo:paragraph-rsid="02259a35"/>
    </style:style>
    <style:style style:name="P2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232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233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23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23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23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23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23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239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40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41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4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4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44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45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46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47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48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49" style:family="paragraph" style:parent-style-name="Heading_20_1">
      <style:paragraph-properties fo:break-before="page"/>
    </style:style>
    <style:style style:name="P250" style:family="paragraph" style:parent-style-name="Heading_20_1">
      <style:paragraph-properties fo:break-before="page"/>
      <style:text-properties style:font-size-complex="16pt"/>
    </style:style>
    <style:style style:name="P251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252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253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254" style:family="paragraph" style:parent-style-name="Heading_20_2">
      <style:text-properties style:font-size-complex="16pt"/>
    </style:style>
    <style:style style:name="P255" style:family="paragraph" style:parent-style-name="Heading_20_2">
      <style:text-properties officeooo:paragraph-rsid="02259a35" style:font-size-complex="16pt"/>
    </style:style>
    <style:style style:name="P256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257" style:family="paragraph" style:parent-style-name="Heading_20_2">
      <style:text-properties officeooo:rsid="01c932b5" officeooo:paragraph-rsid="0224f617"/>
    </style:style>
    <style:style style:name="P258" style:family="paragraph" style:parent-style-name="Heading_20_2">
      <style:text-properties officeooo:paragraph-rsid="0224f617"/>
    </style:style>
    <style:style style:name="P259" style:family="paragraph" style:parent-style-name="Heading_20_2">
      <style:text-properties officeooo:paragraph-rsid="02259a35"/>
    </style:style>
    <style:style style:name="P260" style:family="paragraph" style:parent-style-name="Heading_20_3">
      <style:text-properties officeooo:paragraph-rsid="02259a35" style:font-size-complex="16pt"/>
    </style:style>
    <style:style style:name="P261" style:family="paragraph" style:parent-style-name="Heading_20_3">
      <style:text-properties officeooo:rsid="00d1190c" officeooo:paragraph-rsid="00d1190c"/>
    </style:style>
    <style:style style:name="P262" style:family="paragraph" style:parent-style-name="Heading_20_3">
      <style:text-properties officeooo:paragraph-rsid="0224f617"/>
    </style:style>
    <style:style style:name="P263" style:family="paragraph" style:parent-style-name="Heading_20_3">
      <style:text-properties officeooo:paragraph-rsid="02259a35"/>
    </style:style>
    <style:style style:name="P264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265" style:family="paragraph" style:parent-style-name="List_20_Paragraph" style:list-style-name="WW8Num3">
      <style:text-properties fo:font-size="14pt" fo:language="en" fo:country="US" officeooo:paragraph-rsid="0225ffd2" style:font-size-asian="14pt" style:font-size-complex="14pt"/>
    </style:style>
    <style:style style:name="P266" style:family="paragraph" style:parent-style-name="List_20_Paragraph" style:list-style-name="WW8Num3">
      <style:text-properties fo:font-size="14pt" style:font-size-asian="14pt" style:font-size-complex="14pt"/>
    </style:style>
    <style:style style:name="P267" style:family="paragraph" style:parent-style-name="List_20_Paragraph" style:list-style-name="WW8Num3">
      <style:text-properties fo:font-size="14pt" officeooo:paragraph-rsid="0225ffd2" style:font-size-asian="14pt" style:font-size-complex="14pt"/>
    </style:style>
    <style:style style:name="P268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269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270" style:family="paragraph" style:parent-style-name="List_20_Paragraph" style:list-style-name="WW8Num3">
      <style:text-properties fo:font-size="14pt" officeooo:paragraph-rsid="0225ffd2" style:font-size-asian="14pt" style:font-name-complex="Times New Roman" style:font-size-complex="14pt"/>
    </style:style>
    <style:style style:name="P271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272" style:family="paragraph" style:parent-style-name="List_20_Paragraph" style:list-style-name="WW8Num3">
      <style:text-properties fo:font-size="14pt" officeooo:rsid="00861c75" officeooo:paragraph-rsid="0225ffd2" style:font-size-asian="14pt" style:font-name-complex="Times New Roman" style:font-size-complex="14pt"/>
    </style:style>
    <style:style style:name="P273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274" style:family="paragraph" style:parent-style-name="List_20_Paragraph" style:list-style-name="WW8Num3">
      <style:text-properties fo:font-size="14pt" officeooo:rsid="008d1b4b" officeooo:paragraph-rsid="0225ffd2" style:font-size-asian="14pt" style:font-name-complex="Times New Roman" style:font-size-complex="14pt"/>
    </style:style>
    <style:style style:name="P275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276" style:family="paragraph" style:parent-style-name="List_20_Paragraph" style:list-style-name="WW8Num3">
      <style:text-properties fo:font-size="14pt" officeooo:rsid="00d1190c" officeooo:paragraph-rsid="0225ffd2" style:font-size-asian="14pt" style:font-name-complex="Times New Roman" style:font-size-complex="14pt"/>
    </style:style>
    <style:style style:name="P277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278" style:family="paragraph" style:parent-style-name="List_20_Paragraph" style:list-style-name="WW8Num3">
      <style:text-properties fo:font-size="14pt" officeooo:rsid="01051383" officeooo:paragraph-rsid="0225ffd2" style:font-size-asian="14pt" style:font-name-complex="Times New Roman" style:font-size-complex="14pt"/>
    </style:style>
    <style:style style:name="P279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280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281" style:family="paragraph" style:parent-style-name="List_20_Paragraph" style:list-style-name="WW8Num3">
      <style:text-properties fo:font-size="14pt" officeooo:rsid="01168d43" officeooo:paragraph-rsid="0225ffd2" style:font-size-asian="14pt" style:font-name-complex="Times New Roman" style:font-size-complex="14pt"/>
    </style:style>
    <style:style style:name="P282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283" style:family="paragraph" style:parent-style-name="List_20_Paragraph" style:list-style-name="WW8Num3">
      <style:text-properties fo:font-size="14pt" officeooo:rsid="014384c7" officeooo:paragraph-rsid="0225ffd2" style:font-size-asian="14pt" style:font-name-complex="Times New Roman" style:font-size-complex="14pt"/>
    </style:style>
    <style:style style:name="P284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285" style:family="paragraph" style:parent-style-name="List_20_Paragraph" style:list-style-name="WW8Num3">
      <style:text-properties fo:font-size="14pt" officeooo:rsid="01d32d01" officeooo:paragraph-rsid="0225ffd2" style:font-size-asian="14pt" style:font-name-complex="Times New Roman" style:font-size-complex="14pt"/>
    </style:style>
    <style:style style:name="P286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287" style:family="paragraph" style:parent-style-name="List_20_Paragraph" style:list-style-name="WW8Num3">
      <style:text-properties fo:font-size="14pt" officeooo:rsid="01d50d87" officeooo:paragraph-rsid="0225ffd2" style:font-size-asian="14pt" style:font-name-complex="Times New Roman" style:font-size-complex="14pt"/>
    </style:style>
    <style:style style:name="P288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289" style:family="paragraph" style:parent-style-name="List_20_Paragraph" style:list-style-name="WW8Num3">
      <style:text-properties fo:font-size="14pt" officeooo:rsid="01e76398" officeooo:paragraph-rsid="022464eb" style:font-size-asian="14pt" style:font-name-complex="Times New Roman" style:font-size-complex="14pt"/>
    </style:style>
    <style:style style:name="P290" style:family="paragraph" style:parent-style-name="List_20_Paragraph" style:list-style-name="WW8Num3">
      <style:text-properties fo:font-size="14pt" officeooo:rsid="01e76398" officeooo:paragraph-rsid="0225ffd2" style:font-size-asian="14pt" style:font-name-complex="Times New Roman" style:font-size-complex="14pt"/>
    </style:style>
    <style:style style:name="P291" style:family="paragraph" style:parent-style-name="List_20_Paragraph" style:list-style-name="WW8Num3">
      <style:text-properties fo:font-size="14pt" officeooo:rsid="02b31f93" officeooo:paragraph-rsid="0225ffd2" style:font-size-asian="14pt" style:font-name-complex="Times New Roman" style:font-size-complex="14pt"/>
    </style:style>
    <style:style style:name="P292" style:family="paragraph" style:parent-style-name="List_20_Paragraph" style:list-style-name="WW8Num3">
      <style:text-properties fo:font-size="14pt" officeooo:rsid="03045f41" officeooo:paragraph-rsid="0225ffd2" style:font-size-asian="14pt" style:font-name-complex="Times New Roman" style:font-size-complex="14pt"/>
    </style:style>
    <style:style style:name="P293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94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29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9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9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29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9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0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0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30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30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30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30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30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30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30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309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310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311" style:family="paragraph" style:parent-style-name="work">
      <style:text-properties fo:font-size="14pt" officeooo:paragraph-rsid="0224f617" style:font-size-asian="14pt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20917" style:font-size-asian="14pt" style:font-name-complex="Times New Roman" style:font-size-complex="14pt"/>
    </style:style>
    <style:style style:name="T18" style:family="text">
      <style:text-properties fo:font-size="14pt" officeooo:rsid="0253dfaa" style:font-size-asian="14pt" style:font-name-complex="Times New Roman" style:font-size-complex="14pt"/>
    </style:style>
    <style:style style:name="T19" style:family="text">
      <style:text-properties fo:font-size="14pt" officeooo:rsid="025dff38" style:font-size-asian="14pt" style:font-name-complex="Times New Roman" style:font-size-complex="14pt"/>
    </style:style>
    <style:style style:name="T20" style:family="text">
      <style:text-properties fo:font-size="14pt" officeooo:rsid="0260fab7" style:font-size-asian="14pt" style:font-name-complex="Times New Roman" style:font-size-complex="14pt"/>
    </style:style>
    <style:style style:name="T21" style:family="text">
      <style:text-properties fo:font-size="14pt" officeooo:rsid="025e1a05" style:font-size-asian="14pt" style:font-name-complex="Times New Roman" style:font-size-complex="14pt"/>
    </style:style>
    <style:style style:name="T22" style:family="text">
      <style:text-properties fo:font-size="14pt" officeooo:rsid="02625abe" style:font-size-asian="14pt" style:font-name-complex="Times New Roman" style:font-size-complex="14pt"/>
    </style:style>
    <style:style style:name="T23" style:family="text">
      <style:text-properties fo:font-size="14pt" officeooo:rsid="025f0303" style:font-size-asian="14pt" style:font-name-complex="Times New Roman" style:font-size-complex="14pt"/>
    </style:style>
    <style:style style:name="T24" style:family="text">
      <style:text-properties fo:font-size="14pt" officeooo:rsid="0263683b" style:font-size-asian="14pt" style:font-name-complex="Times New Roman" style:font-size-complex="14pt"/>
    </style:style>
    <style:style style:name="T25" style:family="text">
      <style:text-properties fo:font-size="14pt" officeooo:rsid="026673ee" style:font-size-asian="14pt" style:font-name-complex="Times New Roman" style:font-size-complex="14pt"/>
    </style:style>
    <style:style style:name="T26" style:family="text">
      <style:text-properties fo:font-size="14pt" officeooo:rsid="0266972a" style:font-size-asian="14pt" style:font-name-complex="Times New Roman" style:font-size-complex="14pt"/>
    </style:style>
    <style:style style:name="T27" style:family="text">
      <style:text-properties fo:font-size="14pt" officeooo:rsid="02679d53" style:font-size-asian="14pt" style:font-name-complex="Times New Roman" style:font-size-complex="14pt"/>
    </style:style>
    <style:style style:name="T28" style:family="text">
      <style:text-properties fo:font-size="14pt" officeooo:rsid="026cae09" style:font-size-asian="14pt" style:font-name-complex="Times New Roman" style:font-size-complex="14pt"/>
    </style:style>
    <style:style style:name="T29" style:family="text">
      <style:text-properties fo:font-size="14pt" officeooo:rsid="026abd89" style:font-size-asian="14pt" style:font-name-complex="Times New Roman" style:font-size-complex="14pt"/>
    </style:style>
    <style:style style:name="T30" style:family="text">
      <style:text-properties fo:font-size="14pt" officeooo:rsid="026a75b0" style:font-size-asian="14pt" style:font-name-complex="Times New Roman" style:font-size-complex="14pt"/>
    </style:style>
    <style:style style:name="T31" style:family="text">
      <style:text-properties fo:font-size="14pt" officeooo:rsid="02533d25" style:font-size-asian="14pt" style:font-name-complex="Times New Roman" style:font-size-complex="14pt"/>
    </style:style>
    <style:style style:name="T32" style:family="text">
      <style:text-properties fo:font-size="14pt" officeooo:rsid="026f4647" style:font-size-asian="14pt" style:font-name-complex="Times New Roman" style:font-size-complex="14pt"/>
    </style:style>
    <style:style style:name="T33" style:family="text">
      <style:text-properties fo:font-size="14pt" officeooo:rsid="026e57cb" style:font-size-asian="14pt" style:font-name-complex="Times New Roman" style:font-size-complex="14pt"/>
    </style:style>
    <style:style style:name="T34" style:family="text">
      <style:text-properties fo:font-size="14pt" officeooo:rsid="0253a82a" style:font-size-asian="14pt" style:font-name-complex="Times New Roman" style:font-size-complex="14pt"/>
    </style:style>
    <style:style style:name="T35" style:family="text">
      <style:text-properties fo:font-size="14pt" officeooo:rsid="02e36c82" style:font-size-asian="14pt" style:font-name-complex="Times New Roman" style:font-size-complex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7163b6" style:font-size-asian="14pt" style:font-size-complex="14pt"/>
    </style:style>
    <style:style style:name="T38" style:family="text">
      <style:text-properties fo:font-size="14pt" officeooo:rsid="007f7026" style:font-size-asian="14pt" style:font-size-complex="14pt"/>
    </style:style>
    <style:style style:name="T39" style:family="text">
      <style:text-properties fo:font-size="14pt" officeooo:rsid="0193ecc9" style:font-size-asian="14pt" style:font-size-complex="14pt"/>
    </style:style>
    <style:style style:name="T40" style:family="text">
      <style:text-properties fo:font-size="14pt" officeooo:rsid="01952d6b" style:font-size-asian="14pt" style:font-size-complex="14pt"/>
    </style:style>
    <style:style style:name="T41" style:family="text">
      <style:text-properties fo:font-size="14pt" officeooo:rsid="019623b1" style:font-size-asian="14pt" style:font-size-complex="14pt"/>
    </style:style>
    <style:style style:name="T42" style:family="text">
      <style:text-properties fo:font-size="14pt" officeooo:rsid="007f6c1e" style:font-size-asian="14pt" style:font-size-complex="14pt"/>
    </style:style>
    <style:style style:name="T43" style:family="text">
      <style:text-properties fo:font-size="14pt" officeooo:rsid="0196ff5a" style:font-size-asian="14pt" style:font-size-complex="14pt"/>
    </style:style>
    <style:style style:name="T44" style:family="text">
      <style:text-properties fo:font-size="14pt" officeooo:rsid="0198a269" style:font-size-asian="14pt" style:font-size-complex="14pt"/>
    </style:style>
    <style:style style:name="T45" style:family="text">
      <style:text-properties fo:font-size="14pt" officeooo:rsid="0199fd3f" style:font-size-asian="14pt" style:font-size-complex="14pt"/>
    </style:style>
    <style:style style:name="T46" style:family="text">
      <style:text-properties fo:font-size="14pt" officeooo:rsid="01a14df9" style:font-size-asian="14pt" style:font-size-complex="14pt"/>
    </style:style>
    <style:style style:name="T47" style:family="text">
      <style:text-properties fo:font-size="14pt" officeooo:rsid="01a2ccb8" style:font-size-asian="14pt" style:font-size-complex="14pt"/>
    </style:style>
    <style:style style:name="T48" style:family="text">
      <style:text-properties fo:font-size="14pt" officeooo:rsid="01a3d304" style:font-size-asian="14pt" style:font-size-complex="14pt"/>
    </style:style>
    <style:style style:name="T49" style:family="text">
      <style:text-properties fo:font-size="14pt" officeooo:rsid="01a5a5bb" style:font-size-asian="14pt" style:font-size-complex="14pt"/>
    </style:style>
    <style:style style:name="T50" style:family="text">
      <style:text-properties fo:font-size="14pt" officeooo:rsid="01a683f6" style:font-size-asian="14pt" style:font-size-complex="14pt"/>
    </style:style>
    <style:style style:name="T51" style:family="text">
      <style:text-properties fo:font-size="14pt" officeooo:rsid="01a876be" style:font-size-asian="14pt" style:font-size-complex="14pt"/>
    </style:style>
    <style:style style:name="T52" style:family="text">
      <style:text-properties fo:font-size="14pt" officeooo:rsid="02353d14" style:font-size-asian="14pt" style:font-size-complex="14pt"/>
    </style:style>
    <style:style style:name="T53" style:family="text">
      <style:text-properties fo:font-size="14pt" officeooo:rsid="0235872c" style:font-size-asian="14pt" style:font-size-complex="14pt"/>
    </style:style>
    <style:style style:name="T54" style:family="text">
      <style:text-properties fo:font-size="14pt" officeooo:rsid="0232e6a2" style:font-size-asian="14pt" style:font-size-complex="14pt"/>
    </style:style>
    <style:style style:name="T55" style:family="text">
      <style:text-properties fo:font-size="14pt" officeooo:rsid="02372361" style:font-size-asian="14pt" style:font-size-complex="14pt"/>
    </style:style>
    <style:style style:name="T56" style:family="text">
      <style:text-properties fo:font-size="14pt" officeooo:rsid="02337a7f" style:font-size-asian="14pt" style:font-size-complex="14pt"/>
    </style:style>
    <style:style style:name="T57" style:family="text">
      <style:text-properties fo:font-size="14pt" officeooo:rsid="02378b73" style:font-size-asian="14pt" style:font-size-complex="14pt"/>
    </style:style>
    <style:style style:name="T58" style:family="text">
      <style:text-properties fo:font-size="14pt" officeooo:rsid="0239255f" style:font-size-asian="14pt" style:font-size-complex="14pt"/>
    </style:style>
    <style:style style:name="T59" style:family="text">
      <style:text-properties fo:font-size="14pt" officeooo:rsid="023afe06" style:font-size-asian="14pt" style:font-size-complex="14pt"/>
    </style:style>
    <style:style style:name="T60" style:family="text">
      <style:text-properties fo:font-size="14pt" officeooo:rsid="023f950c" style:font-size-asian="14pt" style:font-size-complex="14pt"/>
    </style:style>
    <style:style style:name="T61" style:family="text">
      <style:text-properties fo:font-size="14pt" officeooo:rsid="023c5135" style:font-size-asian="14pt" style:font-size-complex="14pt"/>
    </style:style>
    <style:style style:name="T62" style:family="text">
      <style:text-properties fo:font-size="14pt" officeooo:rsid="02bbaf43" style:font-size-asian="14pt" style:font-size-complex="14pt"/>
    </style:style>
    <style:style style:name="T63" style:family="text">
      <style:text-properties fo:font-size="14pt" officeooo:rsid="02c2f7e4" style:font-size-asian="14pt" style:font-size-complex="14pt"/>
    </style:style>
    <style:style style:name="T64" style:family="text">
      <style:text-properties fo:font-size="14pt" officeooo:rsid="022c8634" style:font-size-asian="14pt" style:font-size-complex="14pt"/>
    </style:style>
    <style:style style:name="T65" style:family="text">
      <style:text-properties fo:font-size="14pt" officeooo:rsid="022efbf3" style:font-size-asian="14pt" style:font-size-complex="14pt"/>
    </style:style>
    <style:style style:name="T66" style:family="text">
      <style:text-properties fo:font-size="14pt" officeooo:rsid="023554cc" style:font-size-asian="14pt" style:font-size-complex="14pt"/>
    </style:style>
    <style:style style:name="T67" style:family="text">
      <style:text-properties fo:font-size="14pt" officeooo:rsid="02308bed" style:font-size-asian="14pt" style:font-size-complex="14pt"/>
    </style:style>
    <style:style style:name="T68" style:family="text">
      <style:text-properties fo:font-size="14pt" officeooo:rsid="02320a48" style:font-size-asian="14pt" style:font-size-complex="14pt"/>
    </style:style>
    <style:style style:name="T69" style:family="text">
      <style:text-properties fo:font-size="14pt" officeooo:rsid="0232c1ed" style:font-size-asian="14pt" style:font-size-complex="14pt"/>
    </style:style>
    <style:style style:name="T70" style:family="text">
      <style:text-properties fo:font-size="14pt" officeooo:rsid="0238634f" style:font-size-asian="14pt" style:font-size-complex="14pt"/>
    </style:style>
    <style:style style:name="T71" style:family="text">
      <style:text-properties fo:font-size="14pt" officeooo:rsid="02343c1d" style:font-size-asian="14pt" style:font-size-complex="14pt"/>
    </style:style>
    <style:style style:name="T72" style:family="text">
      <style:text-properties fo:font-size="14pt" officeooo:rsid="0238ea2c" style:font-size-asian="14pt" style:font-size-complex="14pt"/>
    </style:style>
    <style:style style:name="T73" style:family="text">
      <style:text-properties fo:font-size="14pt" officeooo:rsid="023c7d70" style:font-size-asian="14pt" style:font-size-complex="14pt"/>
    </style:style>
    <style:style style:name="T74" style:family="text">
      <style:text-properties fo:font-size="14pt" officeooo:rsid="0236111f" style:font-size-asian="14pt" style:font-size-complex="14pt"/>
    </style:style>
    <style:style style:name="T75" style:family="text">
      <style:text-properties fo:font-size="14pt" officeooo:rsid="023e087e" style:font-size-asian="14pt" style:font-size-complex="14pt"/>
    </style:style>
    <style:style style:name="T76" style:family="text">
      <style:text-properties fo:font-size="14pt" officeooo:rsid="02366e5e" style:font-size-asian="14pt" style:font-size-complex="14pt"/>
    </style:style>
    <style:style style:name="T77" style:family="text">
      <style:text-properties fo:font-size="14pt" officeooo:rsid="0236b2e1" style:font-size-asian="14pt" style:font-size-complex="14pt"/>
    </style:style>
    <style:style style:name="T78" style:family="text">
      <style:text-properties fo:font-size="14pt" officeooo:rsid="027afa65" style:font-size-asian="14pt" style:font-size-complex="14pt"/>
    </style:style>
    <style:style style:name="T79" style:family="text">
      <style:text-properties fo:font-size="14pt" officeooo:rsid="02e29d7b" style:font-size-asian="14pt" style:font-size-complex="14pt"/>
    </style:style>
    <style:style style:name="T80" style:family="text">
      <style:text-properties fo:font-size="14pt" officeooo:rsid="02e36c82" style:font-size-asian="14pt" style:font-size-complex="14pt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fo:font-size="14pt" fo:font-style="italic" officeooo:rsid="02308bed" style:font-size-asian="14pt" style:font-style-asian="italic" style:font-size-complex="14pt" style:font-style-complex="italic"/>
    </style:style>
    <style:style style:name="T8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8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8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8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88" style:family="text">
      <style:text-properties fo:font-size="14pt" fo:font-weight="normal" style:font-size-asian="14pt" style:font-weight-asian="normal" style:font-size-complex="14pt" style:font-weight-complex="normal"/>
    </style:style>
    <style:style style:name="T89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90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91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92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93" style:family="text">
      <style:text-properties fo:font-size="14pt" fo:font-style="normal" style:font-size-asian="14pt" style:font-style-asian="normal" style:font-size-complex="14pt" style:font-style-complex="normal"/>
    </style:style>
    <style:style style:name="T94" style:family="text">
      <style:text-properties fo:font-size="14pt" fo:font-style="normal" officeooo:rsid="022aae2b" style:font-size-asian="14pt" style:font-style-asian="normal" style:font-size-complex="14pt" style:font-style-complex="normal"/>
    </style:style>
    <style:style style:name="T95" style:family="text">
      <style:text-properties fo:font-size="14pt" fo:font-style="normal" officeooo:rsid="0234972f" style:font-size-asian="14pt" style:font-style-asian="normal" style:font-size-complex="14pt" style:font-style-complex="normal"/>
    </style:style>
    <style:style style:name="T96" style:family="text">
      <style:text-properties fo:font-size="14pt" fo:font-style="normal" officeooo:rsid="022c8634" style:font-size-asian="14pt" style:font-style-asian="normal" style:font-size-complex="14pt" style:font-style-complex="normal"/>
    </style:style>
    <style:style style:name="T97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98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99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100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01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02" style:family="text">
      <style:text-properties fo:color="#000000"/>
    </style:style>
    <style:style style:name="T103" style:family="text">
      <style:text-properties fo:color="#000000" style:font-weight-complex="bold"/>
    </style:style>
    <style:style style:name="T104" style:family="text">
      <style:text-properties fo:color="#000000" fo:font-size="14pt" style:font-size-asian="14pt" style:font-name-complex="Times New Roman" style:font-size-complex="14pt"/>
    </style:style>
    <style:style style:name="T105" style:family="text">
      <style:text-properties fo:color="#000000" fo:font-size="14pt" style:font-size-asian="14pt" style:font-name-complex="Times New Roman" style:font-size-complex="14pt" style:font-weight-complex="bold"/>
    </style:style>
    <style:style style:name="T106" style:family="text">
      <style:text-properties fo:color="#000000" fo:font-size="14pt" officeooo:rsid="02792cb9" style:font-size-asian="14pt" style:font-name-complex="Times New Roman" style:font-size-complex="14pt"/>
    </style:style>
    <style:style style:name="T107" style:family="text">
      <style:text-properties fo:color="#000000" fo:font-size="14pt" officeooo:rsid="02e8e47a" style:font-size-asian="14pt" style:font-name-complex="Times New Roman" style:font-size-complex="14pt"/>
    </style:style>
    <style:style style:name="T108" style:family="text">
      <style:text-properties fo:color="#000000" fo:font-size="14pt" officeooo:rsid="02cd92a8" style:font-size-asian="14pt" style:font-name-complex="Times New Roman" style:font-size-complex="14pt"/>
    </style:style>
    <style:style style:name="T109" style:family="text">
      <style:text-properties fo:color="#000000" fo:font-size="14pt" officeooo:rsid="02e9aff7" style:font-size-asian="14pt" style:font-name-complex="Times New Roman" style:font-size-complex="14pt"/>
    </style:style>
    <style:style style:name="T110" style:family="text">
      <style:text-properties fo:color="#000000" fo:font-size="14pt" officeooo:rsid="02798881" style:font-size-asian="14pt" style:font-name-complex="Times New Roman" style:font-size-complex="14pt"/>
    </style:style>
    <style:style style:name="T111" style:family="text">
      <style:text-properties fo:color="#000000" fo:font-size="14pt" officeooo:rsid="022ae880" style:font-size-asian="14pt" style:font-name-complex="Times New Roman" style:font-size-complex="14pt"/>
    </style:style>
    <style:style style:name="T112" style:family="text">
      <style:text-properties fo:color="#000000" fo:font-size="14pt" officeooo:rsid="027bac07" style:font-size-asian="14pt" style:font-name-complex="Times New Roman" style:font-size-complex="14pt"/>
    </style:style>
    <style:style style:name="T113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11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15" style:family="text">
      <style:text-properties fo:color="#000000" officeooo:rsid="024b1b44" style:font-name-complex="Times New Roman"/>
    </style:style>
    <style:style style:name="T116" style:family="text">
      <style:text-properties fo:color="#000000" officeooo:rsid="024cee70" style:font-name-complex="Times New Roman"/>
    </style:style>
    <style:style style:name="T117" style:family="text">
      <style:text-properties style:font-size-complex="16pt"/>
    </style:style>
    <style:style style:name="T118" style:family="text">
      <style:text-properties officeooo:rsid="02a632fe" style:font-size-complex="16pt"/>
    </style:style>
    <style:style style:name="T119" style:family="text">
      <style:text-properties style:text-position="super 58%" fo:font-size="12pt" style:font-size-asian="12pt" style:font-name-complex="Times New Roman" style:font-size-complex="12pt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0606372" style:font-style-asian="italic" style:font-style-complex="italic"/>
    </style:style>
    <style:style style:name="T122" style:family="text">
      <style:text-properties fo:font-style="italic" officeooo:rsid="006b1375" style:font-style-asian="italic" style:font-style-complex="italic"/>
    </style:style>
    <style:style style:name="T123" style:family="text">
      <style:text-properties fo:font-style="italic" officeooo:rsid="00989fd2" style:font-style-asian="italic" style:font-style-complex="italic"/>
    </style:style>
    <style:style style:name="T124" style:family="text">
      <style:text-properties fo:font-style="italic" officeooo:rsid="010004f7" style:font-style-asian="italic" style:font-style-complex="italic"/>
    </style:style>
    <style:style style:name="T125" style:family="text">
      <style:text-properties fo:font-style="italic" officeooo:rsid="028382ca" style:font-style-asian="italic" style:font-style-complex="italic"/>
    </style:style>
    <style:style style:name="T126" style:family="text">
      <style:text-properties fo:font-style="italic" officeooo:rsid="029e369d" style:font-style-asian="italic" style:font-style-complex="italic"/>
    </style:style>
    <style:style style:name="T127" style:family="text">
      <style:text-properties fo:font-style="italic" officeooo:rsid="025a7099" style:font-style-asian="italic" style:font-style-complex="italic"/>
    </style:style>
    <style:style style:name="T128" style:family="text">
      <style:text-properties fo:font-style="italic" officeooo:rsid="029b9d50" style:font-style-asian="italic" style:font-style-complex="italic"/>
    </style:style>
    <style:style style:name="T129" style:family="text">
      <style:text-properties officeooo:rsid="00606372"/>
    </style:style>
    <style:style style:name="T130" style:family="text">
      <style:text-properties officeooo:rsid="0063278b"/>
    </style:style>
    <style:style style:name="T131" style:family="text">
      <style:text-properties officeooo:rsid="00643c28"/>
    </style:style>
    <style:style style:name="T132" style:family="text">
      <style:text-properties officeooo:rsid="00677eaa"/>
    </style:style>
    <style:style style:name="T133" style:family="text">
      <style:text-properties officeooo:rsid="006b1375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officeooo:rsid="006bd78e" style:font-style-asian="normal" style:font-style-complex="normal"/>
    </style:style>
    <style:style style:name="T136" style:family="text">
      <style:text-properties fo:font-style="normal" officeooo:rsid="006d1014" style:font-style-asian="normal" style:font-style-complex="normal"/>
    </style:style>
    <style:style style:name="T137" style:family="text">
      <style:text-properties fo:font-style="normal" officeooo:rsid="006d37e3" style:font-style-asian="normal" style:font-style-complex="normal"/>
    </style:style>
    <style:style style:name="T138" style:family="text">
      <style:text-properties fo:font-style="normal" officeooo:rsid="006e4407" style:font-style-asian="normal" style:font-style-complex="normal"/>
    </style:style>
    <style:style style:name="T139" style:family="text">
      <style:text-properties fo:font-style="normal" officeooo:rsid="0079872d" style:font-style-asian="normal" style:font-style-complex="normal"/>
    </style:style>
    <style:style style:name="T140" style:family="text">
      <style:text-properties fo:font-style="normal" officeooo:rsid="00770d7f" style:font-style-asian="normal" style:font-style-complex="normal"/>
    </style:style>
    <style:style style:name="T141" style:family="text">
      <style:text-properties fo:font-style="normal" officeooo:rsid="009d4a56" style:font-style-asian="normal" style:font-style-complex="normal"/>
    </style:style>
    <style:style style:name="T142" style:family="text">
      <style:text-properties fo:font-style="normal" officeooo:rsid="007b3ba1" style:font-style-asian="normal" style:font-style-complex="normal"/>
    </style:style>
    <style:style style:name="T143" style:family="text">
      <style:text-properties fo:font-style="normal" officeooo:rsid="009f2a74" style:font-style-asian="normal" style:font-style-complex="normal"/>
    </style:style>
    <style:style style:name="T144" style:family="text">
      <style:text-properties fo:font-style="normal" officeooo:rsid="00a06976" style:font-style-asian="normal" style:font-style-complex="normal"/>
    </style:style>
    <style:style style:name="T145" style:family="text">
      <style:text-properties fo:font-style="normal" officeooo:rsid="00a7ede8" style:font-style-asian="normal" style:font-style-complex="normal"/>
    </style:style>
    <style:style style:name="T146" style:family="text">
      <style:text-properties fo:font-style="normal" officeooo:rsid="01f29e97" style:font-style-asian="normal" style:font-style-complex="normal"/>
    </style:style>
    <style:style style:name="T147" style:family="text">
      <style:text-properties fo:font-style="normal" officeooo:rsid="01f4034a" style:font-style-asian="normal" style:font-style-complex="normal"/>
    </style:style>
    <style:style style:name="T148" style:family="text">
      <style:text-properties fo:font-style="normal" officeooo:rsid="01f5c617" style:font-style-asian="normal" style:font-style-complex="normal"/>
    </style:style>
    <style:style style:name="T149" style:family="text">
      <style:text-properties fo:font-style="normal" officeooo:rsid="01f5fdf6" style:font-style-asian="normal" style:font-style-complex="normal"/>
    </style:style>
    <style:style style:name="T150" style:family="text">
      <style:text-properties fo:font-style="normal" officeooo:rsid="0297fb46" style:font-style-asian="normal" style:font-style-complex="normal"/>
    </style:style>
    <style:style style:name="T151" style:family="text">
      <style:text-properties fo:font-style="normal" officeooo:rsid="029c7f2f" style:font-style-asian="normal" style:font-style-complex="normal"/>
    </style:style>
    <style:style style:name="T152" style:family="text">
      <style:text-properties fo:font-style="normal" officeooo:rsid="029ae665" style:font-style-asian="normal" style:font-style-complex="normal"/>
    </style:style>
    <style:style style:name="T153" style:family="text">
      <style:text-properties fo:font-style="normal" officeooo:rsid="029e369d" style:font-style-asian="normal" style:font-style-complex="normal"/>
    </style:style>
    <style:style style:name="T154" style:family="text">
      <style:text-properties fo:font-style="normal" officeooo:rsid="0277239c" style:font-style-asian="normal" style:font-style-complex="normal"/>
    </style:style>
    <style:style style:name="T155" style:family="text">
      <style:text-properties fo:font-style="normal" officeooo:rsid="00606372" style:font-style-asian="normal" style:font-style-complex="normal"/>
    </style:style>
    <style:style style:name="T156" style:family="text">
      <style:text-properties fo:font-style="normal" officeooo:rsid="006b1375" style:font-style-asian="normal" style:font-style-complex="normal"/>
    </style:style>
    <style:style style:name="T157" style:family="text">
      <style:text-properties fo:font-style="normal" officeooo:rsid="028d2960" style:font-style-asian="normal" style:font-style-complex="normal"/>
    </style:style>
    <style:style style:name="T158" style:family="text">
      <style:text-properties fo:font-style="normal" officeooo:rsid="02aa347a" style:font-style-asian="normal" style:font-style-complex="normal"/>
    </style:style>
    <style:style style:name="T159" style:family="text">
      <style:text-properties officeooo:rsid="007163b6"/>
    </style:style>
    <style:style style:name="T160" style:family="text">
      <style:text-properties officeooo:rsid="00845d87"/>
    </style:style>
    <style:style style:name="T161" style:family="text">
      <style:text-properties officeooo:rsid="00861c75"/>
    </style:style>
    <style:style style:name="T162" style:family="text">
      <style:text-properties officeooo:rsid="00867b93"/>
    </style:style>
    <style:style style:name="T163" style:family="text">
      <style:text-properties officeooo:rsid="0089792f"/>
    </style:style>
    <style:style style:name="T164" style:family="text">
      <style:text-properties officeooo:rsid="008b7df8"/>
    </style:style>
    <style:style style:name="T165" style:family="text">
      <style:text-properties officeooo:rsid="00922e0d"/>
    </style:style>
    <style:style style:name="T166" style:family="text">
      <style:text-properties style:font-name="FreeMono"/>
    </style:style>
    <style:style style:name="T167" style:family="text">
      <style:text-properties style:font-name="FreeMono" officeooo:rsid="0093cf84"/>
    </style:style>
    <style:style style:name="T168" style:family="text">
      <style:text-properties style:font-name="FreeMono" officeooo:rsid="00abe1bc"/>
    </style:style>
    <style:style style:name="T169" style:family="text">
      <style:text-properties style:font-name="FreeMono" officeooo:rsid="00d4a0d2"/>
    </style:style>
    <style:style style:name="T170" style:family="text">
      <style:text-properties officeooo:rsid="0093cf84"/>
    </style:style>
    <style:style style:name="T171" style:family="text">
      <style:text-properties officeooo:rsid="0095be2c"/>
    </style:style>
    <style:style style:name="T172" style:family="text">
      <style:text-properties officeooo:rsid="00989fd2"/>
    </style:style>
    <style:style style:name="T173" style:family="text">
      <style:text-properties officeooo:rsid="009d4a56"/>
    </style:style>
    <style:style style:name="T174" style:family="text">
      <style:text-properties officeooo:rsid="00a3512e"/>
    </style:style>
    <style:style style:name="T175" style:family="text">
      <style:text-properties officeooo:rsid="00aaa86b"/>
    </style:style>
    <style:style style:name="T176" style:family="text">
      <style:text-properties officeooo:rsid="00abe1bc"/>
    </style:style>
    <style:style style:name="T177" style:family="text">
      <style:text-properties officeooo:rsid="00b55a03"/>
    </style:style>
    <style:style style:name="T178" style:family="text">
      <style:text-properties officeooo:rsid="00b60c74"/>
    </style:style>
    <style:style style:name="T179" style:family="text">
      <style:text-properties officeooo:rsid="00bcef18"/>
    </style:style>
    <style:style style:name="T180" style:family="text">
      <style:text-properties officeooo:rsid="00c0052a"/>
    </style:style>
    <style:style style:name="T181" style:family="text">
      <style:text-properties officeooo:rsid="00c1d685"/>
    </style:style>
    <style:style style:name="T182" style:family="text">
      <style:text-properties officeooo:rsid="00c34d51"/>
    </style:style>
    <style:style style:name="T183" style:family="text">
      <style:text-properties officeooo:rsid="00c49cfc"/>
    </style:style>
    <style:style style:name="T184" style:family="text">
      <style:text-properties officeooo:rsid="00c5bed8"/>
    </style:style>
    <style:style style:name="T185" style:family="text">
      <style:text-properties officeooo:rsid="00cde100"/>
    </style:style>
    <style:style style:name="T186" style:family="text">
      <style:text-properties officeooo:rsid="00d1190c"/>
    </style:style>
    <style:style style:name="T187" style:family="text">
      <style:text-properties officeooo:rsid="00d32e02"/>
    </style:style>
    <style:style style:name="T188" style:family="text">
      <style:text-properties officeooo:rsid="00d4a0d2"/>
    </style:style>
    <style:style style:name="T189" style:family="text">
      <style:text-properties officeooo:rsid="00dcff8a"/>
    </style:style>
    <style:style style:name="T190" style:family="text">
      <style:text-properties style:font-name="Times New Roman1"/>
    </style:style>
    <style:style style:name="T191" style:family="text">
      <style:text-properties officeooo:rsid="00dfda6f"/>
    </style:style>
    <style:style style:name="T192" style:family="text">
      <style:text-properties officeooo:rsid="00e07ed7"/>
    </style:style>
    <style:style style:name="T193" style:family="text">
      <style:text-properties officeooo:rsid="00eec2a7"/>
    </style:style>
    <style:style style:name="T194" style:family="text">
      <style:text-properties officeooo:rsid="00f19ee3"/>
    </style:style>
    <style:style style:name="T195" style:family="text">
      <style:text-properties officeooo:rsid="010004f7"/>
    </style:style>
    <style:style style:name="T196" style:family="text">
      <style:text-properties officeooo:rsid="010139d9"/>
    </style:style>
    <style:style style:name="T197" style:family="text">
      <style:text-properties officeooo:rsid="01028eff"/>
    </style:style>
    <style:style style:name="T198" style:family="text">
      <style:text-properties officeooo:rsid="010a7080"/>
    </style:style>
    <style:style style:name="T199" style:family="text">
      <style:text-properties officeooo:rsid="010c6945"/>
    </style:style>
    <style:style style:name="T200" style:family="text">
      <style:text-properties officeooo:rsid="010f4282"/>
    </style:style>
    <style:style style:name="T201" style:family="text">
      <style:text-properties officeooo:rsid="01171ac3"/>
    </style:style>
    <style:style style:name="T202" style:family="text">
      <style:text-properties officeooo:rsid="01174035"/>
    </style:style>
    <style:style style:name="T203" style:family="text">
      <style:text-properties officeooo:rsid="0119af62"/>
    </style:style>
    <style:style style:name="T204" style:family="text">
      <style:text-properties officeooo:rsid="011b5719"/>
    </style:style>
    <style:style style:name="T205" style:family="text">
      <style:text-properties officeooo:rsid="01203174"/>
    </style:style>
    <style:style style:name="T206" style:family="text">
      <style:text-properties officeooo:rsid="01221b0d"/>
    </style:style>
    <style:style style:name="T207" style:family="text">
      <style:text-properties officeooo:rsid="01271185"/>
    </style:style>
    <style:style style:name="T208" style:family="text">
      <style:text-properties officeooo:rsid="0127fa02"/>
    </style:style>
    <style:style style:name="T209" style:family="text">
      <style:text-properties officeooo:rsid="0133efc5"/>
    </style:style>
    <style:style style:name="T210" style:family="text">
      <style:text-properties officeooo:rsid="01399efb"/>
    </style:style>
    <style:style style:name="T211" style:family="text">
      <style:text-properties officeooo:rsid="0141461f"/>
    </style:style>
    <style:style style:name="T212" style:family="text">
      <style:text-properties officeooo:rsid="0144f968"/>
    </style:style>
    <style:style style:name="T213" style:family="text">
      <style:text-properties officeooo:rsid="014a5d30"/>
    </style:style>
    <style:style style:name="T214" style:family="text">
      <style:text-properties officeooo:rsid="0155d024"/>
    </style:style>
    <style:style style:name="T215" style:family="text">
      <style:text-properties officeooo:rsid="0156c16e"/>
    </style:style>
    <style:style style:name="T216" style:family="text">
      <style:text-properties officeooo:rsid="015c356a"/>
    </style:style>
    <style:style style:name="T217" style:family="text">
      <style:text-properties officeooo:rsid="015dbeaf"/>
    </style:style>
    <style:style style:name="T218" style:family="text">
      <style:text-properties officeooo:rsid="01605a3d"/>
    </style:style>
    <style:style style:name="T219" style:family="text">
      <style:text-properties officeooo:rsid="01665d60"/>
    </style:style>
    <style:style style:name="T220" style:family="text">
      <style:text-properties officeooo:rsid="016c00f6"/>
    </style:style>
    <style:style style:name="T221" style:family="text">
      <style:text-properties officeooo:rsid="016df246"/>
    </style:style>
    <style:style style:name="T222" style:family="text">
      <style:text-properties officeooo:rsid="0171a54c"/>
    </style:style>
    <style:style style:name="T223" style:family="text">
      <style:text-properties officeooo:rsid="0171c039"/>
    </style:style>
    <style:style style:name="T224" style:family="text">
      <style:text-properties officeooo:rsid="0174eaf5"/>
    </style:style>
    <style:style style:name="T225" style:family="text">
      <style:text-properties officeooo:rsid="0175b78c"/>
    </style:style>
    <style:style style:name="T226" style:family="text">
      <style:text-properties officeooo:rsid="0180d59f"/>
    </style:style>
    <style:style style:name="T227" style:family="text">
      <style:text-properties officeooo:rsid="0180e82c"/>
    </style:style>
    <style:style style:name="T228" style:family="text">
      <style:text-properties officeooo:rsid="01878b11"/>
    </style:style>
    <style:style style:name="T229" style:family="text">
      <style:text-properties officeooo:rsid="0189a6ef"/>
    </style:style>
    <style:style style:name="T230" style:family="text">
      <style:text-properties officeooo:rsid="01903110"/>
    </style:style>
    <style:style style:name="T231" style:family="text">
      <style:text-properties officeooo:rsid="0193ecc9"/>
    </style:style>
    <style:style style:name="T232" style:family="text">
      <style:text-properties officeooo:rsid="0196fe98"/>
    </style:style>
    <style:style style:name="T233" style:family="text">
      <style:text-properties officeooo:rsid="019dffd5"/>
    </style:style>
    <style:style style:name="T234" style:family="text">
      <style:text-properties officeooo:rsid="01aef2c8"/>
    </style:style>
    <style:style style:name="T235" style:family="text">
      <style:text-properties officeooo:rsid="01af23cb"/>
    </style:style>
    <style:style style:name="T236" style:family="text">
      <style:text-properties officeooo:rsid="01aff376"/>
    </style:style>
    <style:style style:name="T237" style:family="text">
      <style:text-properties officeooo:rsid="01b38966"/>
    </style:style>
    <style:style style:name="T238" style:family="text">
      <style:text-properties officeooo:rsid="01b3ac61"/>
    </style:style>
    <style:style style:name="T239" style:family="text">
      <style:text-properties officeooo:rsid="01b46633"/>
    </style:style>
    <style:style style:name="T240" style:family="text">
      <style:text-properties officeooo:rsid="01ba521f"/>
    </style:style>
    <style:style style:name="T241" style:family="text">
      <style:text-properties officeooo:rsid="01bd7114"/>
    </style:style>
    <style:style style:name="T242" style:family="text">
      <style:text-properties officeooo:rsid="01c4d885"/>
    </style:style>
    <style:style style:name="T243" style:family="text">
      <style:text-properties officeooo:rsid="01caa411"/>
    </style:style>
    <style:style style:name="T244" style:family="text">
      <style:text-properties officeooo:rsid="01cb33e8"/>
    </style:style>
    <style:style style:name="T245" style:family="text">
      <style:text-properties officeooo:rsid="01d1f3d0"/>
    </style:style>
    <style:style style:name="T246" style:family="text">
      <style:text-properties officeooo:rsid="01d32d01"/>
    </style:style>
    <style:style style:name="T247" style:family="text">
      <style:text-properties officeooo:rsid="01d50d87"/>
    </style:style>
    <style:style style:name="T248" style:family="text">
      <style:text-properties officeooo:rsid="01d56753"/>
    </style:style>
    <style:style style:name="T249" style:family="text">
      <style:text-properties officeooo:rsid="01d680bb"/>
    </style:style>
    <style:style style:name="T250" style:family="text">
      <style:text-properties officeooo:rsid="01d7287c"/>
    </style:style>
    <style:style style:name="T251" style:family="text">
      <style:text-properties officeooo:rsid="01de4118"/>
    </style:style>
    <style:style style:name="T252" style:family="text">
      <style:text-properties officeooo:rsid="01e14cd9"/>
    </style:style>
    <style:style style:name="T253" style:family="text">
      <style:text-properties officeooo:rsid="01e22c53"/>
    </style:style>
    <style:style style:name="T254" style:family="text">
      <style:text-properties officeooo:rsid="01e33068"/>
    </style:style>
    <style:style style:name="T255" style:family="text">
      <style:text-properties officeooo:rsid="01e5842f"/>
    </style:style>
    <style:style style:name="T256" style:family="text">
      <style:text-properties officeooo:rsid="01e6d319"/>
    </style:style>
    <style:style style:name="T257" style:family="text">
      <style:text-properties officeooo:rsid="01e8af4d"/>
    </style:style>
    <style:style style:name="T258" style:family="text">
      <style:text-properties officeooo:rsid="01ead3c2"/>
    </style:style>
    <style:style style:name="T259" style:family="text">
      <style:text-properties officeooo:rsid="01ed85e4"/>
    </style:style>
    <style:style style:name="T260" style:family="text">
      <style:text-properties officeooo:rsid="01ef590e"/>
    </style:style>
    <style:style style:name="T261" style:family="text">
      <style:text-properties officeooo:rsid="01f7b2d0"/>
    </style:style>
    <style:style style:name="T262" style:family="text">
      <style:text-properties officeooo:rsid="01f91dba"/>
    </style:style>
    <style:style style:name="T263" style:family="text">
      <style:text-properties officeooo:rsid="0206155c"/>
    </style:style>
    <style:style style:name="T264" style:family="text">
      <style:text-properties officeooo:rsid="021a1884"/>
    </style:style>
    <style:style style:name="T265" style:family="text">
      <style:text-properties officeooo:rsid="02200273"/>
    </style:style>
    <style:style style:name="T266" style:family="text">
      <style:text-properties officeooo:rsid="022464eb"/>
    </style:style>
    <style:style style:name="T267" style:family="text">
      <style:text-properties officeooo:rsid="01168d43"/>
    </style:style>
    <style:style style:name="T268" style:family="text">
      <style:text-properties officeooo:rsid="027f8717"/>
    </style:style>
    <style:style style:name="T269" style:family="text">
      <style:text-properties officeooo:rsid="028546da"/>
    </style:style>
    <style:style style:name="T270" style:family="text">
      <style:text-properties officeooo:rsid="028382ca"/>
    </style:style>
    <style:style style:name="T271" style:family="text">
      <style:text-properties officeooo:rsid="02ebc4a9"/>
    </style:style>
    <style:style style:name="T272" style:family="text">
      <style:text-properties officeooo:rsid="02863b4f"/>
    </style:style>
    <style:style style:name="T273" style:family="text">
      <style:text-properties officeooo:rsid="0280bc21"/>
    </style:style>
    <style:style style:name="T274" style:family="text">
      <style:text-properties officeooo:rsid="011e8988"/>
    </style:style>
    <style:style style:name="T275" style:family="text">
      <style:text-properties officeooo:rsid="0281ebe5"/>
    </style:style>
    <style:style style:name="T276" style:family="text">
      <style:text-properties officeooo:rsid="02867e23"/>
    </style:style>
    <style:style style:name="T277" style:family="text">
      <style:text-properties officeooo:rsid="0286f96a"/>
    </style:style>
    <style:style style:name="T278" style:family="text">
      <style:text-properties officeooo:rsid="029985bb"/>
    </style:style>
    <style:style style:name="T279" style:family="text">
      <style:text-properties officeooo:rsid="02913b1a"/>
    </style:style>
    <style:style style:name="T280" style:family="text">
      <style:text-properties officeooo:rsid="029329f6"/>
    </style:style>
    <style:style style:name="T281" style:family="text">
      <style:text-properties officeooo:rsid="0294f2f3"/>
    </style:style>
    <style:style style:name="T282" style:family="text">
      <style:text-properties officeooo:rsid="0295d4f1"/>
    </style:style>
    <style:style style:name="T283" style:family="text">
      <style:text-properties officeooo:rsid="02980faa"/>
    </style:style>
    <style:style style:name="T284" style:family="text">
      <style:text-properties officeooo:rsid="0297fb46"/>
    </style:style>
    <style:style style:name="T285" style:family="text">
      <style:text-properties officeooo:rsid="02a32e44"/>
    </style:style>
    <style:style style:name="T286" style:family="text">
      <style:text-properties officeooo:rsid="029cd8e2"/>
    </style:style>
    <style:style style:name="T287" style:family="text">
      <style:text-properties officeooo:rsid="029e369d"/>
    </style:style>
    <style:style style:name="T288" style:family="text">
      <style:text-properties officeooo:rsid="02a0ae90"/>
    </style:style>
    <style:style style:name="T289" style:family="text">
      <style:text-properties officeooo:rsid="02a06d79"/>
    </style:style>
    <style:style style:name="T290" style:family="text">
      <style:text-properties officeooo:rsid="02a74523"/>
    </style:style>
    <style:style style:name="T291" style:family="text">
      <style:text-properties officeooo:rsid="02a87d55"/>
    </style:style>
    <style:style style:name="T292" style:family="text">
      <style:text-properties officeooo:rsid="02abfea2"/>
    </style:style>
    <style:style style:name="T293" style:family="text">
      <style:text-properties officeooo:rsid="02a221c1"/>
    </style:style>
    <style:style style:name="T294" style:family="text">
      <style:text-properties officeooo:rsid="02ad9cde"/>
    </style:style>
    <style:style style:name="T295" style:family="text">
      <style:text-properties officeooo:rsid="02b072b0"/>
    </style:style>
    <style:style style:name="T296" style:family="text">
      <style:text-properties officeooo:rsid="02b4c101"/>
    </style:style>
    <style:style style:name="T297" style:family="text">
      <style:text-properties officeooo:rsid="02b4e7d8"/>
    </style:style>
    <style:style style:name="T298" style:family="text">
      <style:text-properties officeooo:rsid="02b91379"/>
    </style:style>
    <style:style style:name="T299" style:family="text">
      <style:text-properties officeooo:rsid="023ff377"/>
    </style:style>
    <style:style style:name="T300" style:family="text">
      <style:text-properties officeooo:rsid="02428b1c"/>
    </style:style>
    <style:style style:name="T301" style:family="text">
      <style:text-properties officeooo:rsid="02455340"/>
    </style:style>
    <style:style style:name="T302" style:family="text">
      <style:text-properties officeooo:rsid="02442c79"/>
    </style:style>
    <style:style style:name="T303" style:family="text">
      <style:text-properties officeooo:rsid="02473d20"/>
    </style:style>
    <style:style style:name="T304" style:family="text">
      <style:text-properties officeooo:rsid="02561ff1"/>
    </style:style>
    <style:style style:name="T305" style:family="text">
      <style:text-properties officeooo:rsid="02f051ef"/>
    </style:style>
    <style:style style:name="T306" style:family="text">
      <style:text-properties officeooo:rsid="02580e51"/>
    </style:style>
    <style:style style:name="T307" style:family="text">
      <style:text-properties officeooo:rsid="025f4454"/>
    </style:style>
    <style:style style:name="T308" style:family="text">
      <style:text-properties officeooo:rsid="025f6780"/>
    </style:style>
    <style:style style:name="T309" style:family="text">
      <style:text-properties officeooo:rsid="0262119a"/>
    </style:style>
    <style:style style:name="T310" style:family="text">
      <style:text-properties officeooo:rsid="0262a986"/>
    </style:style>
    <style:style style:name="T311" style:family="text">
      <style:text-properties officeooo:rsid="0266bf3f"/>
    </style:style>
    <style:style style:name="T312" style:family="text">
      <style:text-properties officeooo:rsid="0262e899"/>
    </style:style>
    <style:style style:name="T313" style:family="text">
      <style:text-properties officeooo:rsid="026b8cd2"/>
    </style:style>
    <style:style style:name="T314" style:family="text">
      <style:text-properties officeooo:rsid="0271cd1c"/>
    </style:style>
    <style:style style:name="T315" style:family="text">
      <style:text-properties officeooo:rsid="013a4a8f"/>
    </style:style>
    <style:style style:name="T316" style:family="text">
      <style:text-properties officeooo:rsid="02721c60"/>
    </style:style>
    <style:style style:name="T317" style:family="text">
      <style:text-properties officeooo:rsid="02736f74"/>
    </style:style>
    <style:style style:name="T318" style:family="text">
      <style:text-properties officeooo:rsid="0275618e"/>
    </style:style>
    <style:style style:name="T319" style:family="text">
      <style:text-properties officeooo:rsid="02f2447b"/>
    </style:style>
    <style:style style:name="T320" style:family="text">
      <style:text-properties officeooo:rsid="02f40f94"/>
    </style:style>
    <style:style style:name="T321" style:family="text">
      <style:text-properties officeooo:rsid="027b67b0"/>
    </style:style>
    <style:style style:name="T322" style:family="text">
      <style:text-properties officeooo:rsid="02f5af2d"/>
    </style:style>
    <style:style style:name="T323" style:family="text">
      <style:text-properties officeooo:rsid="022ddff9"/>
    </style:style>
    <style:style style:name="T324" style:family="text">
      <style:text-properties officeooo:rsid="022f5058"/>
    </style:style>
    <style:style style:name="T325" style:family="text">
      <style:text-properties officeooo:rsid="0231b9a3"/>
    </style:style>
    <style:style style:name="T326" style:family="text">
      <style:text-properties officeooo:rsid="027a33a4"/>
    </style:style>
    <style:style style:name="T327" style:family="text">
      <style:text-properties officeooo:rsid="02c0df7b"/>
    </style:style>
    <style:style style:name="T328" style:family="text">
      <style:text-properties officeooo:rsid="02bc2e46"/>
    </style:style>
    <style:style style:name="T329" style:family="text">
      <style:text-properties officeooo:rsid="02c92dd5"/>
    </style:style>
    <style:style style:name="T330" style:family="text">
      <style:text-properties officeooo:rsid="02c4723e"/>
    </style:style>
    <style:style style:name="T331" style:family="text">
      <style:text-properties officeooo:rsid="027a0132"/>
    </style:style>
    <style:style style:name="T332" style:family="text">
      <style:text-properties officeooo:rsid="02f9d939"/>
    </style:style>
    <style:style style:name="T333" style:family="text">
      <style:text-properties officeooo:rsid="02fd636a"/>
    </style:style>
    <style:style style:name="T334" style:family="text">
      <style:text-properties officeooo:rsid="027d9b82"/>
    </style:style>
    <style:style style:name="T335" style:family="text">
      <style:text-properties officeooo:rsid="02fc0589"/>
    </style:style>
    <style:style style:name="T336" style:family="text">
      <style:text-properties officeooo:rsid="0125f0fe"/>
    </style:style>
    <style:style style:name="T337" style:family="text">
      <style:text-properties officeooo:rsid="014f7933"/>
    </style:style>
    <style:style style:name="T338" style:family="text">
      <style:text-properties style:font-name-complex="Times New Roman"/>
    </style:style>
    <style:style style:name="T339" style:family="text">
      <style:text-properties officeooo:rsid="02fc0589" style:font-name-complex="Times New Roman"/>
    </style:style>
    <style:style style:name="T340" style:family="text">
      <style:text-properties officeooo:rsid="02fd636a" style:font-name-complex="Times New Roman"/>
    </style:style>
    <style:style style:name="T341" style:family="text">
      <style:text-properties officeooo:rsid="02afedb9"/>
    </style:style>
    <style:style style:name="T342" style:family="text">
      <style:text-properties officeooo:rsid="0229108d"/>
    </style:style>
    <style:style style:name="T343" style:family="text">
      <style:text-properties officeooo:rsid="024f68a0"/>
    </style:style>
    <style:style style:name="T344" style:family="text">
      <style:text-properties officeooo:rsid="02343c1d"/>
    </style:style>
    <style:style style:name="T345" style:family="text">
      <style:text-properties officeooo:rsid="0236111f"/>
    </style:style>
    <style:style style:name="T346" style:family="text">
      <style:text-properties officeooo:rsid="0236b2e1"/>
    </style:style>
    <style:style style:name="T347" style:family="text">
      <style:text-properties officeooo:rsid="02401a08"/>
    </style:style>
    <style:style style:name="T348" style:family="text">
      <style:text-properties officeooo:rsid="0241f232"/>
    </style:style>
    <style:style style:name="T349" style:family="text">
      <style:text-properties officeooo:rsid="0243e173"/>
    </style:style>
    <style:style style:name="T350" style:family="text">
      <style:text-properties officeooo:rsid="02459e97"/>
    </style:style>
    <style:style style:name="T351" style:family="text">
      <style:text-properties officeooo:rsid="0249e45e"/>
    </style:style>
    <style:style style:name="T352" style:family="text">
      <style:text-properties officeooo:rsid="024a1cfc"/>
    </style:style>
    <style:style style:name="T353" style:family="text">
      <style:text-properties officeooo:rsid="024a876c"/>
    </style:style>
    <style:style style:name="T354" style:family="text">
      <style:text-properties officeooo:rsid="024c400e"/>
    </style:style>
    <style:style style:name="T355" style:family="text">
      <style:text-properties officeooo:rsid="0228a669"/>
    </style:style>
    <style:style style:name="T356" style:family="text">
      <style:text-properties officeooo:rsid="025a7099"/>
    </style:style>
    <style:style style:name="T357" style:family="text">
      <style:text-properties officeooo:rsid="02550e9a"/>
    </style:style>
    <style:style style:name="T358" style:family="text">
      <style:text-properties officeooo:rsid="025c5810"/>
    </style:style>
    <style:style style:name="T359" style:family="text">
      <style:text-properties officeooo:rsid="0255e935"/>
    </style:style>
    <style:style style:name="T360" style:family="text">
      <style:text-properties officeooo:rsid="0251bf51"/>
    </style:style>
    <style:style style:name="T361" style:family="text">
      <style:text-properties officeooo:rsid="025dff38"/>
    </style:style>
    <style:style style:name="T362" style:family="text">
      <style:text-properties officeooo:rsid="0267a973"/>
    </style:style>
    <style:style style:name="T363" style:family="text">
      <style:text-properties officeooo:rsid="025cb102"/>
    </style:style>
    <style:style style:name="T364" style:family="text">
      <style:text-properties officeooo:rsid="0268e9ab"/>
    </style:style>
    <style:style style:name="T365" style:family="text">
      <style:text-properties officeooo:rsid="027157e1"/>
    </style:style>
    <style:style style:name="T366" style:family="text">
      <style:text-properties officeooo:rsid="0277239c"/>
    </style:style>
    <style:style style:name="T367" style:family="text">
      <style:text-properties officeooo:rsid="027afa65"/>
    </style:style>
    <style:style style:name="T368" style:family="text">
      <style:text-properties officeooo:rsid="027cbd86"/>
    </style:style>
    <style:style style:name="T369" style:family="text">
      <style:text-properties officeooo:rsid="027fc591"/>
    </style:style>
    <style:style style:name="T370" style:family="text">
      <style:text-properties officeooo:rsid="028495a1"/>
    </style:style>
    <style:style style:name="T371" style:family="text">
      <style:text-properties officeooo:rsid="0285c2e1"/>
    </style:style>
    <style:style style:name="T372" style:family="text">
      <style:text-properties officeooo:rsid="0280f72c"/>
    </style:style>
    <style:style style:name="T373" style:family="text">
      <style:text-properties officeooo:rsid="02732b5a"/>
    </style:style>
    <style:style style:name="T374" style:family="text">
      <style:text-properties officeooo:rsid="028728b8"/>
    </style:style>
    <style:style style:name="T375" style:family="text">
      <style:text-properties officeooo:rsid="028b1e32"/>
    </style:style>
    <style:style style:name="T376" style:family="text">
      <style:text-properties officeooo:rsid="028c81ba"/>
    </style:style>
    <style:style style:name="T377" style:family="text">
      <style:text-properties officeooo:rsid="00ba6b9f"/>
    </style:style>
    <style:style style:name="T378" style:family="text">
      <style:text-properties officeooo:rsid="00b970ea"/>
    </style:style>
    <style:style style:name="T379" style:family="text">
      <style:text-properties officeooo:rsid="005f66ca"/>
    </style:style>
    <style:style style:name="T380" style:family="text">
      <style:text-properties officeooo:rsid="0273dc12"/>
    </style:style>
    <style:style style:name="T381" style:family="text">
      <style:text-properties officeooo:rsid="028d2960"/>
    </style:style>
    <style:style style:name="T382" style:family="text">
      <style:text-properties officeooo:rsid="0274dcc9"/>
    </style:style>
    <style:style style:name="T383" style:family="text">
      <style:text-properties officeooo:rsid="02e36c82"/>
    </style:style>
    <style:style style:name="T384" style:family="text">
      <style:text-properties officeooo:rsid="02e427a9"/>
    </style:style>
    <style:style style:name="T385" style:family="text">
      <style:text-properties officeooo:rsid="0297406c"/>
    </style:style>
    <style:style style:name="T386" style:family="text">
      <style:text-properties officeooo:rsid="02763b85"/>
    </style:style>
    <style:style style:name="T387" style:family="text">
      <style:text-properties officeooo:rsid="0297b9fc"/>
    </style:style>
    <style:style style:name="T388" style:family="text">
      <style:text-properties officeooo:rsid="02aba7fa"/>
    </style:style>
    <style:style style:name="T389" style:family="text">
      <style:text-properties officeooo:rsid="029b9d50"/>
    </style:style>
    <style:style style:name="T390" style:family="text">
      <style:text-properties officeooo:rsid="029abdfa"/>
    </style:style>
    <style:style style:name="T391" style:family="text">
      <style:text-properties officeooo:rsid="02aced90"/>
    </style:style>
    <style:style style:name="T392" style:family="text">
      <style:text-properties officeooo:rsid="029f35a6"/>
    </style:style>
    <style:style style:name="T393" style:family="text">
      <style:text-properties officeooo:rsid="029d4e96"/>
    </style:style>
    <style:style style:name="T394" style:family="text">
      <style:text-properties officeooo:rsid="0226a1f3"/>
    </style:style>
    <style:style style:name="T395" style:family="text">
      <style:text-properties officeooo:rsid="02a66480"/>
    </style:style>
    <style:style style:name="T396" style:family="text">
      <style:text-properties officeooo:rsid="0232c1ed"/>
    </style:style>
    <style:style style:name="T397" style:family="text">
      <style:text-properties officeooo:rsid="02a88f19"/>
    </style:style>
    <style:style style:name="T398" style:family="text">
      <style:text-properties officeooo:rsid="02557c5f"/>
    </style:style>
    <style:style style:name="T399" style:family="text">
      <style:text-properties officeooo:rsid="02b6bb1e"/>
    </style:style>
    <style:style style:name="T400" style:family="text">
      <style:text-properties officeooo:rsid="02df1f00"/>
    </style:style>
    <style:style style:name="T401" style:family="text">
      <style:text-properties officeooo:rsid="0303058b"/>
    </style:style>
    <style:style style:name="T402" style:family="text">
      <style:text-properties officeooo:rsid="02b31f9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style:vertical-pos="from-top" fo:padding="0.002cm" fo:border="none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0"><draw:frame draw:style-name="fr1" draw:name="Image1" text:anchor-type="as-char" svg:width="2.258cm" svg:height="1.921cm" draw:z-index="0"><draw:image xlink:href="Pictures/10000201000000D10000008CF8FFE648F022A7C7.png" xlink:type="simple" xlink:show="embed" xlink:actuate="onLoad"/></draw:frame></text:p>
          </table:table-cell>
          <table:table-cell table:style-name="Table1.A1" office:value-type="string">
            <text:p text:style-name="P119">Негосударственное образовательное учреждение </text:p>
            <text:p text:style-name="P119">высшего образования </text:p>
            <text:p text:style-name="P119">Московский технологический институт</text:p>
          </table:table-cell>
        </table:table-row>
      </table:table>
      <text:p text:style-name="P5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6">Факультет: Техники и современных технологий <text:s text:c="9"/></text:p>
          </table:table-cell>
          <table:table-cell table:style-name="Table2.A1" office:value-type="string">
            <text:p text:style-name="P56">Кафедра: Информатики и автоматизации</text:p>
          </table:table-cell>
        </table:table-row>
      </table:table>
      <text:p text:style-name="P54"/>
      <text:p text:style-name="P56">Уровень образования: бакалавриат</text:p>
      <text:p text:style-name="P56">Направление: 230100 «Информатика и вычислительная техника»</text:p>
      <text:p text:style-name="P56">Профиль: «Программное обеспечение средств вычислительной техники и автоматизированных систем»</text:p>
      <text:p text:style-name="P103"/>
      <text:p text:style-name="P106"><text:s text:c="58"/></text:p>
      <text:p text:style-name="P105"/>
      <text:p text:style-name="P105"/>
      <text:p text:style-name="P104"/>
      <text:p text:style-name="P72">ВЫПУСКНАЯ КВАЛИФИКАЦИОННАЯ РАБОТА</text:p>
      <text:p text:style-name="P110"/>
      <text:p text:style-name="P110">на тему:</text:p>
      <text:p text:style-name="P113"/>
      <text:p text:style-name="P111">«Разработка системы оптимизации распределения инвестиций (на примере).»</text:p>
      <text:p text:style-name="P114"/>
      <text:p text:style-name="P114"/>
      <text:p text:style-name="P108">Студента: Габец Тимура Георгиевича <text:s text:c="3"/>___________________</text:p>
      <text:p text:style-name="P115"><text:s text:c="55"/>Ф.И.О. (полностью) <text:s text:c="50"/>(подпись) <text:s text:c="24"/></text:p>
      <text:p text:style-name="P52"/>
      <text:p text:style-name="P108">Руководитель ВКР: КТН, доцент Бужинский Владимир Александрович _____________</text:p>
      <text:p text:style-name="P52"><text:span text:style-name="T119"><text:s text:c="58"/>ученая степень, звание <text:s text:c="5"/></text:span><text:bookmark text:name="_GoBack1"/><text:span text:style-name="T119"><text:s text:c="36"/>Ф.И.О. (полностью) <text:s text:c="57"/>(подпись) <text:s text:c="38"/></text:span></text:p>
      <text:p text:style-name="P109"/>
      <text:p text:style-name="P109">Допущена к защите:</text:p>
      <text:p text:style-name="P109"/>
      <text:p text:style-name="P108">Зав.кафедрой: <text:s text:c="16"/>КТН, доцент Подлевских Александр Павлович _________________</text:p>
      <text:p text:style-name="P125"><text:s text:c="15"/>ученая степень, звание <text:s text:c="14"/>Ф.И.О. (полностью) <text:s text:c="71"/>(подпись) <text:s text:c="38"/></text:p>
      <text:p text:style-name="P109"/>
      <text:p text:style-name="P109">« ____» <text:s/>_______________ 20___ г.</text:p>
      <text:p text:style-name="P109"/>
      <text:p text:style-name="P109"/>
      <text:p text:style-name="P109"/>
      <text:p text:style-name="P3"/>
      <text:p text:style-name="P112"/>
      <text:p text:style-name="P112"/>
      <text:p text:style-name="P107">Москва 2016 г.</text:p>
      <text:p text:style-name="P294"><text:bookmark-start text:name="__RefHeading__73_1326476611"/>ОГЛАВЛЕНИЕ<text:bookmark-end text:name="__RefHeading__73_1326476611"/></text:p>
      <text:p text:style-name="P5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95"><text:a xlink:type="simple" xlink:href="#__RefHeading__73_1326476611" text:style-name="Index_20_Link" text:visited-style-name="Index_20_Link">ОГЛАВЛЕНИЕ<text:tab/>2</text:a></text:p>
          <text:p text:style-name="P295"><text:a xlink:type="simple" xlink:href="#__RefHeading__75_1326476611" text:style-name="Index_20_Link" text:visited-style-name="Index_20_Link">ВВЕДЕНИЕ<text:tab/>2</text:a></text:p>
          <text:p text:style-name="P295"><text:a xlink:type="simple" xlink:href="#__RefHeading___Toc5159_1010778528" text:style-name="Index_20_Link" text:visited-style-name="Index_20_Link">ГЛАВА 1. ИНВЕСТИЦИИ.<text:tab/>4</text:a></text:p>
          <text:p text:style-name="P296"><text:a xlink:type="simple" xlink:href="#__RefHeading___Toc142_1574039482" text:style-name="Index_20_Link" text:visited-style-name="Index_20_Link">1.1. Основные типы инвестиций и их классификация<text:tab/>4</text:a></text:p>
          <text:p text:style-name="P296"><text:a xlink:type="simple" xlink:href="#__RefHeading___Toc2078_795193529" text:style-name="Index_20_Link" text:visited-style-name="Index_20_Link">1.2. Инвестиции в ценные бумаги<text:tab/>5</text:a></text:p>
          <text:p text:style-name="P296"><text:a xlink:type="simple" xlink:href="#__RefHeading___Toc1809_1435979290" text:style-name="Index_20_Link" text:visited-style-name="Index_20_Link">1.3. Инвестиционный процесс<text:tab/>19</text:a></text:p>
          <text:p text:style-name="P296"><text:a xlink:type="simple" xlink:href="#__RefHeading___Toc3177_1360820806" text:style-name="Index_20_Link" text:visited-style-name="Index_20_Link">Выводы по главе<text:tab/>24</text:a></text:p>
          <text:p text:style-name="P295"><text:a xlink:type="simple" xlink:href="#__RefHeading___Toc7229_1010778528" text:style-name="Index_20_Link" text:visited-style-name="Index_20_Link">ГЛАВА 2. ОСНОВЫ СОВРЕМЕННОЙ ТЕОРИИ ФОРМИРОВАНИЯ ПОРТФЕЛЯ.<text:tab/>26</text:a></text:p>
          <text:p text:style-name="P296"><text:a xlink:type="simple" xlink:href="#__RefHeading___Toc150_1574039482" text:style-name="Index_20_Link" text:visited-style-name="Index_20_Link">2.1. Основные термины и понятия<text:tab/>27</text:a></text:p>
          <text:p text:style-name="P296"><text:a xlink:type="simple" xlink:href="#__RefHeading___Toc152_1574039482" text:style-name="Index_20_Link" text:visited-style-name="Index_20_Link">2.2. Портфельный анализ<text:tab/>32</text:a></text:p>
          <text:p text:style-name="P296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296"><text:a xlink:type="simple" xlink:href="#__RefHeading___Toc2300_99562824" text:style-name="Index_20_Link" text:visited-style-name="Index_20_Link">Выводы по главе<text:tab/>48</text:a></text:p>
          <text:p text:style-name="P295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296"><text:a xlink:type="simple" xlink:href="#__RefHeading___Toc1561_1158609865" text:style-name="Index_20_Link" text:visited-style-name="Index_20_Link">3.1. Особенности системы, используемые алгоритмы и методы.<text:tab/>49</text:a></text:p>
          <text:p text:style-name="P296"><text:a xlink:type="simple" xlink:href="#__RefHeading___Toc158_1574039482" text:style-name="Index_20_Link" text:visited-style-name="Index_20_Link">3.2. Детали реализации системы<text:tab/>59</text:a></text:p>
          <text:p text:style-name="P296"><text:a xlink:type="simple" xlink:href="#__RefHeading___Toc160_1574039482" text:style-name="Index_20_Link" text:visited-style-name="Index_20_Link">3.3. Экономическое обоснование и практическая значимость разработанной системы<text:tab/>59</text:a></text:p>
          <text:p text:style-name="P295"><text:a xlink:type="simple" xlink:href="#__RefHeading___Toc473_1574039482" text:style-name="Index_20_Link" text:visited-style-name="Index_20_Link">ЗАКЛЮЧЕНИЕ<text:tab/>65</text:a></text:p>
          <text:p text:style-name="P295"><text:a xlink:type="simple" xlink:href="#__RefHeading__105_1326476611" text:style-name="Index_20_Link" text:visited-style-name="Index_20_Link">СПИСОК ИСПОЛЬЗОВАННОЙ ЛИТЕРАТУРЫ<text:tab/>66</text:a></text:p>
        </text:index-body>
      </text:table-of-content>
      <text:p text:style-name="P2"/>
      <text:section text:style-name="Sect2" text:name="Section1">
        <text:p text:style-name="P73"/>
        <text:h text:style-name="Heading_20_1" text:outline-level="1"><text:bookmark-start text:name="__RefHeading__75_1326476611"/>ВВЕДЕНИЕ<text:bookmark-end text:name="__RefHeading__75_1326476611"/></text:h>
        <text:p text:style-name="P122">Актуальность <text:s/>темы исследования данной выпускной квалификационной работы </text:p>
        <text:p text:style-name="P122">Объектом исследования являются инвестиции.</text:p>
        <text:p text:style-name="P122"/>
        <text:p text:style-name="P122">Предметом исследования являются оптимизация распределения инвестиций.</text:p>
        <text:p text:style-name="P121"><text:soft-page-break/><text:span text:style-name="T104">Целью </text:span><text:span text:style-name="T105">данной работы является реализация системы оптимизации распределения инвестиций на одном из высокоуровневых языков программирования.</text:span></text:p>
        <text:p text:style-name="P124">Для достижения поставленной цели в выпускной квалификационной работе необходимо решить следующие задачи:</text:p>
        <text:list xml:id="list4198106458828217293" text:style-name="WW8Num4">
          <text:list-item>
            <text:p text:style-name="P129">дать определение понятию инвестиции, привести основную классификацию инвестиций</text:p>
          </text:list-item>
          <text:list-item>
            <text:p text:style-name="P129"/>
          </text:list-item>
          <text:list-item>
            <text:p text:style-name="P129">разработать систему оптимизации распределения инвестиций, показать ее работу в нескольких практических примерах</text:p>
          </text:list-item>
        </text:list>
        <text:p text:style-name="P122"/>
        <text:p text:style-name="P121"><text:span text:style-name="T104">Теоретическая и практическая значимость работы</text:span><text:span text:style-name="T105"> заключается в том, что </text:span></text:p>
        <text:p text:style-name="P123"><text:span text:style-name="T103">При написании <text:s/>работы использовались научные труды следующих авторов: </text:span><text:span text:style-name="T102"><text:s/>.</text:span></text:p>
        <text:p text:style-name="P123"/>
        <text:h text:style-name="P251" text:outline-level="1"><text:bookmark-start text:name="__RefHeading___Toc5159_1010778528"/>ГЛАВА 1. ИНВЕСТИЦИИ.<text:bookmark-end text:name="__RefHeading___Toc5159_1010778528"/></text:h>
        <text:h text:style-name="P258" text:outline-level="2"><text:bookmark-start text:name="__RefHeading___Toc142_1574039482"/>1.<text:span text:style-name="T242">1</text:span>. Основные типы инвестиций и их классификация<text:bookmark-end text:name="__RefHeading___Toc142_1574039482"/></text:h>
        <text:p text:style-name="P133">Инвестиция — это текущее вложение денег с целью извлечения будущей прибыли. </text:p>
        <text:p text:style-name="P131">Инвестиции можно условно разделить на два типа, согласно объекту инвестирования [3]:</text:p>
        <text:list xml:id="list7443073016555926852" text:style-name="L9">
          <text:list-item>
            <text:p text:style-name="P130">реальные инвестиции</text:p>
          </text:list-item>
          <text:list-item>
            <text:p text:style-name="P130">финансовые инвестиции</text:p>
          </text:list-item>
        </text:list>
        <text:p text:style-name="P223"><text:span text:style-name="T113">Реальные инвестиции</text:span><text:span text:style-name="T104"> (real investments) </text:span><text:span text:style-name="T106">обычно </text:span><text:span text:style-name="T107">представляют собой</text:span><text:span text:style-name="T106"> </text:span><text:span text:style-name="T107">вложения</text:span><text:span text:style-name="T106"> в какой-либо тип материально осязаемых активов, таких, как земля, недвижимость, <text:s/>драгоценные металлы, </text:span><text:span text:style-name="T108">антикварные п</text:span><text:span text:style-name="T106">редметы и пр. </text:span></text:p>
        <text:p text:style-name="P220"><text:span text:style-name="T113">Финансовые инвестиции</text:span><text:span text:style-name="T104"> (financial investments) представляют собой контракты, записанные на бумаге </text:span><text:span text:style-name="T107">(а в настоящий момент, скорее, являющиеся записью в электронных информационных системах)</text:span><text:span text:style-name="T104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109">ию</text:span><text:span text:style-name="T104"> институт</text:span><text:span text:style-name="T109">ов</text:span><text:span text:style-name="T104"> финансового инвестирования, большая часть инвестиций представлена финансовыми инвестициями. </text:span><text:span text:style-name="T110"><text:s/></text:span></text:p>
        <text:p text:style-name="P221"><text:span text:style-name="T106">О</text:span><text:span text:style-name="T104">сновным объектом финансовой инвестиции является ценная бумага. </text:span><text:span text:style-name="T114">Ценная бумага</text:span><text:span text:style-name="T111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112">Различные типы ценных бумаг, а также их основные особенности будут рассмотрены в следующем разделе.</text:span></text:p>
        <text:p text:style-name="P133"/>
        <text:p text:style-name="P133"/>
        <text:p text:style-name="P180"/>
        <text:h text:style-name="P257" text:outline-level="2"><text:bookmark-start text:name="__RefHeading___Toc2078_795193529"/><text:soft-page-break/>1.2. Инвестиции в ценные бумаги<text:bookmark-end text:name="__RefHeading___Toc2078_795193529"/></text:h>
        <text:h text:style-name="P262" text:outline-level="3"><text:bookmark-start text:name="__RefHeading___Toc2080_795193529"/><text:span text:style-name="T243">1.2.1. </text:span>Типы ценных бумаг <text:bookmark-end text:name="__RefHeading___Toc2080_795193529"/></text:h>
        <text:p text:style-name="P151"><text:span text:style-name="T201">С</text:span>огласно [3], можно выделить три основных типа ценных бумаг, которые могут выступать в качестве объекта инвестирования:</text:p>
        <text:list xml:id="list8597983648031705678" text:style-name="L15">
          <text:list-item>
            <text:p text:style-name="P150">Казначейские векселя</text:p>
          </text:list-item>
          <text:list-item>
            <text:p text:style-name="P150">Долгосрочные казначейские и корпоративные облигации</text:p>
          </text:list-item>
          <text:list-item>
            <text:p text:style-name="P150">Обыкновенные акции</text:p>
          </text:list-item>
        </text:list>
        <text:h text:style-name="P262" text:outline-level="3">Казначейские векселя </text:h>
        <text:p text:style-name="P152"><text:span text:style-name="T120">Казначейские векселя</text:span> являются ценными бумагами, подтверждающими <text:span text:style-name="T267">предоставление краткосрочного кредита Казначейству США. Вследствие того, что</text:span> р<text:span text:style-name="T267">иск нарушения обязательств по выплате такого кредита </text:span>весьма <text:span text:style-name="T267">незначителен (Соединенные Штаты Америки, как известно, ни разу не объявляли </text:span>государственный <text:span text:style-name="T267">дефолт), </text:span>данные ценные бумаги являются хорошим инвестиционным средством с точки зрения риска, <text:span text:style-name="T268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262" text:outline-level="3">Долгосрочные <text:span text:style-name="T202">казначейские и корпоративные </text:span>облигации</text:h>
        <text:p text:style-name="P153"><text:span text:style-name="T125">О</text:span><text:span text:style-name="T120">блигаци</text:span><text:span text:style-name="T125">и</text:span> <text:span text:style-name="T269">(bonds) являются</text:span> долгосрочн<text:span text:style-name="T270">ым</text:span> обязательство<text:span text:style-name="T270">м</text:span> со стороны эмитента перед инвестором (т. е. <text:span text:style-name="T271">к</text:span>редитором). </text:p>
        <text:p text:style-name="P153"><text:span text:style-name="T271">О</text:span>бязательство <text:span text:style-name="T271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269">[3]</text:span>. <text:span text:style-name="T272">Из-за наличия купонных платежей, облигации также называют ценными бумагами с фиксированным доходом (fixed income securities).</text:span></text:p>
        <text:p text:style-name="P154"><text:soft-page-break/><text:span text:style-name="T273">Долгосрочные </text:span>казначейски<text:span text:style-name="T273">е</text:span> облигаци<text:span text:style-name="T273">и</text:span> (или бонд<text:span text:style-name="T273">ы, bonds) <text:s/>являются ценными бумагами, подтверждающими предоставление кредита Казначейству США сроком </text:span>примерно на 20 лет. <text:span text:style-name="T274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155">Корпоративные облигации (или корпоративные бонды) <text:span text:style-name="T269">соответственно, </text:span>являются ценными бумагами, подтверждающими предоставление кредита <text:span text:style-name="T203">наиболее надежным американским компаниям, выпускающими данные облигации, </text:span>сроком также на 20 лет.</text:p>
        <text:p text:style-name="P156">Согласно <text:span text:style-name="T275">таблице 1,</text:span> доходность корпоративных облигаций в период с 1926 по 2013 год составила <text:span text:style-name="T205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262" text:outline-level="3">Обыкновенные акции</text:h>
        <text:p text:style-name="P157"><text:span text:style-name="T120">Обыкновенные акции</text:span> <text:span text:style-name="T276">(common stocks) являются ц</text:span>енны<text:span text:style-name="T276">ми</text:span> бумаг<text:span text:style-name="T276">ами</text:span>, обеспеченны<text:span text:style-name="T276">ми</text:span> акционерным капиталом компани<text:span text:style-name="T276">и (акционерного общества)</text:span>, и <text:span text:style-name="T276">представляют собой право на совладение корпорацией [3]. </text:span>Каждая обыкновенная акция дает её <text:span text:style-name="T276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157">Две самые важные характеристики обыкновенной акции как объекта инвестиции в ценные бумаги — это оста<text:span text:style-name="T207">точное правопритязание и ограниченная ответственность акционера [11].</text:span></text:p>
        <text:p text:style-name="P158">Остаточное правопритязание означает, что акционеры стоят последними в очереди тех, кто имеет право на имущество и доход данной <text:soft-page-break/>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08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159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277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160">Важной особенностью обыкновенных акций является <text:span text:style-name="T278">осуществление наличных </text:span>выплат <text:span text:style-name="T278">акционерам, которые называются </text:span>дивиденд<text:span text:style-name="T278">ами (dividends)</text:span>. <text:span text:style-name="T115">Дивиденды — это часть прибыли компании, котора</text:span><text:span text:style-name="T116">я</text:span><text:span text:style-name="T115"> </text:span><text:span text:style-name="T116">выплачивается</text:span><text:span text:style-name="T115"> акционерам </text:span><text:span text:style-name="T116">(обычно это производится ежегодно или ежеквартально)</text:span><text:span text:style-name="T115"> в соответствии с их долей акций. </text:span><text:span text:style-name="T116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</text:span><text:soft-page-break/><text:span text:style-name="T116">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32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161">В <text:span text:style-name="T279">силу того, что <text:s/></text:span>курсы покупки и продажи акций колеблются достаточно сильно, годовая доходность <text:span text:style-name="T280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06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97">Тип ценных бумаг</text:p>
            </table:table-cell>
            <table:table-cell table:style-name="Table3.A1" office:value-type="string">
              <text:p text:style-name="P297">88 лет</text:p>
            </table:table-cell>
            <table:table-cell table:style-name="Table3.A1" office:value-type="string">
              <text:p text:style-name="P297">20 лет</text:p>
            </table:table-cell>
            <table:table-cell table:style-name="Table3.A1" office:value-type="string">
              <text:p text:style-name="P297">10 лет</text:p>
            </table:table-cell>
            <table:table-cell table:style-name="Table3.A1" office:value-type="string">
              <text:p text:style-name="P297">5 лет</text:p>
            </table:table-cell>
            <table:table-cell table:style-name="Table3.A1" office:value-type="string">
              <text:p text:style-name="P297">1 год</text:p>
            </table:table-cell>
            <table:table-cell table:style-name="Table3.G1" office:value-type="string">
              <text:p text:style-name="P297">Стандартное отклонение</text:p>
            </table:table-cell>
          </table:table-row>
          <table:table-row>
            <table:table-cell table:style-name="Table3.A2" office:value-type="string">
              <text:p text:style-name="P301">Казначейские векселя</text:p>
            </table:table-cell>
            <table:table-cell table:style-name="Table3.A2" office:value-type="string">
              <text:p text:style-name="P301">3.5%</text:p>
            </table:table-cell>
            <table:table-cell table:style-name="Table3.A2" office:value-type="string">
              <text:p text:style-name="P301">2.9%</text:p>
            </table:table-cell>
            <table:table-cell table:style-name="Table3.A2" office:value-type="string">
              <text:p text:style-name="P301">1.5%</text:p>
            </table:table-cell>
            <table:table-cell table:style-name="Table3.A2" office:value-type="string">
              <text:p text:style-name="P301">0.1%</text:p>
            </table:table-cell>
            <table:table-cell table:style-name="Table3.A2" office:value-type="string">
              <text:p text:style-name="P301">0.0%</text:p>
            </table:table-cell>
            <table:table-cell table:style-name="Table3.G2" office:value-type="string">
              <text:p text:style-name="P301">3.1%</text:p>
            </table:table-cell>
          </table:table-row>
          <table:table-row>
            <table:table-cell table:style-name="Table3.A2" office:value-type="string">
              <text:p text:style-name="P301">Корпоративные облигации</text:p>
            </table:table-cell>
            <table:table-cell table:style-name="Table3.A2" office:value-type="string">
              <text:p text:style-name="P301">6.0%</text:p>
            </table:table-cell>
            <table:table-cell table:style-name="Table3.A2" office:value-type="string">
              <text:p text:style-name="P301">7.2%</text:p>
            </table:table-cell>
            <table:table-cell table:style-name="Table3.A2" office:value-type="string">
              <text:p text:style-name="P301">6.4%</text:p>
            </table:table-cell>
            <table:table-cell table:style-name="Table3.A2" office:value-type="string">
              <text:p text:style-name="P301">7.0%</text:p>
            </table:table-cell>
            <table:table-cell table:style-name="Table3.A2" office:value-type="string">
              <text:p text:style-name="P301">-7.1%</text:p>
            </table:table-cell>
            <table:table-cell table:style-name="Table3.G2" office:value-type="string">
              <text:p text:style-name="P301">8.4%</text:p>
            </table:table-cell>
          </table:table-row>
          <table:table-row>
            <table:table-cell table:style-name="Table3.A2" office:value-type="string">
              <text:p text:style-name="P301">Обычные акции</text:p>
            </table:table-cell>
            <table:table-cell table:style-name="Table3.A2" office:value-type="string">
              <text:p text:style-name="P301">10.1%</text:p>
            </table:table-cell>
            <table:table-cell table:style-name="Table3.A2" office:value-type="string">
              <text:p text:style-name="P301">9.2%</text:p>
            </table:table-cell>
            <table:table-cell table:style-name="Table3.A2" office:value-type="string">
              <text:p text:style-name="P301">7.4%</text:p>
            </table:table-cell>
            <table:table-cell table:style-name="Table3.A2" office:value-type="string">
              <text:p text:style-name="P301">17.9%</text:p>
            </table:table-cell>
            <table:table-cell table:style-name="Table3.A2" office:value-type="string">
              <text:p text:style-name="P301">32.4%</text:p>
            </table:table-cell>
            <table:table-cell table:style-name="Table3.G2" office:value-type="string">
              <text:p text:style-name="P301">20.2%</text:p>
            </table:table-cell>
          </table:table-row>
          <table:table-row>
            <table:table-cell table:style-name="Table3.A2" office:value-type="string">
              <text:p text:style-name="P301">Обычные акции небольших компаний</text:p>
            </table:table-cell>
            <table:table-cell table:style-name="Table3.A2" office:value-type="string">
              <text:p text:style-name="P301">12.3%</text:p>
            </table:table-cell>
            <table:table-cell table:style-name="Table3.A2" office:value-type="string">
              <text:p text:style-name="P301">12.0%</text:p>
            </table:table-cell>
            <table:table-cell table:style-name="Table3.A2" office:value-type="string">
              <text:p text:style-name="P301">9.3%</text:p>
            </table:table-cell>
            <table:table-cell table:style-name="Table3.A2" office:value-type="string">
              <text:p text:style-name="P301">22.8%</text:p>
            </table:table-cell>
            <table:table-cell table:style-name="Table3.A2" office:value-type="string">
              <text:p text:style-name="P301">45.1%</text:p>
            </table:table-cell>
            <table:table-cell table:style-name="Table3.G2" office:value-type="string">
              <text:p text:style-name="P301">32.3%</text:p>
            </table:table-cell>
          </table:table-row>
        </table:table>
        <text:p text:style-name="P162">Таблица <text:span text:style-name="T271">1 — </text:span><text:s/>Доходность и стандартное отклонение различных ценных бумаг в период с 1926 по 2013 год. Под небольшими компаниями <text:span text:style-name="T204">понимаются компании с рыночной капитализацией менее $630 млн. </text:span>Источник — [9].</text:p>
        <text:h text:style-name="P262" text:outline-level="3"><text:bookmark-start text:name="__RefHeading___Toc2284_99562824"/><text:span text:style-name="T244">1.2.2. </text:span>Оценка акций<text:bookmark-end text:name="__RefHeading___Toc2284_99562824"/></text:h>
        <text:p text:style-name="P142"><text:span text:style-name="T281">Существуют</text:span> различные виды стоимостных оценок акций, <text:span text:style-name="T281">которые используются в процессе анализа рынка ценных бумаг в ходе принятия инвестиционных решений [11]:</text:span></text:p>
        <text:list xml:id="list7270567693222809629" text:style-name="L16">
          <text:list-item>
            <text:p text:style-name="P141">номинальная стоимость </text:p>
          </text:list-item>
          <text:list-item>
            <text:p text:style-name="P141"><text:soft-page-break/>эмиссионная стоимость (цена <text:span text:style-name="T282">первичного </text:span>размещения)</text:p>
          </text:list-item>
          <text:list-item>
            <text:p text:style-name="P141">рыночная (курсовая) стоимость</text:p>
          </text:list-item>
          <text:list-item>
            <text:p text:style-name="P141">ликвидационная стоимость привилегированных акций</text:p>
          </text:list-item>
          <text:list-item>
            <text:p text:style-name="P141">бухгалтерская (балансовая, книжная) стоимость</text:p>
          </text:list-item>
        </text:list>
        <text:p text:style-name="P142"><text:span text:style-name="T120">Номинальная стоимость</text:span> <text:span text:style-name="T283">(par value) </text:span>акции определяется <text:span text:style-name="T260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197">Эмиссионная стоимость (цена <text:span text:style-name="T284">первичного </text:span>размещения) <text:span text:style-name="T146">акции — цена, по которой реализуются акции </text:span><text:span text:style-name="T150">в ходе первичного размещения акций на фондовом рынке</text:span><text:span text:style-name="T146">. </text:span><text:span text:style-name="T147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148">(в то время как в процессе обращения на вторичном рынке цена сделки по купле-продажи акций может быть выше или ниже </text:span><text:soft-page-break/><text:span text:style-name="T148">номинальной). </text:span><text:span text:style-name="T149">Компания, определяя цену размещения, ориентируется на рыночные котировки акций, </text:span><text:span text:style-name="T151">выпуск акций</text:span><text:span text:style-name="T149"> состоится только в том случае, если инвесторы сочтут цену размещения справедливой и купят выпущенные акции, </text:span><text:span text:style-name="T152">поэтому компании</text:span><text:span text:style-name="T149"> заинтересованы в повышении формируемых на рынке цен на свои акции.</text:span></text:p>
        <text:p text:style-name="P142"><text:span text:style-name="T120">Рыночная стоимость </text:span>акции <text:span text:style-name="T285">(market value) </text:span>— <text:span text:style-name="T261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163">Рыночная стоимость акций <text:span text:style-name="T286">используется при вычислении <text:s/></text:span>капитализации компании — основным <text:span text:style-name="T286">показателем</text:span> ценности <text:span text:style-name="T286">данной </text:span>компании на рынке. <text:span text:style-name="T286">Величина капитализации </text:span>определяется умножением рыночн<text:span text:style-name="T287">ой</text:span> стоимост<text:span text:style-name="T287">и</text:span> <text:s/>акций, находящихся в обращении <text:span text:style-name="T286">на вторичном рынке</text:span>, на их <text:span text:style-name="T286">совокупное число.</text:span></text:p>
        <text:p text:style-name="P142"><text:span text:style-name="T153">Для привилегированные акций существует понятие л</text:span><text:span text:style-name="T120">иквидационн</text:span><text:span text:style-name="T126">ой</text:span><text:span text:style-name="T120"> стоимост</text:span><text:span text:style-name="T126">и</text:span><text:span text:style-name="T153">, которое </text:span><text:span text:style-name="T262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64">С течением времени <text:span text:style-name="T288">акционерное общество</text:span> получает доход, большая часть которого выплачивается кредиторам (в качестве процентов) и <text:soft-page-break/>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120">бухгалтерскую (балансовую) стоимость</text:span> акционерного капитала (book value of the equity) <text:span text:style-name="T288">[3]</text:span>. Балансовая стоимость в расчете на одну акцию (book value per share) получается путем деления балансовой стоимости на количество акций, <text:span text:style-name="T289">находящихся в обращении.</text:span></text:p>
        <text:p text:style-name="P165">Важным показателем компании <text:span text:style-name="T285">в частности</text:span> и фондового рынка <text:span text:style-name="T285">в целом </text:span>является соотношение «балансовая стоимость / рыночная стоимость» <text:span text:style-name="T285">(«book value / market value», или BV/MV)</text:span>. <text:span text:style-name="T263">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234">Во-первых, инвесторы готовы переплачивать за то, что они покупают акции <text:span text:style-name="T290">работающего</text:span> предприятия, <text:span text:style-name="T290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235">Во-вторых, <text:span text:style-name="T291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291">щих</text:span> получить некоторый доход в будущем. <text:span text:style-name="T291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</text:span><text:soft-page-break/><text:span text:style-name="T291">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236">Однако, когда <text:span text:style-name="T292">в</text:span> результате опережающего роста цен на акции относительно реальных темпов развития экономики <text:span text:style-name="T293">соотношение рыночной стоимости и балансовой стоимости </text:span><text:s/>становится чрезвычайно большим, <text:span text:style-name="T292">на </text:span>фондов<text:span text:style-name="T292">ом </text:span>рынк<text:span text:style-name="T292">е</text:span> <text:span text:style-name="T292">может </text:span>создат<text:span text:style-name="T292">ь</text:span>ся так называемый «мыльный пузырь» <text:span text:style-name="T294">(Stock market bubble)</text:span>. </text:p>
        <text:p text:style-name="P236"/>
        <text:p text:style-name="P237"><text:span text:style-name="T295">При наличии «пузыря» на фондовом рынке, </text:span>стабильность <text:span text:style-name="T295">его </text:span>может быть нарушена под влиянием <text:span text:style-name="T295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295">ы</text:span> <text:span text:style-name="T295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</text:span><text:soft-page-break/><text:span text:style-name="T295">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238">Эффект мыльного пузыря, <text:span text:style-name="T296">при котором</text:span> фондовый рынок <text:span text:style-name="T296">рос</text:span> <text:span text:style-name="T296">быстрее</text:span> реальн<text:span text:style-name="T296">ого</text:span> сектор<text:span text:style-name="T296">а экономики,</text:span> вновь проявился в <text:s/>США в 1990 годы. За период с 1990 по 1999 год индекс Доу-Джонса, который <text:span text:style-name="T296">является</text:span> <text:span text:style-name="T296">индикатором </text:span>стоимости акций 30 ведущих американских компаний, увеличился в 4,7 раза, а валовый внутренний продукт <text:span text:style-name="T296">США </text:span>за этот период вырос только в 1,3 раза. <text:span text:style-name="T297">Возникший экономический пузырь, названный «пузырем доткомов», схлопнулся </text:span>в <text:span text:style-name="T297">марте </text:span>2000 год<text:span text:style-name="T297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297">[11]</text:span>. </text:p>
        <text:p text:style-name="P238">Еще более значительно индекс Доу-Джонса упал во время мирового финансового кризиса <text:span text:style-name="T298">2008 года</text:span>, <text:span text:style-name="T298">обусловленного ипотечным пузырем в США</text:span>. С максимального значения <text:span text:style-name="T298">в </text:span>14164 пункта, достигнутого индексом в 2007 году, индекс снизился до 6547 пунктов в 2009 году, <text:span text:style-name="T264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262" text:outline-level="3"><text:bookmark-start text:name="__RefHeading___Toc2286_99562824"/><text:soft-page-break/><text:span text:style-name="T259">1.2.3. </text:span>Доходность акций<text:bookmark-end text:name="__RefHeading___Toc2286_99562824"/></text:h>
        <text:p text:style-name="P144"><text:span text:style-name="T299">Инвестируя в</text:span> <text:span text:style-name="T299">те или иные акции различных компаний</text:span>, инвестор предполагает получить <text:span text:style-name="T299">доход от этого вложения. Выделяют два различных типа такого рода дохода [11]:</text:span></text:p>
        <text:list xml:id="list7768869013121846142" text:style-name="L17">
          <text:list-item>
            <text:p text:style-name="P143">дивиденды</text:p>
          </text:list-item>
          <text:list-item>
            <text:p text:style-name="P143">прирост курсовой стоимости акций</text:p>
          </text:list-item>
        </text:list>
        <text:p text:style-name="P144"><text:span text:style-name="T300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144"><text:span text:style-name="T301">Д</text:span>ивидендная <text:span text:style-name="T301">(текущая)</text:span> доходность характеризуется <text:span text:style-name="T302">отношением </text:span>размер<text:span text:style-name="T302">а</text:span> годовых дивидендных выплат к цене акции. <text:span text:style-name="T302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166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03">б инвестировании в данные</text:span> акци<text:span text:style-name="T303">и</text:span>. <text:span text:style-name="T209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167"><text:soft-page-break/><text:span text:style-name="T304">Однако, п</text:span>олучаемые дивиденды <text:span text:style-name="T304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302">Название компании</text:p>
            </table:table-cell>
            <table:table-cell table:style-name="Дивиденды.A1" office:value-type="string">
              <text:p text:style-name="P302">Символ на бирже Нью-Йоркской фондовой бирже NYSE</text:p>
            </table:table-cell>
            <table:table-cell table:style-name="Дивиденды.A1" office:value-type="string">
              <text:p text:style-name="P303">Размер годовых дивидендов, $</text:p>
            </table:table-cell>
            <table:table-cell table:style-name="Дивиденды.D1" office:value-type="string">
              <text:p text:style-name="P303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302">3M Co.</text:p>
            </table:table-cell>
            <table:table-cell table:style-name="Дивиденды.B31" office:value-type="string">
              <text:p text:style-name="P302">MMM</text:p>
            </table:table-cell>
            <table:table-cell table:style-name="Дивиденды.C31" office:value-type="string">
              <text:p text:style-name="P303">4.44</text:p>
            </table:table-cell>
            <table:table-cell table:style-name="Дивиденды.D31" office:value-type="string">
              <text:p text:style-name="P303">2.78</text:p>
            </table:table-cell>
          </table:table-row>
          <table:table-row>
            <table:table-cell table:style-name="Дивиденды.A31" office:value-type="string">
              <text:p text:style-name="P302">American Express Co.</text:p>
            </table:table-cell>
            <table:table-cell table:style-name="Дивиденды.B31" office:value-type="string">
              <text:p text:style-name="P302">AXP</text:p>
            </table:table-cell>
            <table:table-cell table:style-name="Дивиденды.C31" office:value-type="string">
              <text:p text:style-name="P303">1.16</text:p>
            </table:table-cell>
            <table:table-cell table:style-name="Дивиденды.D31" office:value-type="string">
              <text:p text:style-name="P303">1.96</text:p>
            </table:table-cell>
          </table:table-row>
          <table:table-row>
            <table:table-cell table:style-name="Дивиденды.A31" office:value-type="string">
              <text:p text:style-name="P302">AT&amp;T </text:p>
            </table:table-cell>
            <table:table-cell table:style-name="Дивиденды.B31" office:value-type="string">
              <text:p text:style-name="P302">T</text:p>
            </table:table-cell>
            <table:table-cell table:style-name="Дивиденды.C31" office:value-type="string">
              <text:p text:style-name="P303">1.92</text:p>
            </table:table-cell>
            <table:table-cell table:style-name="Дивиденды.D31" office:value-type="string">
              <text:p text:style-name="P303">5.06</text:p>
            </table:table-cell>
          </table:table-row>
          <table:table-row>
            <table:table-cell table:style-name="Дивиденды.A31" office:value-type="string">
              <text:p text:style-name="P302">Boeing Co.</text:p>
            </table:table-cell>
            <table:table-cell table:style-name="Дивиденды.B31" office:value-type="string">
              <text:p text:style-name="P302">BA</text:p>
            </table:table-cell>
            <table:table-cell table:style-name="Дивиденды.C31" office:value-type="string">
              <text:p text:style-name="P303">4.36</text:p>
            </table:table-cell>
            <table:table-cell table:style-name="Дивиденды.D31" office:value-type="string">
              <text:p text:style-name="P303">3.55</text:p>
            </table:table-cell>
          </table:table-row>
          <table:table-row>
            <table:table-cell table:style-name="Дивиденды.A31" office:value-type="string">
              <text:p text:style-name="P302">Caterpillar, Inc.</text:p>
            </table:table-cell>
            <table:table-cell table:style-name="Дивиденды.B31" office:value-type="string">
              <text:p text:style-name="P302">CAT</text:p>
            </table:table-cell>
            <table:table-cell table:style-name="Дивиденды.C31" office:value-type="string">
              <text:p text:style-name="P303">3.08</text:p>
            </table:table-cell>
            <table:table-cell table:style-name="Дивиденды.D31" office:value-type="string">
              <text:p text:style-name="P303">4.29</text:p>
            </table:table-cell>
          </table:table-row>
          <table:table-row>
            <table:table-cell table:style-name="Дивиденды.A31" office:value-type="string">
              <text:p text:style-name="P302">Cisco Systems</text:p>
            </table:table-cell>
            <table:table-cell table:style-name="Дивиденды.B31" office:value-type="string">
              <text:p text:style-name="P302">CSCO</text:p>
            </table:table-cell>
            <table:table-cell table:style-name="Дивиденды.C31" office:value-type="string">
              <text:p text:style-name="P303">1.04</text:p>
            </table:table-cell>
            <table:table-cell table:style-name="Дивиденды.D31" office:value-type="string">
              <text:p text:style-name="P303">3.77</text:p>
            </table:table-cell>
          </table:table-row>
          <table:table-row>
            <table:table-cell table:style-name="Дивиденды.A31" office:value-type="string">
              <text:p text:style-name="P302">Chevron Corp.</text:p>
            </table:table-cell>
            <table:table-cell table:style-name="Дивиденды.B31" office:value-type="string">
              <text:p text:style-name="P302">CVX</text:p>
            </table:table-cell>
            <table:table-cell table:style-name="Дивиденды.C31" office:value-type="string">
              <text:p text:style-name="P303">4.28</text:p>
            </table:table-cell>
            <table:table-cell table:style-name="Дивиденды.D31" office:value-type="string">
              <text:p text:style-name="P303">4.61</text:p>
            </table:table-cell>
          </table:table-row>
          <table:table-row>
            <table:table-cell table:style-name="Дивиденды.A31" office:value-type="string">
              <text:p text:style-name="P302">Coca-Cola Co.</text:p>
            </table:table-cell>
            <table:table-cell table:style-name="Дивиденды.B31" office:value-type="string">
              <text:p text:style-name="P302">KO</text:p>
            </table:table-cell>
            <table:table-cell table:style-name="Дивиденды.C31" office:value-type="string">
              <text:p text:style-name="P303">1.40</text:p>
            </table:table-cell>
            <table:table-cell table:style-name="Дивиденды.D31" office:value-type="string">
              <text:p text:style-name="P303">3.10</text:p>
            </table:table-cell>
          </table:table-row>
          <table:table-row>
            <table:table-cell table:style-name="Дивиденды.A31" office:value-type="string">
              <text:p text:style-name="P302">E.I. du Pont de Nemours &amp; Co.</text:p>
            </table:table-cell>
            <table:table-cell table:style-name="Дивиденды.B31" office:value-type="string">
              <text:p text:style-name="P302">DD</text:p>
            </table:table-cell>
            <table:table-cell table:style-name="Дивиденды.C31" office:value-type="string">
              <text:p text:style-name="P303">1.52</text:p>
            </table:table-cell>
            <table:table-cell table:style-name="Дивиденды.D31" office:value-type="string">
              <text:p text:style-name="P303">2.40</text:p>
            </table:table-cell>
          </table:table-row>
          <table:table-row>
            <table:table-cell table:style-name="Дивиденды.A31" office:value-type="string">
              <text:p text:style-name="P302">Exxon Mobil Corp.</text:p>
            </table:table-cell>
            <table:table-cell table:style-name="Дивиденды.B31" office:value-type="string">
              <text:p text:style-name="P302">XOM</text:p>
            </table:table-cell>
            <table:table-cell table:style-name="Дивиденды.C31" office:value-type="string">
              <text:p text:style-name="P303">2.92</text:p>
            </table:table-cell>
            <table:table-cell table:style-name="Дивиденды.D31" office:value-type="string">
              <text:p text:style-name="P303">3.54</text:p>
            </table:table-cell>
          </table:table-row>
          <table:table-row>
            <table:table-cell table:style-name="Дивиденды.A31" office:value-type="string">
              <text:p text:style-name="P302">General Electric Co.</text:p>
            </table:table-cell>
            <table:table-cell table:style-name="Дивиденды.B31" office:value-type="string">
              <text:p text:style-name="P302">GE</text:p>
            </table:table-cell>
            <table:table-cell table:style-name="Дивиденды.C31" office:value-type="string">
              <text:p text:style-name="P303">0.92</text:p>
            </table:table-cell>
            <table:table-cell table:style-name="Дивиденды.D31" office:value-type="string">
              <text:p text:style-name="P303">3.06</text:p>
            </table:table-cell>
          </table:table-row>
          <table:table-row>
            <table:table-cell table:style-name="Дивиденды.A31" office:value-type="string">
              <text:p text:style-name="P302">The Goldman Sachs Group, Inc.</text:p>
            </table:table-cell>
            <table:table-cell table:style-name="Дивиденды.B31" office:value-type="string">
              <text:p text:style-name="P302">GS</text:p>
            </table:table-cell>
            <table:table-cell table:style-name="Дивиденды.C31" office:value-type="string">
              <text:p text:style-name="P303">2.60</text:p>
            </table:table-cell>
            <table:table-cell table:style-name="Дивиденды.D31" office:value-type="string">
              <text:p text:style-name="P303">1.73</text:p>
            </table:table-cell>
          </table:table-row>
          <table:table-row>
            <table:table-cell table:style-name="Дивиденды.A31" office:value-type="string">
              <text:p text:style-name="P302">Home Depot, Inc.</text:p>
            </table:table-cell>
            <table:table-cell table:style-name="Дивиденды.B31" office:value-type="string">
              <text:p text:style-name="P302">HD</text:p>
            </table:table-cell>
            <table:table-cell table:style-name="Дивиденды.C31" office:value-type="string">
              <text:p text:style-name="P303">2.76</text:p>
            </table:table-cell>
            <table:table-cell table:style-name="Дивиденды.D31" office:value-type="string">
              <text:p text:style-name="P303">2.19</text:p>
            </table:table-cell>
          </table:table-row>
          <table:table-row>
            <table:table-cell table:style-name="Дивиденды.A31" office:value-type="string">
              <text:p text:style-name="P302">Intel Corp.</text:p>
            </table:table-cell>
            <table:table-cell table:style-name="Дивиденды.B31" office:value-type="string">
              <text:p text:style-name="P302">INTC</text:p>
            </table:table-cell>
            <table:table-cell table:style-name="Дивиденды.C31" office:value-type="string">
              <text:p text:style-name="P303">1.04</text:p>
            </table:table-cell>
            <table:table-cell table:style-name="Дивиденды.D31" office:value-type="string">
              <text:p text:style-name="P303">3.77</text:p>
            </table:table-cell>
          </table:table-row>
          <table:table-row>
            <table:table-cell table:style-name="Дивиденды.A31" office:value-type="string">
              <text:p text:style-name="P302">International Business Machines Corp. </text:p>
            </table:table-cell>
            <table:table-cell table:style-name="Дивиденды.B31" office:value-type="string">
              <text:p text:style-name="P302">IBM</text:p>
            </table:table-cell>
            <table:table-cell table:style-name="Дивиденды.C31" office:value-type="string">
              <text:p text:style-name="P303">5.20</text:p>
            </table:table-cell>
            <table:table-cell table:style-name="Дивиденды.D31" office:value-type="string">
              <text:p text:style-name="P303">3.70</text:p>
            </table:table-cell>
          </table:table-row>
          <table:table-row>
            <table:table-cell table:style-name="Дивиденды.A31" office:value-type="string">
              <text:p text:style-name="P302">JPMorgan Chase and Co.</text:p>
            </table:table-cell>
            <table:table-cell table:style-name="Дивиденды.B31" office:value-type="string">
              <text:p text:style-name="P302">JPM</text:p>
            </table:table-cell>
            <table:table-cell table:style-name="Дивиденды.C31" office:value-type="string">
              <text:p text:style-name="P303">1.76</text:p>
            </table:table-cell>
            <table:table-cell table:style-name="Дивиденды.D31" office:value-type="string">
              <text:p text:style-name="P303">2.98</text:p>
            </table:table-cell>
          </table:table-row>
          <table:table-row>
            <table:table-cell table:style-name="Дивиденды.A31" office:value-type="string">
              <text:p text:style-name="P302">Johnson &amp; Johnson Inc.</text:p>
            </table:table-cell>
            <table:table-cell table:style-name="Дивиденды.B31" office:value-type="string">
              <text:p text:style-name="P302">JNJ</text:p>
            </table:table-cell>
            <table:table-cell table:style-name="Дивиденды.C31" office:value-type="string">
              <text:p text:style-name="P303">3.00</text:p>
            </table:table-cell>
            <table:table-cell table:style-name="Дивиденды.D31" office:value-type="string">
              <text:p text:style-name="P303">2.81</text:p>
            </table:table-cell>
          </table:table-row>
          <table:table-row>
            <table:table-cell table:style-name="Дивиденды.A31" office:value-type="string">
              <text:p text:style-name="P302">McDonald’s Corp.</text:p>
            </table:table-cell>
            <table:table-cell table:style-name="Дивиденды.B31" office:value-type="string">
              <text:p text:style-name="P302">MCD</text:p>
            </table:table-cell>
            <table:table-cell table:style-name="Дивиденды.C31" office:value-type="string">
              <text:p text:style-name="P303">3.56</text:p>
            </table:table-cell>
            <table:table-cell table:style-name="Дивиденды.D31" office:value-type="string">
              <text:p text:style-name="P303">2.98</text:p>
            </table:table-cell>
          </table:table-row>
          <table:table-row>
            <table:table-cell table:style-name="Дивиденды.A31" office:value-type="string">
              <text:p text:style-name="P302">Merck &amp; Co., Inc.</text:p>
            </table:table-cell>
            <table:table-cell table:style-name="Дивиденды.B31" office:value-type="string">
              <text:p text:style-name="P302">MRK</text:p>
            </table:table-cell>
            <table:table-cell table:style-name="Дивиденды.C31" office:value-type="string">
              <text:p text:style-name="P303">1.84</text:p>
            </table:table-cell>
            <table:table-cell table:style-name="Дивиденды.D31" office:value-type="string">
              <text:p text:style-name="P303">3.51</text:p>
            </table:table-cell>
          </table:table-row>
          <table:table-row>
            <table:table-cell table:style-name="Дивиденды.A31" office:value-type="string">
              <text:p text:style-name="P302">Microsoft Corp.</text:p>
            </table:table-cell>
            <table:table-cell table:style-name="Дивиденды.B31" office:value-type="string">
              <text:p text:style-name="P302">MSFT</text:p>
            </table:table-cell>
            <table:table-cell table:style-name="Дивиденды.C31" office:value-type="string">
              <text:p text:style-name="P303">1.44</text:p>
            </table:table-cell>
            <table:table-cell table:style-name="Дивиденды.D31" office:value-type="string">
              <text:p text:style-name="P303">2.73</text:p>
            </table:table-cell>
          </table:table-row>
          <table:table-row>
            <table:table-cell table:style-name="Дивиденды.A31" office:value-type="string">
              <text:p text:style-name="P302">Nike Inc. </text:p>
            </table:table-cell>
            <table:table-cell table:style-name="Дивиденды.B31" office:value-type="string">
              <text:p text:style-name="P302">NKE</text:p>
            </table:table-cell>
            <table:table-cell table:style-name="Дивиденды.C31" office:value-type="string">
              <text:p text:style-name="P303">0.64</text:p>
            </table:table-cell>
            <table:table-cell table:style-name="Дивиденды.D31" office:value-type="string">
              <text:p text:style-name="P303">1.10</text:p>
            </table:table-cell>
          </table:table-row>
          <table:table-row>
            <table:table-cell table:style-name="Дивиденды.A31" office:value-type="string">
              <text:p text:style-name="P302">Pfizer, Inc.</text:p>
            </table:table-cell>
            <table:table-cell table:style-name="Дивиденды.B31" office:value-type="string">
              <text:p text:style-name="P302">PFE</text:p>
            </table:table-cell>
            <table:table-cell table:style-name="Дивиденды.C31" office:value-type="string">
              <text:p text:style-name="P303">1.20</text:p>
            </table:table-cell>
            <table:table-cell table:style-name="Дивиденды.D31" office:value-type="string">
              <text:p text:style-name="P303">4.03</text:p>
            </table:table-cell>
          </table:table-row>
          <table:table-row>
            <table:table-cell table:style-name="Дивиденды.A31" office:value-type="string">
              <text:p text:style-name="P302">Procter &amp; Gamble Co.</text:p>
            </table:table-cell>
            <table:table-cell table:style-name="Дивиденды.B31" office:value-type="string">
              <text:p text:style-name="P302">PG</text:p>
            </table:table-cell>
            <table:table-cell table:style-name="Дивиденды.C31" office:value-type="string">
              <text:p text:style-name="P303">2.65</text:p>
            </table:table-cell>
            <table:table-cell table:style-name="Дивиденды.D31" office:value-type="string">
              <text:p text:style-name="P303">3.20</text:p>
            </table:table-cell>
          </table:table-row>
          <table:table-row>
            <table:table-cell table:style-name="Дивиденды.A31" office:value-type="string">
              <text:p text:style-name="P302">Travelers</text:p>
            </table:table-cell>
            <table:table-cell table:style-name="Дивиденды.B31" office:value-type="string">
              <text:p text:style-name="P302">TRV</text:p>
            </table:table-cell>
            <table:table-cell table:style-name="Дивиденды.C31" office:value-type="string">
              <text:p text:style-name="P303">2.44</text:p>
            </table:table-cell>
            <table:table-cell table:style-name="Дивиденды.D31" office:value-type="string">
              <text:p text:style-name="P303">2.19</text:p>
            </table:table-cell>
          </table:table-row>
          <text:soft-page-break/>
          <table:table-row>
            <table:table-cell table:style-name="Дивиденды.A31" office:value-type="string">
              <text:p text:style-name="P302">UnitedHealth Group Inc </text:p>
            </table:table-cell>
            <table:table-cell table:style-name="Дивиденды.B31" office:value-type="string">
              <text:p text:style-name="P302">UNH</text:p>
            </table:table-cell>
            <table:table-cell table:style-name="Дивиденды.C31" office:value-type="string">
              <text:p text:style-name="P303">2.00</text:p>
            </table:table-cell>
            <table:table-cell table:style-name="Дивиденды.D31" office:value-type="string">
              <text:p text:style-name="P303">1.65</text:p>
            </table:table-cell>
          </table:table-row>
          <table:table-row>
            <table:table-cell table:style-name="Дивиденды.A31" office:value-type="string">
              <text:p text:style-name="P302">United Technologies Corp.</text:p>
            </table:table-cell>
            <table:table-cell table:style-name="Дивиденды.B31" office:value-type="string">
              <text:p text:style-name="P302">UTX</text:p>
            </table:table-cell>
            <table:table-cell table:style-name="Дивиденды.C31" office:value-type="string">
              <text:p text:style-name="P303">2.56</text:p>
            </table:table-cell>
            <table:table-cell table:style-name="Дивиденды.D31" office:value-type="string">
              <text:p text:style-name="P303">2.65</text:p>
            </table:table-cell>
          </table:table-row>
          <table:table-row>
            <table:table-cell table:style-name="Дивиденды.A31" office:value-type="string">
              <text:p text:style-name="P302">Verizon Communications</text:p>
            </table:table-cell>
            <table:table-cell table:style-name="Дивиденды.B31" office:value-type="string">
              <text:p text:style-name="P302">VZ</text:p>
            </table:table-cell>
            <table:table-cell table:style-name="Дивиденды.C31" office:value-type="string">
              <text:p text:style-name="P303">2.26</text:p>
            </table:table-cell>
            <table:table-cell table:style-name="Дивиденды.D31" office:value-type="string">
              <text:p text:style-name="P303">4.32</text:p>
            </table:table-cell>
          </table:table-row>
          <table:table-row>
            <table:table-cell table:style-name="Дивиденды.A31" office:value-type="string">
              <text:p text:style-name="P302">Visa, Inc.</text:p>
            </table:table-cell>
            <table:table-cell table:style-name="Дивиденды.B31" office:value-type="string">
              <text:p text:style-name="P302">V</text:p>
            </table:table-cell>
            <table:table-cell table:style-name="Дивиденды.C31" office:value-type="string">
              <text:p text:style-name="P303">0.56</text:p>
            </table:table-cell>
            <table:table-cell table:style-name="Дивиденды.D31" office:value-type="string">
              <text:p text:style-name="P303">0.79</text:p>
            </table:table-cell>
          </table:table-row>
          <table:table-row>
            <table:table-cell table:style-name="Дивиденды.A31" office:value-type="string">
              <text:p text:style-name="P302">Wal-Mart Stores, Inc. </text:p>
            </table:table-cell>
            <table:table-cell table:style-name="Дивиденды.B31" office:value-type="string">
              <text:p text:style-name="P302">WMT</text:p>
            </table:table-cell>
            <table:table-cell table:style-name="Дивиденды.C31" office:value-type="string">
              <text:p text:style-name="P303">2.00</text:p>
            </table:table-cell>
            <table:table-cell table:style-name="Дивиденды.D31" office:value-type="string">
              <text:p text:style-name="P303">2.96</text:p>
            </table:table-cell>
          </table:table-row>
          <table:table-row>
            <table:table-cell table:style-name="Дивиденды.A31" office:value-type="string">
              <text:p text:style-name="P302">Walt Disney Co.</text:p>
            </table:table-cell>
            <table:table-cell table:style-name="Дивиденды.B31" office:value-type="string">
              <text:p text:style-name="P302">DIS</text:p>
            </table:table-cell>
            <table:table-cell table:style-name="Дивиденды.C31" office:value-type="string">
              <text:p text:style-name="P303">1.42</text:p>
            </table:table-cell>
            <table:table-cell table:style-name="Дивиденды.D31" office:value-type="string">
              <text:p text:style-name="P303">1.45</text:p>
            </table:table-cell>
          </table:table-row>
        </table:table>
        <text:p text:style-name="P168">Таблица <text:span text:style-name="T305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169"><text:span text:style-name="T306">И</text:span>з таблицы <text:span text:style-name="T305">2</text:span> <text:span text:style-name="T306">в</text:span>идно, что<text:span text:style-name="T306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170"><text:span text:style-name="T307">Как правило, б</text:span>ольшую часть дохода составляет <text:span text:style-name="T307">всё-таки </text:span>прирост курсовой стоимости акций <text:span text:style-name="T308">[11]</text:span>. <text:span text:style-name="T309">Это обусловлено тем, что акции (в</text:span> отличие, <text:span text:style-name="T310">например,</text:span> от <text:span text:style-name="T311">корпоративных </text:span>облигаций<text:span text:style-name="T309">)</text:span> <text:span text:style-name="T309">отражают</text:span> реальные активы <text:span text:style-name="T310">данной </text:span>компании, <text:span text:style-name="T310">и, в условиях свободного рынка, это безусловно</text:span> отражается на их рыночной цене. <text:span text:style-name="T312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12">некоторой компании</text:span>, инвестор <text:s/>рассчитывает не столько на получение <text:span text:style-name="T312">дивидендного</text:span> дохода, сколько на получение совокупного дохода, <text:span text:style-name="T312">обусловленного развитием данной компании и ростом цены</text:span> <text:span text:style-name="T313">её </text:span>акций <text:span text:style-name="T312">в будущем</text:span>.</text:p>
        <text:p text:style-name="P171">В соответствии со всем вышеуказанным, полная годовая доходность определяется по формуле:</text:p>
        <text:p text:style-name="P172"><text:soft-page-break/><draw:frame draw:style-name="fr9" draw:name="Object109" text:anchor-type="as-char" svg:y="-0.691cm" svg:width="3.113cm" svg:height="1.132cm" draw:z-index="32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14">где </text:span><text:span text:style-name="T314"><draw:frame draw:style-name="fr9" draw:name="Object95" text:anchor-type="as-char" svg:y="-0.377cm" svg:width="0.624cm" svg:height="0.531cm" draw:z-index="3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14">- <text:s/>текущая цена акции, </text:span><text:span text:style-name="T314"><draw:frame draw:style-name="fr9" draw:name="Object110" text:anchor-type="as-char" svg:y="-0.377cm" svg:width="0.619cm" svg:height="0.533cm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4">- ожидаемая цена акции в следующем инвестиционном периоде (как правило, через год), </text:span><text:span text:style-name="T314"><draw:frame draw:style-name="fr9" draw:name="Object138" text:anchor-type="as-char" svg:y="-0.377cm" svg:width="0.57cm" svg:height="0.533cm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14">- размер выплачиваемых за этот период дивидендов.</text:span></text:p>
        <text:p text:style-name="P173">Для случая с владением <text:span text:style-name="T315">акциями </text:span>в течение <text:span text:style-name="T315">нескольк</text:span>их<text:span text:style-name="T315"> лет, </text:span>формула вычисления <text:span text:style-name="T315">полн</text:span>ой<text:span text:style-name="T315"> доходност</text:span>и принимает вид:</text:p>
        <text:p text:style-name="P174"><draw:frame draw:style-name="fr9" draw:name="Object140" text:anchor-type="as-char" svg:y="-1.291cm" svg:width="4.399cm" svg:height="1.734cm" draw:z-index="36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9" draw:name="Object139" text:anchor-type="as-char" svg:y="-0.377cm" svg:width="0.524cm" svg:height="0.533cm" draw:z-index="37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16">полная доходность в расчете на год;</text:span> <draw:frame draw:style-name="fr9" draw:name="Object141" text:anchor-type="as-char" svg:y="-0.377cm" svg:width="0.519cm" svg:height="0.533cm" draw:z-index="38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10">— размер выплаченных дивидендов выплаты в </text:span><text:span text:style-name="T210"><draw:frame draw:style-name="fr9" draw:name="Object142" text:anchor-type="as-char" svg:y="-0.377cm" svg:width="0.326cm" svg:height="0.469cm" draw:z-index="3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10">-м году; </text:span><text:span text:style-name="T210"><draw:frame draw:style-name="fr9" draw:name="Object143" text:anchor-type="as-char" svg:y="-0.377cm" svg:width="0.626cm" svg:height="0.533cm" draw:z-index="4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10">— цена приобретения акций;</text:span><text:span text:style-name="T210"><draw:frame draw:style-name="fr9" draw:name="Object145" text:anchor-type="as-char" svg:y="-0.377cm" svg:width="0.626cm" svg:height="0.533cm" draw:z-index="4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10">— рыночная цена акции в году</text:span><text:span text:style-name="T210"><draw:frame draw:style-name="fr9" draw:name="Object144" text:anchor-type="as-char" svg:y="-0.377cm" svg:width="0.422cm" svg:height="0.469cm" draw:z-index="4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10">; <text:s/></text:span><text:span text:style-name="T210"><draw:frame draw:style-name="fr9" draw:name="Object146" text:anchor-type="as-char" svg:y="-0.377cm" svg:width="0.482cm" svg:height="0.469cm" draw:z-index="4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10">— число лет владения акциями; </text:span><text:span text:style-name="T210"><draw:frame draw:style-name="fr9" draw:name="Object147" text:anchor-type="as-char" svg:y="-0.377cm" svg:width="1.605cm" svg:height="0.483cm" draw:z-index="4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10">— год владения акциями.</text:span></text:p>
        <text:p text:style-name="P175">Вложения в акции могу носить как долгосрочный (инвестиционный), так и краткосрочный (спекулятивный) характер. <text:span text:style-name="T317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176"><text:span text:style-name="T318">Одним из основных</text:span> свойств акций является высокая <text:span text:style-name="T318">волатильность</text:span> <text:span text:style-name="T211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</text:span><text:soft-page-break/><text:span text:style-name="T211">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178">Рассматривая соотношение между дивидендной доходностью и доходностью от <text:span text:style-name="T318">изменения цены акций</text:span>, можно заметить, что в историческ<text:span text:style-name="T318">ой перспективе</text:span> в общей доходности все большую роль играет именно <text:span text:style-name="T318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306">Страна</text:p>
            </table:table-cell>
            <table:table-cell table:style-name="Table4.A1" table:number-rows-spanned="2" office:value-type="string">
              <text:p text:style-name="P306">Годы</text:p>
            </table:table-cell>
            <table:table-cell table:style-name="Table4.A1" table:number-rows-spanned="2" office:value-type="string">
              <text:p text:style-name="P306">Полная доходность</text:p>
            </table:table-cell>
            <table:table-cell table:style-name="Table4.D1" table:number-columns-spanned="2" office:value-type="string">
              <text:p text:style-name="P307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307">Дивидендная доходность</text:p>
            </table:table-cell>
            <table:table-cell table:style-name="Table4.E2" office:value-type="string">
              <text:p text:style-name="P307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307">США</text:p>
            </table:table-cell>
            <table:table-cell table:style-name="Table4.D11" office:value-type="string">
              <text:p text:style-name="P307">1802-1900</text:p>
            </table:table-cell>
            <table:table-cell table:style-name="Table4.D11" office:value-type="string">
              <text:p text:style-name="P308">5,89</text:p>
            </table:table-cell>
            <table:table-cell table:style-name="Table4.D11" office:value-type="string">
              <text:p text:style-name="P308">5,18</text:p>
            </table:table-cell>
            <table:table-cell table:style-name="Table4.E11" office:value-type="string">
              <text:p text:style-name="P308">0,71</text:p>
            </table:table-cell>
          </table:table-row>
          <table:table-row>
            <table:covered-table-cell/>
            <table:table-cell table:style-name="Table4.D11" office:value-type="string">
              <text:p text:style-name="P307">1900-1995</text:p>
            </table:table-cell>
            <table:table-cell table:style-name="Table4.D11" office:value-type="string">
              <text:p text:style-name="P308">9,78</text:p>
            </table:table-cell>
            <table:table-cell table:style-name="Table4.D11" office:value-type="string">
              <text:p text:style-name="P308">4,84</text:p>
            </table:table-cell>
            <table:table-cell table:style-name="Table4.E11" office:value-type="string">
              <text:p text:style-name="P308">4,94</text:p>
            </table:table-cell>
          </table:table-row>
          <table:table-row>
            <table:covered-table-cell/>
            <table:table-cell table:style-name="Table4.D11" office:value-type="string">
              <text:p text:style-name="P307">1950-2005</text:p>
            </table:table-cell>
            <table:table-cell table:style-name="Table4.D11" office:value-type="string">
              <text:p text:style-name="P308">12,1</text:p>
            </table:table-cell>
            <table:table-cell table:style-name="Table4.D11" office:value-type="string">
              <text:p text:style-name="P308">3,8</text:p>
            </table:table-cell>
            <table:table-cell table:style-name="Table4.E11" office:value-type="string">
              <text:p text:style-name="P308">8,3</text:p>
            </table:table-cell>
          </table:table-row>
          <table:table-row>
            <table:table-cell table:style-name="Table4.A8" table:number-rows-spanned="3" office:value-type="string">
              <text:p text:style-name="P307">Великобритания</text:p>
            </table:table-cell>
            <table:table-cell table:style-name="Table4.D11" office:value-type="string">
              <text:p text:style-name="P307">1800-1900</text:p>
            </table:table-cell>
            <table:table-cell table:style-name="Table4.D11" office:value-type="string">
              <text:p text:style-name="P308">4,69</text:p>
            </table:table-cell>
            <table:table-cell table:style-name="Table4.D11" office:value-type="string">
              <text:p text:style-name="P308">3,91</text:p>
            </table:table-cell>
            <table:table-cell table:style-name="Table4.E11" office:value-type="string">
              <text:p text:style-name="P308">0,79</text:p>
            </table:table-cell>
          </table:table-row>
          <table:table-row>
            <table:covered-table-cell/>
            <table:table-cell table:style-name="Table4.D11" office:value-type="string">
              <text:p text:style-name="P307">1900-1995</text:p>
            </table:table-cell>
            <table:table-cell table:style-name="Table4.D11" office:value-type="string">
              <text:p text:style-name="P308">8,86</text:p>
            </table:table-cell>
            <table:table-cell table:style-name="Table4.D11" office:value-type="string">
              <text:p text:style-name="P308">4,94</text:p>
            </table:table-cell>
            <table:table-cell table:style-name="Table4.E11" office:value-type="string">
              <text:p text:style-name="P308">3,92</text:p>
            </table:table-cell>
          </table:table-row>
          <table:table-row>
            <table:covered-table-cell/>
            <table:table-cell table:style-name="Table4.D11" office:value-type="string">
              <text:p text:style-name="P307">1950-2005</text:p>
            </table:table-cell>
            <table:table-cell table:style-name="Table4.D11" office:value-type="string">
              <text:p text:style-name="P308">12,7</text:p>
            </table:table-cell>
            <table:table-cell table:style-name="Table4.D11" office:value-type="string">
              <text:p text:style-name="P308">5,1</text:p>
            </table:table-cell>
            <table:table-cell table:style-name="Table4.E11" office:value-type="string">
              <text:p text:style-name="P308">7,6</text:p>
            </table:table-cell>
          </table:table-row>
          <table:table-row>
            <table:table-cell table:style-name="Table4.A11" table:number-rows-spanned="3" office:value-type="string">
              <text:p text:style-name="P307">Германия</text:p>
            </table:table-cell>
            <table:table-cell table:style-name="Table4.D11" office:value-type="string">
              <text:p text:style-name="P307">1870-1913</text:p>
            </table:table-cell>
            <table:table-cell table:style-name="Table4.D11" office:value-type="string">
              <text:p text:style-name="P308">6,92</text:p>
            </table:table-cell>
            <table:table-cell table:style-name="Table4.D11" office:value-type="string">
              <text:p text:style-name="P308">5,59</text:p>
            </table:table-cell>
            <table:table-cell table:style-name="Table4.E11" office:value-type="string">
              <text:p text:style-name="P308">1,33</text:p>
            </table:table-cell>
          </table:table-row>
          <table:table-row>
            <table:covered-table-cell/>
            <table:table-cell table:style-name="Table4.D11" office:value-type="string">
              <text:p text:style-name="P307">1900-1995</text:p>
            </table:table-cell>
            <table:table-cell table:style-name="Table4.D11" office:value-type="string">
              <text:p text:style-name="P308">5,80</text:p>
            </table:table-cell>
            <table:table-cell table:style-name="Table4.D11" office:value-type="string">
              <text:p text:style-name="P308">1,91</text:p>
            </table:table-cell>
            <table:table-cell table:style-name="Table4.E11" office:value-type="string">
              <text:p text:style-name="P308">3,91</text:p>
            </table:table-cell>
          </table:table-row>
          <table:table-row>
            <table:covered-table-cell/>
            <table:table-cell table:style-name="Table4.D11" office:value-type="string">
              <text:p text:style-name="P307">1950-2005</text:p>
            </table:table-cell>
            <table:table-cell table:style-name="Table4.D11" office:value-type="string">
              <text:p text:style-name="P308">12,3</text:p>
            </table:table-cell>
            <table:table-cell table:style-name="Table4.D11" office:value-type="string">
              <text:p text:style-name="P308">3,3</text:p>
            </table:table-cell>
            <table:table-cell table:style-name="Table4.E11" office:value-type="string">
              <text:p text:style-name="P308">9,0</text:p>
            </table:table-cell>
          </table:table-row>
        </table:table>
        <text:p text:style-name="P177">Таблица <text:span text:style-name="T319">3 — </text:span><text:s/>Среднегодовая доходность акций <text:span text:style-name="T213">в %</text:span>. Источник — [11].</text:p>
        <text:p text:style-name="P177"/>
        <text:p text:style-name="P179">Как свидетельствуют приведенные в таблице <text:span text:style-name="T320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179"/>
        <text:h text:style-name="P258" text:outline-level="2"><text:bookmark-start text:name="__RefHeading___Toc1809_1435979290"/><text:soft-page-break/>1.<text:span text:style-name="T321">3</text:span>. <text:span text:style-name="T117">Инвестиционный процесс</text:span><text:bookmark-end text:name="__RefHeading___Toc1809_1435979290"/></text:h>
        <text:p text:style-name="P135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<text:span text:style-name="T322">ов</text:span> инвестирования и объем<text:span text:style-name="T322">ов</text:span> вложений.</text:p>
        <text:p text:style-name="P136">Инвестиционный процесс <text:span text:style-name="T323">может быть условно разделен на</text:span> пять этапов <text:span text:style-name="T324">[3]</text:span>:</text:p>
        <text:list xml:id="list6436915121220688559" text:style-name="WW8Num6">
          <text:list-item>
            <text:p text:style-name="P134">Выбор инвестиционной политики</text:p>
          </text:list-item>
          <text:list-item>
            <text:p text:style-name="P134">Анализ рынка ценных бумаг</text:p>
          </text:list-item>
          <text:list-item>
            <text:p text:style-name="P134">Формирование портфеля ценных бумаг.</text:p>
          </text:list-item>
          <text:list-item>
            <text:p text:style-name="P134">Пересмотр портфеля ценных бумаг.</text:p>
          </text:list-item>
          <text:list-item>
            <text:p text:style-name="P134">Оценка эффективности портфеля ценных бумаг.</text:p>
          </text:list-item>
        </text:list>
        <text:h text:style-name="P262" text:outline-level="3">1.<text:span text:style-name="T321">3</text:span>.1. <text:span text:style-name="T325">Выбор и</text:span>нвестиционн<text:span text:style-name="T325">ой</text:span> политик<text:span text:style-name="T325">и</text:span></text:h>
        <text:p text:style-name="P223"><text:span text:style-name="T52">В</text:span><text:span text:style-name="T36">ыбор инвестиционной политики (</text:span><text:span text:style-name="T81">investment policy</text:span><text:span text:style-name="T36">) включает </text:span><text:span text:style-name="T52">в себя </text:span><text:span text:style-name="T36"><text:s/>определение цели инвестора и объема инвестируемых средств. Поскольку для рациональных </text:span><text:span text:style-name="T52">инвестиционных </text:span><text:span text:style-name="T36">стратегий </text:span><text:span text:style-name="T53">(т. е. инвестиционных стратегий, способных приносить некоторый реальный доход) </text:span><text:span text:style-name="T36">существует прямая связь между риском и доходностью, </text:span><text:span text:style-name="T52">и и</text:span><text:span text:style-name="T54">нвестору <text:s/>следует понимать, что</text:span><text:span text:style-name="T36"> стремление получить большую прибыль </text:span><text:span text:style-name="T54">может быть </text:span><text:span text:style-name="T55">привести</text:span><text:span text:style-name="T54"> </text:span><text:span text:style-name="T55">к</text:span><text:span text:style-name="T36"> </text:span><text:span text:style-name="T52">вложени</text:span><text:span text:style-name="T55">ю средств инвестирования</text:span><text:span text:style-name="T52"> в </text:span><text:span text:style-name="T54">высокорисковы</text:span><text:span text:style-name="T52">е</text:span><text:span text:style-name="T54"> актив</text:span><text:span text:style-name="T52">ы</text:span><text:span text:style-name="T54">, которые характеризуются высокой волатильностью, что, в конечном итоге, может привести к финансовым потерям. </text:span><text:span text:style-name="T36">Цели инвестирования </text:span><text:span text:style-name="T54">всегда</text:span><text:span text:style-name="T36"> должны формулироваться с учетом как доходности, так и риска, </text:span><text:span text:style-name="T56">и любая инвестиция всегда должна рассматриваться </text:span><text:span text:style-name="T55">как совокупность </text:span><text:span text:style-name="T56">доходности и риска.</text:span></text:p>
        <text:p text:style-name="P223"><text:span text:style-name="T56"><text:s/></text:span><text:span text:style-name="T52">Также этот этап включает в себя выбор потенциальных видов финансовых активов, </text:span><text:span text:style-name="T57">которые будут включены в инвестиционный портфель. <text:s text:c="2"/></text:span><text:soft-page-break/><text:span text:style-name="T36">Выбор </text:span><text:span text:style-name="T58">активов должен </text:span><text:span text:style-name="T36">учитывать наряду с прочими соображениями цели инвестирования, объем инвестируемых средств, </text:span><text:span text:style-name="T58">а также</text:span><text:span text:style-name="T36"> статус инвестора как 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58">[3]</text:span><text:span text:style-name="T36">.</text:span></text:p>
        <text:h text:style-name="P262" text:outline-level="3">1.<text:span text:style-name="T326">3</text:span>.2. Анализ рынка ценных бумаг</text:h>
        <text:p text:style-name="P223"><text:span text:style-name="T59">А</text:span><text:span text:style-name="T36">нализ ценных бумаг (</text:span><text:span text:style-name="T81">security analysis</text:span><text:span text:style-name="T36">), </text:span><text:span text:style-name="T59">являющийся в</text:span><text:span text:style-name="T36">тор</text:span><text:span text:style-name="T59">ым</text:span><text:span text:style-name="T36"> этап</text:span><text:span text:style-name="T59">ом</text:span><text:span text:style-name="T36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60">Главной </text:span><text:span text:style-name="T36"><text:s/>цел</text:span><text:span text:style-name="T60">ью</text:span><text:span text:style-name="T36"> такого </text:span><text:span text:style-name="T61">анализа</text:span><text:span text:style-name="T36"> является определение тех ценных бумаг, которые <text:s/></text:span><text:span text:style-name="T60">приносили определенный доход в прошлом при одновременном сохранении приемлемого уровня риска (т. е. волатильности). </text:span></text:p>
        <text:p text:style-name="P223"><text:span text:style-name="T36">Существует много различных подходов к анализу ценных бумаг, однако </text:span><text:span text:style-name="T62">все они так или иначе относятся к одному из двух основных типов анализа </text:span><text:span text:style-name="T63">[3]</text:span><text:span text:style-name="T62">:</text:span></text:p>
        <text:list xml:id="list2087921538091011389" text:style-name="L18">
          <text:list-item>
            <text:p text:style-name="P222"><text:span text:style-name="T62">технический анализ </text:span><text:span text:style-name="T36">(</text:span><text:span text:style-name="T81">technical analysis</text:span><text:span text:style-name="T36">)</text:span></text:p>
          </text:list-item>
          <text:list-item>
            <text:p text:style-name="P222"><text:span text:style-name="T88">фундаментальн</text:span><text:span text:style-name="T89">ый</text:span><text:span text:style-name="T88"> анализ </text:span><text:span text:style-name="T36">(</text:span><text:span text:style-name="T81">fundamental analysis</text:span><text:span text:style-name="T36">)</text:span></text:p>
          </text:list-item>
        </text:list>
        <text:p text:style-name="P180"><text:span text:style-name="T120">Технический анализ</text:span> в его простейшей форме <text:span text:style-name="T327">предполагает</text:span> изучение курсов рынка акций <text:span text:style-name="T328">в прошлом</text:span>, с тем, чтобы дать прогноз динамики курсов акций конкретной фирмы <text:span text:style-name="T328">в будущем, и проходит в несколько этапов. Сначала</text:span> проводится исследование курсов <text:span text:style-name="T327">акций данной компании (а также компаний-конкурентов и компаний из этого же экономического сектора) </text:span>за <text:span text:style-name="T327">большой</text:span> <text:span text:style-name="T327">исторический</text:span> период с целью выявления повторяющихся тенденций или циклов в динамике курсов <text:span text:style-name="T327">акций</text:span>. Затем анализируются курсы акций за <text:span text:style-name="T327">некоторый относительно недавний</text:span> период времени, с тем чтобы выявить <text:s/><text:soft-page-break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27">Выявляя т</text:span>аким образом текущие тенденции, аналитик надеется дать прогноз будущей динамики курсов акций <text:span text:style-name="T327">требуемой компании</text:span>. <text:span text:style-name="T329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80"><text:span text:style-name="T120">Фундаментальный анализ</text:span> <text:span text:style-name="T330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262" text:outline-level="3">1.<text:span text:style-name="T331">3</text:span>.3. Формирование портфеля ценных бумаг</text:h>
        <text:p text:style-name="P223"><text:span text:style-name="T91">Ф</text:span><text:span text:style-name="T90">ормирование портфеля</text:span><text:span text:style-name="T1"> (</text:span><text:span text:style-name="T8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</text:span><text:soft-page-break/><text:span text:style-name="T1">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4303495303595745614" text:style-name="L19">
          <text:list-item>
            <text:p text:style-name="P137">Селективность</text:p>
          </text:list-item>
          <text:list-item>
            <text:p text:style-name="P137">Выбор времени операций</text:p>
          </text:list-item>
          <text:list-item>
            <text:p text:style-name="P137">Диверсификация</text:p>
          </text:list-item>
        </text:list>
        <text:p text:style-name="P223"><text:span text:style-name="T84">Селективность</text:span><text:span text:style-name="T1"> (</text:span><text:span text:style-name="T92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3">[3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223"><text:span text:style-name="T84">Выбор времени операций</text:span><text:span text:style-name="T1"> (</text:span><text:span text:style-name="T92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5">инвестиционных</text:span><text:span text:style-name="T1"> инструментов с фиксированным доходом </text:span><text:span text:style-name="T5">(корпоративные и казначейские облигации)</text:span><text:span text:style-name="T3">[3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0].</text:span></text:p>
        <text:p text:style-name="P223"><text:span text:style-name="T84">Диверсификация</text:span><text:span text:style-name="T1"> (</text:span><text:span text:style-name="T92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138"/>
        <text:h text:style-name="P262" text:outline-level="3"><text:soft-page-break/>1.3.4. Пересмотр портфеля</text:h>
        <text:p text:style-name="P223"><text:span text:style-name="T1">Пересмотр портфеля (</text:span><text:span text:style-name="T8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223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223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262" text:outline-level="3">1.<text:span text:style-name="T331">3</text:span>.5. Оценка эффективности портфеля</text:h>
        <text:p text:style-name="P223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258" text:outline-level="2"><text:bookmark-start text:name="__RefHeading___Toc3177_1360820806"/><text:soft-page-break/>Выводы <text:span text:style-name="T265">по главе</text:span><text:bookmark-end text:name="__RefHeading___Toc3177_1360820806"/></text:h>
        <text:p text:style-name="P311">В первой главе выпускной квалификационной работы рассмотрены основные понятия, <text:span text:style-name="T332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309"><text:span text:style-name="T333">Во втором разделе главы указаны </text:span>основные типы ценных бумаг: к<text:span text:style-name="T334">азначейские векселя, </text:span>д<text:span text:style-name="T334">олгосрочные казначейские и корпоративные облигации (относящиеся к ценным бумагам с фиксированным доходом) и </text:span>о<text:span text:style-name="T334">быкновенные акции; </text:span>приведены <text:span text:style-name="T333">значения </text:span>доходности и волатильности этих <text:span text:style-name="T335">типов </text:span>ценных бумаг за большой исторический период. </text:p>
        <text:p text:style-name="P309">Основное внимание в главе уделено обыкновенным акциям <text:span text:style-name="T335">и инвестициям в них </text:span>— указаны <text:span text:style-name="T335">важные </text:span>основные свойства (<text:span text:style-name="T336">остаточное правопритязание и ограниченная ответственность акционера</text:span>); и рассмотрены различные типы стоимости (<text:span text:style-name="T337">номинальная, эмиссионная, рыночная, ликвидационная и балансовая</text:span>), фигурирующие при оценке акций различных компаний.</text:p>
        <text:p text:style-name="P310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33">30</text:span> крупнейших <text:span text:style-name="T333">публичных </text:span>компаний США; также <text:span text:style-name="T333">рассмотрено </text:span>изменение пропорции <text:span text:style-name="T333">выплачиваемых </text:span>дивидендов в полной доходности обыкновенных акций в исторической перспективе <text:span text:style-name="T333">для разных стран мира.</text:span></text:p>
        <text:p text:style-name="P311"><text:span text:style-name="T335">В заключительной части главы основное внимание уделено инвестиционному процессу, и его основным этапам — в</text:span><text:span text:style-name="T339">ыбору инвестиционной политики, а</text:span><text:span text:style-name="T338">нализ</text:span><text:span text:style-name="T339">у</text:span><text:span text:style-name="T338"> рынка ценных бумаг, </text:span><text:span text:style-name="T339">ф</text:span><text:span text:style-name="T338">ормировани</text:span><text:span text:style-name="T339">ю </text:span><text:span text:style-name="T338">портфеля, </text:span><text:span text:style-name="T339">его п</text:span><text:span text:style-name="T338">ересмотр</text:span><text:span text:style-name="T339">у</text:span><text:span text:style-name="T338"> </text:span><text:span text:style-name="T339">и оценке эффективности портфеля по сравнению с «эталонным» портфелем. </text:span></text:p>
        <text:p text:style-name="P311"><text:soft-page-break/><text:span text:style-name="T339">Проведенное исследование и полученные выводы позволяют перейти к рассмотрению материала следующей главы, посвященной </text:span><text:span text:style-name="T340">формированию оптимального инвестиционного портфеля</text:span><text:span text:style-name="T339"> </text:span><text:span text:style-name="T340">на основании теории эффективного портфеля Марковитца.</text:span></text:p>
        <text:p text:style-name="P231"/>
        <text:h text:style-name="P252" text:outline-level="1"><text:bookmark-start text:name="__RefHeading___Toc7229_1010778528"/><text:span text:style-name="T117">ГЛАВА 2. </text:span><text:span text:style-name="T118">ОСНОВЫ СОВРЕМЕННОЙ ТЕОРИИ ФОРМИРОВАНИЯ ПОРТФЕЛЯ</text:span><text:span text:style-name="T117">.</text:span><text:bookmark-end text:name="__RefHeading___Toc7229_1010778528"/></text:h>
        <text:p text:style-name="P181">Современная теория инвестиций представляет собой совокупность понятий, методов и результатов, относящихся к различным <text:span text:style-name="T342">этапам</text:span> инвестиционного процесса, <text:span text:style-name="T342">рассмотренным в предыдущей главе, и в первую очередь, к этапам формирования портфеля и оценки его эффективности.</text:span></text:p>
        <text:p text:style-name="P182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1]:</text:p>
        <text:list xml:id="list1766561860200553350" text:style-name="L20">
          <text:list-item>
            <text:p text:style-name="P14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45">неучет риска в количественной форме либо подмена такого учета словесными формулировками</text:p>
          </text:list-item>
          <text:list-item>
            <text:p text:style-name="P145">отсутствие объективных критериев оптимальности и эффективности <text:span text:style-name="T342">инвестиции</text:span></text:p>
          </text:list-item>
        </text:list>
        <text:p text:style-name="P183">Современная теория инвестиций, <text:span text:style-name="T342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42">осознанные</text:span> и ответственные решения на всех этапах инвестиционного процесса, <text:span text:style-name="T342">прежде всего, на этапе формирования портфеля.</text:span> <text:span text:style-name="T230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183"><text:soft-page-break/></text:p>
        <text:h text:style-name="P259" text:outline-level="2"><text:bookmark-start text:name="__RefHeading___Toc150_1574039482"/>2.<text:span text:style-name="T214">1.</text:span> <text:span text:style-name="T343">Основные термины и понятия</text:span><text:bookmark-end text:name="__RefHeading___Toc150_1574039482"/></text:h>
        <text:p text:style-name="P230"><text:span text:style-name="T36">В 1952 году Гарри Марковитц (Harry Markowitz) опубликовал фундаментальную работу</text:span><text:span text:style-name="T64">[21]</text:span><text:span text:style-name="T36">, которая является основой подхода к инвестициям с точки зрения современной </text:span><text:span text:style-name="T81">теории формирования портфеля</text:span><text:span text:style-name="T93"> </text:span><text:span text:style-name="T94">(modern portfolio theory, </text:span><text:span text:style-name="T95">также широко используется термин</text:span><text:span text:style-name="T94"> mean-v</text:span><text:span text:style-name="T96">a</text:span><text:span text:style-name="T94">riance analysis)</text:span><text:span text:style-name="T81">.</text:span><text:span text:style-name="T36"> </text:span></text:p>
        <text:p text:style-name="P230"><text:span text:style-name="T36">Подход Марковитца начинается с предположения, что инвестор в настоящий момент времени </text:span><text:span text:style-name="T65">(обозначаемый как </text:span><text:span text:style-name="T65"><draw:frame draw:style-name="fr8" draw:name="Object36" text:anchor-type="as-char" svg:y="-0.377cm" svg:width="0.924cm" svg:height="0.469cm" draw:z-index="4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5">) </text:span><text:span text:style-name="T36">имеет </text:span><text:span text:style-name="T65">некоторые средства, которые </text:span><text:span text:style-name="T36">будут инвестированы на определенный промежуток времени, называе</text:span><text:span text:style-name="T66">мый</text:span><text:span text:style-name="T36"> </text:span><text:span text:style-name="T85">периодом владения </text:span><text:span text:style-name="T36">(holding period). </text:span><text:span text:style-name="T67">В момент времени </text:span><text:span text:style-name="T67"><draw:frame draw:style-name="fr8" draw:name="Object38" text:anchor-type="as-char" svg:y="-0.377cm" svg:width="0.924cm" svg:height="0.469cm" draw:z-index="4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7"> происходит формирование портфеля, т. е. производится решение о том, какие ценные бумаги и в каком количестве попадут в портфель (и будут находиться там в течение всего периода владения). Поскольку портфель представляет собой набор различных ценных бумаг, это решение эквивалентно выбору </text:span><text:span text:style-name="T68">некоторого </text:span><text:span text:style-name="T67">оптимального портфеля из набора </text:span><text:span text:style-name="T68">всех</text:span><text:span text:style-name="T67"> возможных портфелей, </text:span><text:span text:style-name="T68">п</text:span><text:span text:style-name="T67">оэтому подобную проблему часто называют </text:span><text:span text:style-name="T82">проблемой выбора инвестиционного портфеля.</text:span></text:p>
        <text:p text:style-name="P230"><text:span text:style-name="T36">В конце периода </text:span><text:span text:style-name="T65">владения (обозначаемого как </text:span><text:span text:style-name="T65"><draw:frame draw:style-name="fr8" draw:name="Object37" text:anchor-type="as-char" svg:y="-0.377cm" svg:width="0.915cm" svg:height="0.469cm" draw:z-index="4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5">) ценные бумаги, купленные в начале периода, продаются, разница между ценой покупки и ценой продажи является инвестиционным доходом. </text:span></text:p>
        <text:p text:style-name="P224"><text:span text:style-name="T65">О</text:span><text:span text:style-name="T36">чевидно, что принимая решение о включении различных бумаг в портфель в момент времени </text:span><text:span text:style-name="T36"><draw:frame draw:style-name="fr8" draw:name="Object6" text:anchor-type="as-char" svg:y="-0.377cm" svg:width="0.924cm" svg:height="0.469cm" draw:z-index="4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6">, инвестор не имеет никакой достоверной информации о том, какими будут цены бумаг, входящих в портфель в момент времени </text:span><text:span text:style-name="T36"><draw:frame draw:style-name="fr8" draw:name="Object7" text:anchor-type="as-char" svg:y="-0.377cm" svg:width="0.915cm" svg:height="0.469cm" draw:z-index="4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6">, </text:span><text:span text:style-name="T69">и, соответственно, какой будет доходность портфеля по итогам периода владения. Таким образом, по Марковитцу, инвестор должен считать </text:span><text:span text:style-name="T70">доходность каждого портфеля </text:span><text:span text:style-name="T83">случайной величиной</text:span><text:span text:style-name="T70"> </text:span><text:span text:style-name="T69">(random value). </text:span><text:span text:style-name="T70">Случайные величины</text:span><text:span text:style-name="T69"> имеют </text:span><text:span text:style-name="T70">различные</text:span><text:span text:style-name="T69"> характеристики, одна</text:span><text:span text:style-name="T70">ко в </text:span><text:soft-page-break/><text:span text:style-name="T70">приложении к теории формирования портфеля самыми важными являются </text:span><text:span text:style-name="T69">ожидаемое (или среднее) значение </text:span><text:span text:style-name="T40">доходности</text:span><text:span text:style-name="T69"> (expected </text:span><text:span text:style-name="T41">return </text:span><text:span text:style-name="T69">value) </text:span><text:span text:style-name="T70">и</text:span><text:span text:style-name="T69"> стандартное отклонение (standard deviation). </text:span><text:span text:style-name="T71">Подход </text:span><text:span text:style-name="T42">Марковитц</text:span><text:span text:style-name="T71">а</text:span><text:span text:style-name="T42"> утверждает, что инвестор должен основывать свое решение по </text:span><text:span text:style-name="T71">включению тех или иных бумаг в инвестиционный</text:span><text:span text:style-name="T42"> портфел</text:span><text:span text:style-name="T71">ь</text:span><text:span text:style-name="T42"> исключительно на </text:span><text:span text:style-name="T71">совокупности </text:span><text:span text:style-name="T70">этих </text:span><text:span text:style-name="T71">двух количественно измеряемых величин</text:span><text:span text:style-name="T42">.</text:span></text:p>
        <text:p text:style-name="P230"><text:span text:style-name="T70">Такой подход предполагает,</text:span><text:span text:style-name="T38"> что инвестор должен оценить ожидаемую доходность и стандартное отклонение каждого </text:span><text:span text:style-name="T70">теоретически возможного </text:span><text:span text:style-name="T38">портфеля, а затем выбрать «лучший» из них, основываясь на соотношении </text:span><text:span text:style-name="T72">доходности и стандартного отклонения</text:span><text:span text:style-name="T38">. Ожидаемая доходность может быть представлена как мера потенциального вознаграждения, а стандартное отклонение — как мера риска, связанн</text:span><text:span text:style-name="T73">ые</text:span><text:span text:style-name="T38"> с этим портфелем. Таким образом, после того, как каждый портфель был исследован в смысле потенциального вознаграждения и риска, </text:span><text:span text:style-name="T73">и имеет ассоциированные с ним значения доходности и стандартного отклонения,</text:span><text:span text:style-name="T38"> инвестор должен выбрать портфель, который является для него наиболее подходящим.</text:span></text:p>
        <text:h text:style-name="P263" text:outline-level="3"><text:span text:style-name="T234">2.1.1. Д</text:span>оходност<text:span text:style-name="T344">ь</text:span> портфеля</text:h>
        <text:p text:style-name="P196">Доходность <text:span text:style-name="T241">отдельно взятой </text:span>ценной бумаги за период <text:span text:style-name="T345">владения может быть найдена</text:span> по формуле</text:p>
        <text:p text:style-name="P230"><draw:frame draw:style-name="fr8" draw:name="Object10" text:anchor-type="as-char" svg:y="-0.684cm" svg:width="2.141cm" svg:height="1.125cm" draw:z-index="5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36">, где </text:span><text:span text:style-name="T36"><draw:frame draw:style-name="fr8" draw:name="Object11" text:anchor-type="as-char" svg:y="-0.377cm" svg:width="0.646cm" svg:height="0.533cm" draw:z-index="5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6"> — цена покупки о</text:span><text:span text:style-name="T74">пределенной</text:span><text:span text:style-name="T36"> ценной бумаги в момент времени </text:span><text:span text:style-name="T36"><draw:frame draw:style-name="fr8" draw:name="Object12" text:anchor-type="as-char" svg:y="-0.377cm" svg:width="0.924cm" svg:height="0.469cm" draw:z-index="5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6">, а </text:span><text:span text:style-name="T36"><draw:frame draw:style-name="fr8" draw:name="Object13" text:anchor-type="as-char" svg:y="-0.377cm" svg:width="0.639cm" svg:height="0.533cm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6">— рыночная стоимость продажи одной ценной бумаги данного вида в </text:span><text:span text:style-name="T75">конце периода владения</text:span><text:span text:style-name="T36"> </text:span><text:span text:style-name="T36"><draw:frame draw:style-name="fr8" draw:name="Object14" text:anchor-type="as-char" svg:y="-0.377cm" svg:width="0.915cm" svg:height="0.469cm" draw:z-index="5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6"> в сумме со всеми </text:span><text:span text:style-name="T65">дивидендными </text:span><text:span text:style-name="T36">выплатами держателю данной бумаги, </text:span><text:span text:style-name="T76">осуществленные</text:span><text:span text:style-name="T36"> </text:span><text:span text:style-name="T77">в период </text:span><text:span text:style-name="T36">с момента времени </text:span><text:span text:style-name="T36"><draw:frame draw:style-name="fr8" draw:name="Object16" text:anchor-type="as-char" svg:y="-0.377cm" svg:width="0.924cm" svg:height="0.469cm" draw:z-index="5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6"> до </text:span><text:span text:style-name="T36"><draw:frame draw:style-name="fr8" draw:name="Object15" text:anchor-type="as-char" svg:y="-0.377cm" svg:width="0.915cm" svg:height="0.469cm" draw:z-index="5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6">.</text:span></text:p>
        <text:p text:style-name="P196">Поскольку портфель представляет собой совокупность различных ценных бумаг, его доходность может быть <text:span text:style-name="T346">найдена</text:span> аналогичным образом:</text:p>
        <text:p text:style-name="P230"><text:soft-page-break/><draw:frame draw:style-name="fr8" draw:name="Object17" text:anchor-type="as-char" svg:y="-0.684cm" svg:width="2.415cm" svg:height="1.125cm" draw:z-index="5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36">, где </text:span><text:span text:style-name="T36"><draw:frame draw:style-name="fr8" draw:name="Object18" text:anchor-type="as-char" svg:y="-0.377cm" svg:width="0.741cm" svg:height="0.533cm" draw:z-index="5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6"> обозначает совокупную цену покупки всех ценных бумаг, входящих в портфель в момент </text:span><text:span text:style-name="T36"><draw:frame draw:style-name="fr8" draw:name="Object19" text:anchor-type="as-char" svg:y="-0.377cm" svg:width="0.924cm" svg:height="0.469cm" draw:z-index="5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6">; </text:span><text:span text:style-name="T36"><draw:frame draw:style-name="fr8" draw:name="Object20" text:anchor-type="as-char" svg:y="-0.377cm" svg:width="0.734cm" svg:height="0.533cm" draw:z-index="6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6"> — совокупную рыночную стоимость этих ценных бумаг в момент </text:span><text:span text:style-name="T36"><draw:frame draw:style-name="fr8" draw:name="Object21" text:anchor-type="as-char" svg:y="-0.377cm" svg:width="0.915cm" svg:height="0.469cm" draw:z-index="6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6"> и, кроме того, </text:span><text:span text:style-name="T77">полученный дивидендный в период с </text:span><text:span text:style-name="T36"><draw:frame draw:style-name="fr8" draw:name="Object22" text:anchor-type="as-char" svg:y="-0.377cm" svg:width="0.924cm" svg:height="0.469cm" draw:z-index="6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 </text:span><text:span text:style-name="T77">п</text:span><text:span text:style-name="T36">о </text:span><text:span text:style-name="T36"><draw:frame draw:style-name="fr8" draw:name="Object23" text:anchor-type="as-char" svg:y="-0.377cm" svg:width="0.915cm" svg:height="0.469cm" draw:z-index="6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9">.</text:span><text:span text:style-name="T36"> </text:span></text:p>
        <text:p text:style-name="P230"><text:span text:style-name="T70">Термины </text:span><text:span text:style-name="T70"><draw:frame draw:style-name="fr8" draw:name="Object8" text:anchor-type="as-char" svg:y="-0.377cm" svg:width="0.741cm" svg:height="0.533cm" draw:z-index="6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0"> и </text:span><text:span text:style-name="T70"><draw:frame draw:style-name="fr8" draw:name="Object9" text:anchor-type="as-char" svg:y="-0.377cm" svg:width="0.734cm" svg:height="0.533cm" draw:z-index="6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70"> иногда также называют начальным (initial wealth) благосостоянием и </text:span><text:span text:style-name="T36">конечн</text:span><text:span text:style-name="T70">ым</text:span><text:span text:style-name="T36"> благо</text:span><text:span text:style-name="T70">состоянием</text:span><text:span text:style-name="T36"> (terminal wealth).</text:span></text:p>
        <text:p text:style-name="P225"><text:span text:style-name="T49">Для вычислительных нужд более удобной может оказаться </text:span><text:span text:style-name="T36">матричн</text:span><text:span text:style-name="T49">ая</text:span><text:span text:style-name="T36"> </text:span><text:span text:style-name="T75">нотация </text:span><text:span text:style-name="T36">формул</text:span><text:span text:style-name="T50">ы</text:span><text:span text:style-name="T36"> вычисления доходности [7]:</text:span></text:p>
        <text:p text:style-name="P225"><text:span text:style-name="T36"><draw:frame draw:style-name="fr8" draw:name="Object152" text:anchor-type="as-char" svg:y="-0.437cm" svg:width="1.843cm" svg:height="0.593cm" draw:z-index="6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, где </text:span><text:span text:style-name="T36"><draw:frame draw:style-name="fr8" draw:name="Object158" text:anchor-type="as-char" svg:y="-0.998cm" svg:width="1.438cm" svg:height="1.81cm" draw:z-index="6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6"> </text:span><text:span text:style-name="T47">—</text:span><text:span text:style-name="T36"> матрица весов ценных бумаг, включенных в портфель, </text:span><text:span text:style-name="T36"><draw:frame draw:style-name="fr8" draw:name="Object153" text:anchor-type="as-char" svg:y="-0.998cm" svg:width="1.566cm" svg:height="1.81cm" draw:z-index="6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6"> <text:s/>- матрица доходност</text:span><text:span text:style-name="T46">ей</text:span><text:span text:style-name="T36"> отдельно взятых ценных бумаг. </text:span></text:p>
        <text:p text:style-name="P225"><text:span text:style-name="T46">К примеру, для трех ценных бумаг формула вычисления доходност</text:span><text:span text:style-name="T48">и портфеля</text:span><text:span text:style-name="T46"> в матричной форме будет выглядеть так:</text:span></text:p>
        <text:p text:style-name="P184"><draw:frame draw:style-name="fr8" draw:name="Object154" text:anchor-type="as-char" svg:y="-1.032cm" svg:width="8.024cm" svg:height="1.879cm" draw:z-index="6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p text:style-name="P185"/>
        <text:h text:style-name="P263" text:outline-level="3">2.1.<text:span text:style-name="T347">2.</text:span> Дисперсия и среднее квадратичное отклонение</text:h>
        <text:p text:style-name="P186"><text:span text:style-name="T348">Как уже упоминалось ранее, среднее квадратичное отклонение доходности </text:span><text:span text:style-name="T348"><draw:frame draw:style-name="fr8" draw:name="Object35" text:anchor-type="as-char" svg:y="-0.226cm" svg:width="0.482cm" svg:height="0.25cm" draw:z-index="7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48"> ценной бумаги является мерой риска. Оно вычисляется как квадратный корень из дисперсии, которая, в свою очередь, есть ожидаемое значение средних квадратических отклонений от ожидаемой нормы доходности, а фактически, от изменений цены ценной бумаги. Чем выше изменчивость доходности (цены), тем выше будет среднее значение этих </text:span><text:soft-page-break/><text:span text:style-name="T348">квадратичных отклонений. Таким образом, дисперсия и среднее квадратичное отклонение измеряют неопределенность результатов.</text:span></text:p>
        <text:h text:style-name="P263" text:outline-level="3"><text:span text:style-name="T236">2.1.3. </text:span>Ковариация</text:h>
        <text:p text:style-name="P187">Важным понятием при вычислении стандартного отклонения портфеля является ковариация. </text:p>
        <text:p text:style-name="P196"><text:span text:style-name="T120">Ковариация</text:span> <text:span text:style-name="T159">(covariance) </text:span>— <text:span text:style-name="T349">это </text:span>статистическая мера взаимодействия двух случайных переменных. <text:span text:style-name="T349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49">(являющихся случайными переменными)</text:span>, зависят друг от друга. </text:p>
        <text:p text:style-name="P196"><text:span text:style-name="T350">Значение ковариации двух случайных величин лежит в промежутке </text:span><text:span text:style-name="T350"><draw:frame draw:style-name="fr9" draw:name="Object4" text:anchor-type="as-char" svg:y="-0.377cm" svg:width="1.452cm" svg:height="0.482cm" draw:z-index="7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50">. </text:span>Положительное значение ковариации <text:span text:style-name="T349">означает</text:span>, что доходности <text:span text:style-name="T350">данных</text:span> ценных бумаг имеют тенденцию изменяться <text:span text:style-name="T350">однонаправленно, т. е. увеличение доходности относительно ожидаемого значения для одной бумаги <text:s/>повлечёт <text:s/>за собой увеличение доходности другой ценной бумаги, причем чем ближе значение ковариации к единице, тем сильнее будет эта взаимосвязь. Аналогично, отрицательное значение ковариации означает, что доходности данных ценных бумаг имеют тенденцию компенсировать друг друга, т. е. увеличение доходности относительно ожидаемого значения для одной бумаги <text:s/>повлечёт <text:s/>за собой уменьшение доходности другой ценной бумаги, и чем ближе значение ковариации к значению -1, тем эта взаимосвязь будет <text:s/>сильнее. Относительно же небольшое или нулевое значение ковариации означает, что связь между доходностью этих ценных бумаг достаточно слаба, либо отсутствует вообще.</text:span></text:p>
        <text:p text:style-name="P188"><text:span text:style-name="T237">Понятие ковариации используется д</text:span>ля вычисления стандартного отклонения портфеля, <text:span text:style-name="T237">в формуле вычисления которого используется</text:span> ковариационная матрица. Ковариационная матрица <draw:frame draw:style-name="fr8" draw:name="Object161" text:anchor-type="as-char" svg:y="-0.3cm" svg:width="0.466cm" svg:height="0.319cm" draw:z-index="72"><draw:object xlink:href="./Object 43" xlink:type="simple" xlink:show="embed" xlink:actuate="onLoad"/><draw:image xlink:href="./ObjectReplacements/Object 43" xlink:type="simple" xlink:show="embed" xlink:actuate="onLoad"/><svg:desc>formula</svg:desc></draw:frame> — это матрица, <text:soft-page-break/>составленная из попарных ковариаций элементов одного или двух случайных векторов. <text:span text:style-name="T238">К примеру, в случае портфеля из трех ценных бумаг,</text:span> формула вычисления <text:span text:style-name="T238">ковариационной матрицы</text:span> в матричной форме имее<text:span text:style-name="T238">т</text:span> следующий вид <text:span text:style-name="T351">[7]</text:span>:</text:p>
        <text:p text:style-name="P188"><draw:frame draw:style-name="fr8" draw:name="Object160" text:anchor-type="as-char" svg:y="-1.162cm" svg:width="3.475cm" svg:height="2.08cm" draw:z-index="73"><draw:object xlink:href="./Object 44" xlink:type="simple" xlink:show="embed" xlink:actuate="onLoad"/><draw:image xlink:href="./ObjectReplacements/Object 44" xlink:type="simple" xlink:show="embed" xlink:actuate="onLoad"/><svg:desc>formula</svg:desc></draw:frame>, <text:span text:style-name="T239">где </text:span><text:span text:style-name="T239"><draw:frame draw:style-name="fr8" draw:name="Object30" text:anchor-type="as-char" svg:y="-0.437cm" svg:width="0.61cm" svg:height="0.593cm" draw:z-index="7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39"> — дисперсия </text:span><text:span text:style-name="T239"><draw:frame draw:style-name="fr8" draw:name="Object31" text:anchor-type="as-char" svg:y="-0.377cm" svg:width="0.326cm" svg:height="0.469cm" draw:z-index="7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39">-й бумаги, </text:span><text:span text:style-name="T239"><draw:frame draw:style-name="fr8" draw:name="Object32" text:anchor-type="as-char" svg:y="-0.437cm" svg:width="0.63cm" svg:height="0.593cm" draw:z-index="7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39"> — ковариация между ценными бумагами </text:span><text:span text:style-name="T239"><draw:frame draw:style-name="fr8" draw:name="Object33" text:anchor-type="as-char" svg:y="-0.377cm" svg:width="0.326cm" svg:height="0.469cm" draw:z-index="7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39"> и </text:span><text:span text:style-name="T239"><draw:frame draw:style-name="fr8" draw:name="Object34" text:anchor-type="as-char" svg:y="-0.377cm" svg:width="0.395cm" svg:height="0.469cm" draw:z-index="7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39">.</text:span></text:p>
        <text:h text:style-name="P263" text:outline-level="3"><text:span text:style-name="T235">2.1.4. </text:span>Стандартное отклонение <text:span text:style-name="T240">портфеля</text:span></text:h>
        <text:p text:style-name="P196">Формула <text:span text:style-name="T351">для </text:span>вычисления стандартного отклонения <text:span text:style-name="T232">портфеля имеет следующий вид [3]</text:span>:</text:p>
        <text:p text:style-name="P230"><draw:frame draw:style-name="fr8" draw:name="Object29" text:anchor-type="as-char" svg:y="-0.799cm" svg:width="3.734cm" svg:height="1.226cm" draw:z-index="7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6">, </text:span><text:span text:style-name="T37">где</text:span><text:span text:style-name="T43"> </text:span><text:span text:style-name="T37"><draw:frame draw:style-name="fr8" draw:name="Object156" text:anchor-type="as-char" svg:y="-0.377cm" svg:width="0.605cm" svg:height="0.533cm" draw:z-index="8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7"> </text:span><text:span text:style-name="T43">и </text:span><text:span text:style-name="T43"><draw:frame draw:style-name="fr8" draw:name="Object157" text:anchor-type="as-char" svg:y="-0.377cm" svg:width="0.646cm" svg:height="0.533cm" draw:z-index="8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3"> являются весами </text:span><text:span text:style-name="T45">ценных бумаг</text:span><text:span text:style-name="T37"> </text:span><text:span text:style-name="T37"><draw:frame draw:style-name="fr8" draw:name="Object104" text:anchor-type="as-char" svg:y="-0.377cm" svg:width="0.326cm" svg:height="0.469cm" draw:z-index="8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7"> и </text:span><text:span text:style-name="T37"><draw:frame draw:style-name="fr8" draw:name="Object105" text:anchor-type="as-char" svg:y="-0.377cm" svg:width="0.395cm" svg:height="0.469cm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4">, а</text:span><text:span text:style-name="T37"> </text:span><text:span text:style-name="T37"><draw:frame draw:style-name="fr8" draw:name="Object103" text:anchor-type="as-char" svg:y="-0.226cm" svg:width="0.63cm" svg:height="0.379cm" draw:z-index="8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7"> обозначает ковариацию доходностей </text:span><text:span text:style-name="T44">этих </text:span><text:span text:style-name="T37">ценных бумаг</text:span><text:span text:style-name="T43">.</text:span></text:p>
        <text:p text:style-name="P225"><text:span text:style-name="T51">Аналогично </text:span><text:span text:style-name="T43">формул</text:span><text:span text:style-name="T51">е</text:span><text:span text:style-name="T43"> вычисления доходности, </text:span><text:span text:style-name="T51">формула вычисления стандартного отклонения портфеля также имеет матричную форму [7]</text:span><text:span text:style-name="T43">:</text:span></text:p>
        <text:p text:style-name="P207"><draw:frame draw:style-name="fr8" draw:name="Object155" text:anchor-type="as-char" svg:y="-0.437cm" svg:width="1.979cm" svg:height="0.593cm" draw:z-index="85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33">где </text:span><text:span text:style-name="T233"><draw:frame draw:style-name="fr8" draw:name="Object151" text:anchor-type="as-char" svg:y="-0.998cm" svg:width="1.438cm" svg:height="1.81cm" draw:z-index="8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33"> — матрица весов ценных бумаг, включенных в портфель, </text:span><text:span text:style-name="T233"><draw:frame draw:style-name="fr8" draw:name="Object159" text:anchor-type="as-char" svg:y="-0.3cm" svg:width="0.466cm" svg:height="0.319cm" draw:z-index="8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33">— ковариационная матрица портфеля.</text:span></text:p>
        <text:p text:style-name="P208">К примеру, для случая с тремя бумагами в портфеле эта формула выглядит следующим образом:</text:p>
        <text:p text:style-name="P207"><draw:frame draw:style-name="fr8" draw:name="Object150" text:anchor-type="as-char" svg:y="-1.162cm" svg:width="7.394cm" svg:height="2.08cm" draw:z-index="8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196"><text:span text:style-name="T352">Стандартное</text:span> отклонение является в действительности очень хорошей мерой степени неопределенности перспектив портфеля<text:span text:style-name="T352">.</text:span> Наилучшим примером является случай, когда доходност<text:span text:style-name="T353">ь</text:span> портфеля <text:span text:style-name="T353">имеет </text:span>нормально<text:span text:style-name="T353">е </text:span><text:soft-page-break/><text:span text:style-name="T353">распределение вероятностей </text:span>(normal <text:span text:style-name="T353">probability </text:span>distribution). Это часто рассматривается как правдоподобное предположение при анализе доходности диверсифицированных портфелей, <text:span text:style-name="T354">состоящих из обыкновенных акций, </text:span>когда изучаемый период владения относительно короток (например, квартал или менее)<text:span text:style-name="T352">[3]</text:span>.</text:p>
        <text:p text:style-name="P196"/>
        <text:h text:style-name="P255" text:outline-level="2"><text:bookmark-start text:name="__RefHeading___Toc152_1574039482"/>2.<text:span text:style-name="T215">2</text:span>. Портфельный анализ<text:bookmark-end text:name="__RefHeading___Toc152_1574039482"/></text:h>
        <text:h text:style-name="P263" text:outline-level="3">2.<text:span text:style-name="T355">2</text:span>.<text:span text:style-name="T356">1</text:span>. Достижимое множество</text:h>
        <text:p text:style-name="P140"><text:span text:style-name="T127">Достижимое множество </text:span><text:span text:style-name="T356">(feasible set) портфелей является множеством всех возможных портфелей, которые могут быть сформированы из набора в </text:span><text:span text:style-name="T356"><draw:frame draw:style-name="fr8" draw:name="Object5" text:anchor-type="as-char" svg:y="-0.377cm" svg:width="0.549cm" svg:height="0.469cm" draw:z-index="8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56"> ценных бумаг <text:s/>в различных комбинациях и в различных пропорциях. </text:span>На рисунке <text:span text:style-name="T355">1</text:span> представлен <text:span text:style-name="T357">пример</text:span> <text:span text:style-name="T358">такого</text:span> множества<text:span text:style-name="T359">.</text:span></text:p>
        <text:p text:style-name="P239"><draw:frame draw:style-name="fr7" draw:name="Image3" text:anchor-type="char" svg:y="0.014cm" svg:width="16.974cm" svg:height="8.359cm" draw:z-index="176"><draw:image xlink:href="Pictures/1000020100000352000001A4EDB0A5CF6B8775A2.png" xlink:type="simple" xlink:show="embed" xlink:actuate="onLoad"/></draw:frame>Рисунок <text:span text:style-name="T360">1 — </text:span>достижимое множество портфелей, сформированного из некоторого количества ценных бумаг. <text:span text:style-name="T361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140"/>
        <text:p text:style-name="P230"><text:soft-page-break/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8" draw:name="Object43" text:anchor-type="as-char" svg:y="-0.377cm" svg:width="0.549cm" svg:height="0.469cm" draw:z-index="9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8" draw:name="Object106" text:anchor-type="as-char" svg:y="-0.377cm" svg:width="0.443cm" svg:height="0.469cm" draw:z-index="9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8" draw:name="Object107" text:anchor-type="as-char" svg:y="-0.377cm" svg:width="0.499cm" svg:height="0.469cm" draw:z-index="9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8" draw:name="Object108" text:anchor-type="as-char" svg:y="-0.377cm" svg:width="0.519cm" svg:height="0.469cm" draw:z-index="9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17">1</text:span><text:span text:style-name="T1"> являются примерами таких портфелей).</text:span></text:p>
        <text:h text:style-name="P260" text:outline-level="3">2.<text:span text:style-name="T355">2</text:span>.<text:span text:style-name="T362">2</text:span>. Теореме об эффективном множестве</text:h>
        <text:p text:style-name="P230"><text:span text:style-name="T15">Очевидно, что работа с произвольным достижимым множеством не является оптимальным решением для инвестора, так как в таком случае необходимо будет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8">Однако, </text:span><text:span text:style-name="T15">подход Марковитца говорит о том, что </text:span><text:span text:style-name="T18">и</text:span><text:span text:style-name="T1">нвестору нет </text:span><text:span text:style-name="T18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2]</text:span><text:span text:style-name="T1">:</text:span></text:p>
        <text:p text:style-name="P240">Инвестор <text:span text:style-name="T363">должен</text:span> свой оптимальный портфель из множества портфелей, каждый из которых:</text:p>
        <text:list xml:id="list2082565912656041950" text:style-name="WW8Num7">
          <text:list-item>
            <text:p text:style-name="P219">Обеспечивает максимальную ожидаемую доходность дл<text:span text:style-name="T231">я</text:span> некоторого уровня риска</text:p>
          </text:list-item>
          <text:list-item>
            <text:p text:style-name="P219">Обеспечивает минимальный риск для некоторого значения ожидаемой доходности.</text:p>
            <text:p text:style-name="P219"/>
          </text:list-item>
        </text:list>
        <text:p text:style-name="P230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226"><text:span text:style-name="T1">Аналитический метод вычисления местоположения эффективного множества сводится к минимизации функции волатильности и максимизации </text:span><text:soft-page-break/><text:span text:style-name="T1">функции доходности, и будет рассмотрен на примере в главе 3. Графический же метод определения местоположения эффективного множества изложен ниже.</text:span></text:p>
        <text:p text:style-name="P241"><text:span text:style-name="T19">Для начала, определим</text:span><text:span text:style-name="T16"> множество портфелей, удовлетворяющих первому условию теорем</text:span><text:span text:style-name="T19">ы</text:span><text:span text:style-name="T16"> об эффективном </text:span><text:span text:style-name="T19">множестве, </text:span><text:span text:style-name="T20">а именно</text:span><text:span text:style-name="T19"> являющиеся портфелями с </text:span><text:span text:style-name="T86">максимальной доходностью.</text:span><text:span text:style-name="T19"> </text:span><text:span text:style-name="T21">Принимая во внимание, </text:span><text:span text:style-name="T20">что на 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20"><draw:frame draw:style-name="fr8" draw:name="Object24" text:anchor-type="as-char" svg:y="-0.377cm" svg:width="0.443cm" svg:height="0.469cm" draw:z-index="9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. Это объясняется тем, что если провести горизонтальную линию, проходящую через </text:span><text:span text:style-name="T20"><draw:frame draw:style-name="fr8" draw:name="Object26" text:anchor-type="as-char" svg:y="-0.377cm" svg:width="0.443cm" svg:height="0.469cm" draw:z-index="9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0">, то ни одна из точек достижимого множества не будет лежать выше горизонтальной прямой, проходящей через </text:span><text:span text:style-name="T20"><draw:frame draw:style-name="fr8" draw:name="Object25" text:anchor-type="as-char" svg:y="-0.377cm" svg:width="0.443cm" svg:height="0.469cm" draw:z-index="9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</text:span><text:span text:style-name="T21">т. е. </text:span><text:span text:style-name="T20">не существует портфел</text:span><text:span text:style-name="T22">я</text:span><text:span text:style-name="T20">, </text:span><text:span text:style-name="T21">име</text:span><text:span text:style-name="T20">ющ</text:span><text:span text:style-name="T22">его</text:span><text:span text:style-name="T21"> </text:span><text:span text:style-name="T23">больш</text:span><text:span text:style-name="T20">ую доходность</text:span><text:span text:style-name="T21">, </text:span><text:span text:style-name="T22">чем </text:span><text:span text:style-name="T22"><draw:frame draw:style-name="fr8" draw:name="Object27" text:anchor-type="as-char" svg:y="-0.377cm" svg:width="0.443cm" svg:height="0.469cm" draw:z-index="9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. Аналогично, не существует портфеля, обеспечивающего меньшую ожидаемую доходность, чем портфель </text:span><text:span text:style-name="T22"><draw:frame draw:style-name="fr8" draw:name="Object28" text:anchor-type="as-char" svg:y="-0.377cm" svg:width="0.519cm" svg:height="0.469cm" draw:z-index="9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, потому что ни одна из точек достижимого множества не лежит ниже горизонтальной прямой, проходящей через </text:span><text:span text:style-name="T22"><draw:frame draw:style-name="fr8" draw:name="Object1" text:anchor-type="as-char" svg:y="-0.377cm" svg:width="0.519cm" svg:height="0.469cm" draw:z-index="9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2"><draw:frame draw:style-name="fr8" draw:name="Object2" text:anchor-type="as-char" svg:y="-0.377cm" svg:width="0.443cm" svg:height="0.469cm" draw:z-index="10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2"> и </text:span><text:span text:style-name="T22"><draw:frame draw:style-name="fr8" draw:name="Object41" text:anchor-type="as-char" svg:y="-0.377cm" svg:width="0.519cm" svg:height="0.469cm" draw:z-index="10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2">.</text:span></text:p>
        <text:p text:style-name="P241"><text:span text:style-name="T22">Перейдя ко второму </text:span><text:span text:style-name="T16">условию теорем</text:span><text:span text:style-name="T19">ы</text:span><text:span text:style-name="T16"> об эффективном </text:span><text:span text:style-name="T19">множестве, </text:span><text:span text:style-name="T22">определим </text:span><text:span text:style-name="T19">портфели с </text:span><text:span text:style-name="T86">м</text:span><text:span text:style-name="T87">инимальным риском</text:span><text:span text:style-name="T19">. </text:span><text:span text:style-name="T24">Т.к. с</text:span><text:span text:style-name="T22">тандартные отклонения, являющиеся мерой риска, отложены по горизонтальной шкале, </text:span><text:span text:style-name="T24">и</text:span><text:span text:style-name="T22">з рисунка 1 становится очевидно</text:span><text:span text:style-name="T21">, что </text:span><text:span text:style-name="T1">не существует менее рискового портфеля, чем портфель </text:span><text:span text:style-name="T1"><draw:frame draw:style-name="fr8" draw:name="Object44" text:anchor-type="as-char" svg:y="-0.377cm" svg:width="0.499cm" svg:height="0.469cm" draw:z-index="10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2">потому что не существует точки достижимого множества, лежащей левее </text:span><text:span text:style-name="T22"><draw:frame draw:style-name="fr8" draw:name="Object42" text:anchor-type="as-char" svg:y="-0.377cm" svg:width="0.499cm" svg:height="0.469cm" draw:z-index="10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, </text:span><text:span text:style-name="T21">т. е. име</text:span><text:span text:style-name="T22">ющей</text:span><text:span text:style-name="T21"> меньше</text:span><text:span text:style-name="T22">е</text:span><text:span text:style-name="T21"> стандартное отклонение.</text:span></text:p>
        <text:p text:style-name="P241"><text:span text:style-name="T24">Также</text:span><text:span text:style-name="T1">, не существует более рискового портфеля, чем </text:span><text:span text:style-name="T1"><draw:frame draw:style-name="fr8" draw:name="Object49" text:anchor-type="as-char" svg:y="-0.377cm" svg:width="0.519cm" svg:height="0.469cm" draw:z-index="10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4">так как</text:span><text:span text:style-name="T1"> <text:s/>ни одна точка достижимого множества не леж</text:span><text:span text:style-name="T24">и</text:span><text:span text:style-name="T1">т правее этой точки, </text:span><text:span text:style-name="T21">т. е. </text:span><text:span text:style-name="T20">не существует портфел</text:span><text:span text:style-name="T24">я</text:span><text:span text:style-name="T20">, </text:span><text:span text:style-name="T21">име</text:span><text:span text:style-name="T20">ющ</text:span><text:span text:style-name="T24">его</text:span><text:span text:style-name="T21"> </text:span><text:span text:style-name="T23">большее</text:span><text:span text:style-name="T21"> стандартное отклонение. </text:span></text:p>
        <text:p text:style-name="P241"><text:soft-page-break/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8" draw:name="Object47" text:anchor-type="as-char" svg:y="-0.377cm" svg:width="0.499cm" svg:height="0.469cm" draw:z-index="10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8" draw:name="Object52" text:anchor-type="as-char" svg:y="-0.377cm" svg:width="0.443cm" svg:height="0.469cm" draw:z-index="10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41"><text:span text:style-name="T25">Принимая во внимание </text:span><text:span text:style-name="T1">оба условия </text:span><text:span text:style-name="T25">теоремы об эффективном множестве, приходим к заключению</text:span><text:span text:style-name="T1">, что </text:span><text:span text:style-name="T25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8" draw:name="Object48" text:anchor-type="as-char" svg:y="-0.377cm" svg:width="0.499cm" svg:height="0.469cm" draw:z-index="10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8" draw:name="Object58" text:anchor-type="as-char" svg:y="-0.377cm" svg:width="0.443cm" svg:height="0.469cm" draw:z-index="10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41"><text:span text:style-name="T1">Соответственно, </text:span><text:span text:style-name="T26">л</text:span><text:span text:style-name="T1">ев</text:span><text:span text:style-name="T26">ая</text:span><text:span text:style-name="T1"> границ</text:span><text:span text:style-name="T26">а</text:span><text:span text:style-name="T1"> достижимого множества между точками </text:span><text:span text:style-name="T1"><draw:frame draw:style-name="fr8" draw:name="Object45" text:anchor-type="as-char" svg:y="-0.377cm" svg:width="0.499cm" svg:height="0.469cm" draw:z-index="10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8" draw:name="Object46" text:anchor-type="as-char" svg:y="-0.377cm" svg:width="0.443cm" svg:height="0.469cm" draw:z-index="11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6">и является искомым</text:span><text:span text:style-name="T1"> эффективн</text:span><text:span text:style-name="T26">ым</text:span><text:span text:style-name="T1"> множество</text:span><text:span text:style-name="T26">м</text:span><text:span text:style-name="T1">, и </text:span><text:span text:style-name="T26">именно </text:span><text:span text:style-name="T1">из этого множества эффективных портфелей (</text:span><text:span text:style-name="T84">efficient portfolios</text:span><text:span text:style-name="T1">) инвестор</text:span><text:span text:style-name="T26">у</text:span><text:span text:style-name="T1"> </text:span><text:span text:style-name="T26">необходимо</text:span><text:span text:style-name="T1"> выбирать </text:span><text:span text:style-name="T27">один, являющийся </text:span><text:span text:style-name="T1">оптимальны</text:span><text:span text:style-name="T27">м</text:span><text:span text:style-name="T1"> для </text:span><text:span text:style-name="T27">данного инвестора</text:span><text:span text:style-name="T1">. Все остальные портфели, </text:span><text:span text:style-name="T26">лежащие вне эффективного множества,</text:span><text:span text:style-name="T1"> являются неэффективными портфелями (</text:span><text:span text:style-name="T84">inefficient portfolios</text:span><text:span text:style-name="T1">), </text:span><text:span text:style-name="T26">и их</text:span><text:span text:style-name="T1"> можно игнорировать.</text:span></text:p>
        <text:h text:style-name="P263" text:outline-level="3">2.<text:span text:style-name="T355">2</text:span>.<text:span text:style-name="T364">3</text:span>. Выбор оптимального портфеля</text:h>
        <text:p text:style-name="P227"><text:span text:style-name="T1">Важным понятием при выборе оптимального портфеля являются кривые безразличия. </text:span><text:span text:style-name="T84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2].</text:span></text:p>
        <text:p text:style-name="P230"><text:span text:style-name="T1">Процесс выбор</text:span><text:span text:style-name="T28">а</text:span><text:span text:style-name="T1"> оптимального портфеля (optimal portfolio) </text:span><text:span text:style-name="T29">из</text:span><text:span text:style-name="T1"> </text:span><text:span text:style-name="T29">эффективного </text:span><text:span text:style-name="T1">множества выглядит следующим образом — 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9">безразличия </text:span><text:span text:style-name="T1">касается </text:span><text:soft-page-break/><text:span text:style-name="T1">эффективного множества </text:span><text:span text:style-name="T29">в единственной точке</text:span><text:span text:style-name="T1">. Как видно на рисунке </text:span><text:span text:style-name="T30">2</text:span><text:span text:style-name="T1"> , таким портфелем является портфель </text:span><draw:frame draw:style-name="fr8" draw:name="Object59" text:anchor-type="as-char" svg:y="-0.377cm" svg:width="0.646cm" svg:height="0.533cm" draw:z-index="111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8" draw:name="Object60" text:anchor-type="as-char" svg:y="-0.377cm" svg:width="0.531cm" svg:height="0.533cm" draw:z-index="112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140"/>
        <text:p text:style-name="P228"><draw:frame draw:style-name="fr7" draw:name="Image4" text:anchor-type="char" svg:y="0.284cm" svg:width="16.974cm" svg:height="8.373cm" draw:z-index="177"><draw:image xlink:href="Pictures/1000020100000352000001A4728182635DA4821E.png" xlink:type="simple" xlink:show="embed" xlink:actuate="onLoad"/></draw:frame><text:span text:style-name="T1">Рисунок </text:span><text:span text:style-name="T31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8" draw:name="Object61" text:anchor-type="as-char" svg:y="-0.377cm" svg:width="0.529cm" svg:height="0.533cm" draw:z-index="11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8" draw:name="Object62" text:anchor-type="as-char" svg:y="-0.437cm" svg:width="0.706cm" svg:height="0.593cm" draw:z-index="11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40"/>
        <text:p text:style-name="P230"><text:span text:style-name="T28">Очевидно</text:span><text:span text:style-name="T1">, что инвестор предпочел бы </text:span><text:span text:style-name="T28">некий </text:span><text:span text:style-name="T1">портфель, находящийся на кривой </text:span><text:span text:style-name="T1"><draw:frame draw:style-name="fr8" draw:name="Object63" text:anchor-type="as-char" svg:y="-0.437cm" svg:width="0.706cm" svg:height="0.593cm" draw:z-index="11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8">как более доходный, однако</text:span><text:span text:style-name="T1"> такого портфеля </text:span><text:span text:style-name="T28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230"><text:span text:style-name="T28">Каждый инвестор имеет свой набор кривых безразличия. К примеру, кривые безразличия и</text:span><text:span text:style-name="T1">нвестор</text:span><text:span text:style-name="T28">а</text:span><text:span text:style-name="T1"> с низкой степенью избегания риска буд</text:span><text:span text:style-name="T28">у</text:span><text:span text:style-name="T1">т <text:s/></text:span><text:span text:style-name="T28">находиться левее и ниже </text:span><text:span text:style-name="T1">кривых безразличия инвестора </text:span><text:span text:style-name="T28">с </text:span><text:span text:style-name="T1">высокой степенью избегания риска. На рисунке </text:span><text:span text:style-name="T32">2</text:span><text:span text:style-name="T1"> </text:span><text:span text:style-name="T32">кривые безразличия такого инвестора <text:s/>имеют синий цвет, <text:s/>и оптимальным </text:span><text:span text:style-name="T1">портфелем </text:span><text:span text:style-name="T32">для этого инвестора </text:span><text:span text:style-name="T1">является портфель </text:span><text:span text:style-name="T1"><draw:frame draw:style-name="fr8" draw:name="Object50" text:anchor-type="as-char" svg:y="-0.377cm" svg:width="0.646cm" svg:height="0.533cm" draw:z-index="11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8" draw:name="Object65" text:anchor-type="as-char" svg:y="-0.377cm" svg:width="0.531cm" svg:height="0.533cm" draw:z-index="11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8" draw:name="Object64" text:anchor-type="as-char" svg:y="-0.437cm" svg:width="0.706cm" svg:height="0.593cm" draw:z-index="11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oft-page-break/><text:span text:style-name="T32">является</text:span><text:span text:style-name="T1"> предпочтительн</text:span><text:span text:style-name="T32">ей</text:span><text:span text:style-name="T1"> для инвестора, </text:span><text:span text:style-name="T33">однако эта</text:span><text:span text:style-name="T1"> кривая не касается </text:span><text:span text:style-name="T32">достижимого</text:span><text:span text:style-name="T1"> множества). </text:span></text:p>
        <text:p text:style-name="P140"/>
        <text:p text:style-name="P228"><draw:frame draw:style-name="fr7" draw:name="Image22" text:anchor-type="char" svg:y="0.284cm" svg:width="16.974cm" svg:height="8.373cm" draw:z-index="178"><draw:image xlink:href="Pictures/1000020100000352000001A44EF9E55408032A4F.png" xlink:type="simple" xlink:show="embed" xlink:actuate="onLoad"/></draw:frame><text:span text:style-name="T1">Рисунок </text:span><text:span text:style-name="T3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8" draw:name="Object67" text:anchor-type="as-char" svg:y="-0.377cm" svg:width="0.531cm" svg:height="0.533cm" draw:z-index="11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8" draw:name="Object68" text:anchor-type="as-char" svg:y="-0.437cm" svg:width="0.706cm" svg:height="0.593cm" draw:z-index="12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39"/>
        <text:h text:style-name="P263" text:outline-level="3">2.<text:span text:style-name="T365">2</text:span>.<text:span text:style-name="T365">4</text:span>. Рыночная модель</text:h>
        <text:p text:style-name="P196"><text:span text:style-name="T366">Важным понятием при формировании портфеля является диверсификация, которая рассматривается в ранках рыночной модели (</text:span><text:span text:style-name="T154">market model</text:span><text:span text:style-name="T366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</text:span>:</text:p>
        <text:p text:style-name="P196"><text:soft-page-break/><draw:frame draw:style-name="fr8" draw:name="Object69" text:anchor-type="as-char" svg:y="-0.377cm" svg:width="3.002cm" svg:height="0.533cm" draw:z-index="121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8" draw:name="Object70" text:anchor-type="as-char" svg:y="-0.377cm" svg:width="0.467cm" svg:height="0.533cm" draw:z-index="122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8" draw:name="Object71" text:anchor-type="as-char" svg:y="-0.377cm" svg:width="0.326cm" svg:height="0.469cm" draw:z-index="123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67">владения</text:span>; <draw:frame draw:style-name="fr8" draw:name="Object72" text:anchor-type="as-char" svg:y="-0.377cm" svg:width="0.512cm" svg:height="0.533cm" draw:z-index="124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67">ого</text:span> индекс<text:span text:style-name="T367">а</text:span> за тот же период; <draw:frame draw:style-name="fr8" draw:name="Object73" text:anchor-type="as-char" svg:y="-0.215cm" svg:width="0.661cm" svg:height="0.37cm" draw:z-index="125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8" draw:name="Object74" text:anchor-type="as-char" svg:y="-0.312cm" svg:width="0.61cm" svg:height="0.466cm" draw:z-index="126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8" draw:name="Object75" text:anchor-type="as-char" svg:y="-0.219cm" svg:width="0.584cm" svg:height="0.372cm" draw:z-index="127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96">Предположив, что коэффициент наклона положителен, из уравнения выше можно заметить, <text:span text:style-name="T367">что</text:span> чем выше доходность рыночн<text:span text:style-name="T367">ого</text:span> индекс<text:span text:style-name="T367">а</text:span>, тем выше будет доходность ценной бумаги.</text:p>
        <text:p text:style-name="P230"><text:span text:style-name="T78">К</text:span><text:span text:style-name="T36"> пример</text:span><text:span text:style-name="T78">у, в случае</text:span><text:span text:style-name="T36"> рассмотрим акци</text:span><text:span text:style-name="T78">и компании</text:span><text:span text:style-name="T36"> A, для которых</text:span><text:span text:style-name="T36"><draw:frame draw:style-name="fr8" draw:name="Object76" text:anchor-type="as-char" svg:y="-0.377cm" svg:width="1.635cm" svg:height="0.533cm" draw:z-index="12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6">, </text:span><text:span text:style-name="T36"><draw:frame draw:style-name="fr8" draw:name="Object77" text:anchor-type="as-char" svg:y="-0.377cm" svg:width="1.505cm" svg:height="0.533cm" draw:z-index="129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6">. Это означает, что для акции А рыночная модель будет выглядеть следующим образом:</text:span></text:p>
        <text:p text:style-name="P230"><draw:frame draw:style-name="fr8" draw:name="Object78" text:anchor-type="as-char" svg:y="-0.377cm" svg:width="3.653cm" svg:height="0.533cm" draw:z-index="130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230"><text:span text:style-name="T36">Таким образом, если рыночный индекс имеет доходность 10%, то ожидаемая доходность ценной бумаги состав</text:span><text:span text:style-name="T78">и</text:span><text:span text:style-name="T36">т </text:span><text:span text:style-name="T36"><draw:frame draw:style-name="fr8" draw:name="Object79" text:anchor-type="as-char" svg:y="-0.377cm" svg:width="3.263cm" svg:height="0.469cm" draw:z-index="131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36">. Если же доходность рыночного индекса равняется -5%, то доходность ценной бумаги А ожидается равной </text:span><text:span text:style-name="T36"><draw:frame draw:style-name="fr8" draw:name="Object80" text:anchor-type="as-char" svg:y="-0.386cm" svg:width="3.956cm" svg:height="0.51cm" draw:z-index="132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36">.</text:span></text:p>
        <text:p text:style-name="P196">Член уравнения <draw:frame draw:style-name="fr8" draw:name="Object81" text:anchor-type="as-char" svg:y="-0.219cm" svg:width="0.584cm" svg:height="0.372cm" draw:z-index="133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68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8" draw:name="Object82" text:anchor-type="as-char" svg:y="-0.226cm" svg:width="0.748cm" svg:height="0.379cm" draw:z-index="134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368">[3]</text:span>.</text:p>
        <text:p text:style-name="P242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12].</text:p>
        <text:p text:style-name="P196">Исходя из рыночной модели, общий риск ценной бумаги <draw:frame draw:style-name="fr8" draw:name="Object83" text:anchor-type="as-char" svg:y="-0.377cm" svg:width="0.326cm" svg:height="0.469cm" draw:z-index="135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8" draw:name="Object84" text:anchor-type="as-char" svg:y="-0.437cm" svg:width="0.686cm" svg:height="0.593cm" draw:z-index="136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69">[3]</text:span>:</text:p>
        <text:list xml:id="list3913222829523051110" text:style-name="WW8Num8">
          <text:list-item>
            <text:p text:style-name="P146"><text:soft-page-break/>систематический <text:s/><text:span text:style-name="T370">(или </text:span>рыночный) риск (market risk)</text:p>
          </text:list-item>
          <text:list-item>
            <text:p text:style-name="P146">несистематический <text:span text:style-name="T371">(собственный) </text:span>риск (unique risk)</text:p>
          </text:list-item>
        </text:list>
        <text:p text:style-name="P243">Таким образом, <text:span text:style-name="T369">дисперсия</text:span> <draw:frame draw:style-name="fr8" draw:name="Object85" text:anchor-type="as-char" svg:y="-0.437cm" svg:width="0.686cm" svg:height="0.593cm" draw:z-index="137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69">ценной бумаги равна </text:span><draw:frame draw:style-name="fr8" draw:name="Object86" text:anchor-type="as-char" svg:y="-0.437cm" svg:width="3.064cm" svg:height="0.593cm" draw:z-index="138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8" draw:name="Object87" text:anchor-type="as-char" svg:y="-0.437cm" svg:width="0.686cm" svg:height="0.593cm" draw:z-index="139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72">ого</text:span> индекс<text:span text:style-name="T372">а</text:span>, <draw:frame draw:style-name="fr8" draw:name="Object88" text:anchor-type="as-char" svg:y="-0.437cm" svg:width="1.311cm" svg:height="0.593cm" draw:z-index="140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8" draw:name="Object89" text:anchor-type="as-char" svg:y="-0.377cm" svg:width="0.326cm" svg:height="0.469cm" draw:z-index="141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8" draw:name="Object90" text:anchor-type="as-char" svg:y="-0.437cm" svg:width="0.833cm" svg:height="0.593cm" draw:z-index="142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8" draw:name="Object93" text:anchor-type="as-char" svg:y="-0.377cm" svg:width="0.326cm" svg:height="0.469cm" draw:z-index="143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8" draw:name="Object94" text:anchor-type="as-char" svg:y="-0.219cm" svg:width="0.584cm" svg:height="0.372cm" draw:z-index="144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263" text:outline-level="3"><text:span text:style-name="T373">2.2.6. </text:span>Общий риск и доходность портфеля</text:h>
        <text:p text:style-name="P196"><text:span text:style-name="T374">Как уже упоминалось ранее, д</text:span>оходность<text:span text:style-name="T177"> портфеля может быть вычислена следующим образом:</text:span></text:p>
        <text:p text:style-name="P196"><draw:frame draw:style-name="fr8" draw:name="Object112" text:anchor-type="as-char" svg:y="-0.713cm" svg:width="2.178cm" svg:height="1.139cm" draw:z-index="145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177">где </text:span><text:span text:style-name="T177"><draw:frame draw:style-name="fr8" draw:name="Object113" text:anchor-type="as-char" svg:y="-0.377cm" svg:width="0.326cm" svg:height="0.469cm" draw:z-index="146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77"> - ценная бумага, входящая в портфель; </text:span><text:span text:style-name="T177"><draw:frame draw:style-name="fr8" draw:name="Object116" text:anchor-type="as-char" svg:y="-0.377cm" svg:width="0.549cm" svg:height="0.469cm" draw:z-index="14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77"> - количество бумаг в портфеле; </text:span><text:span text:style-name="T177"><draw:frame draw:style-name="fr8" draw:name="Object117" text:anchor-type="as-char" svg:y="-0.377cm" svg:width="0.605cm" svg:height="0.533cm" draw:z-index="14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77"> - доля ценной бумаги в портфеле; </text:span><text:span text:style-name="T177"><draw:frame draw:style-name="fr8" draw:name="Object118" text:anchor-type="as-char" svg:y="-0.377cm" svg:width="0.467cm" svg:height="0.533cm" draw:z-index="149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77"> - доходность отдельной ценной бумаги. </text:span></text:p>
        <text:p text:style-name="P189">Поставив в уравнение доходности уравнение рыночной модели, получим:</text:p>
        <text:p text:style-name="P196"><draw:frame draw:style-name="fr8" draw:name="Object119" text:anchor-type="as-char" svg:y="-0.713cm" svg:width="13.286cm" svg:height="1.139cm" draw:z-index="150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190">Данное уравнение показывает, что <draw:frame draw:style-name="fr8" draw:name="Object120" text:anchor-type="as-char" svg:y="-0.215cm" svg:width="0.744cm" svg:height="0.37cm" draw:z-index="151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8" draw:name="Object121" text:anchor-type="as-char" svg:y="-0.312cm" svg:width="0.693cm" svg:height="0.466cm" draw:z-index="152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178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178"><draw:frame draw:style-name="fr8" draw:name="Object122" text:anchor-type="as-char" svg:y="-0.219cm" svg:width="0.667cm" svg:height="0.372cm" draw:z-index="153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78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рыночная модель портфеля является прямым обобщением рыночных моделей отдельных ценных бумаг, входящих в этот портфель [3].</text:span></text:p>
        <text:p text:style-name="P191"><text:soft-page-break/>Также из этого уравнения следует, что общий риск портфеля, измеряемый дисперсией его доходности <draw:frame draw:style-name="fr8" draw:name="Object3" text:anchor-type="as-char" svg:y="-0.437cm" svg:width="0.769cm" svg:height="0.593cm" draw:z-index="154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75">может быть </text:span>выраже<text:span text:style-name="T375">н</text:span> следующим образом:</text:p>
        <text:p text:style-name="P191"><draw:frame draw:style-name="fr8" draw:name="Object124" text:anchor-type="as-char" svg:y="-0.437cm" svg:width="2.937cm" svg:height="0.593cm" draw:z-index="155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8" draw:name="Object125" text:anchor-type="as-char" svg:y="-0.799cm" svg:width="2.715cm" svg:height="1.226cm" draw:z-index="156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191">Предполагая, что случайные отклонения доходност<text:span text:style-name="T376">ей</text:span> ценных бумаг некореллированы, из этого уравнения получим:</text:p>
        <text:p text:style-name="P191"><draw:frame draw:style-name="fr8" draw:name="Object126" text:anchor-type="as-char" svg:y="-0.799cm" svg:width="2.96cm" svg:height="1.226cm" draw:z-index="157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192">Из этого уравнения следует, что в рамках рыночной модели, <text:span text:style-name="T377">общий риск портфеля состоит из двух </text:span>частей<text:span text:style-name="T377">, аналогичным двум </text:span>частям<text:span text:style-name="T377"> общего риска отдельных ценных бумаг. Эти компоненты также носят название </text:span>систематического (<text:span text:style-name="T377">рыночного</text:span>)<text:span text:style-name="T377"> риска </text:span><text:span text:style-name="T377"><draw:frame draw:style-name="fr8" draw:name="Object127" text:anchor-type="as-char" svg:y="-0.437cm" svg:width="1.147cm" svg:height="0.593cm" draw:z-index="158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377"> и </text:span>несистематического (<text:span text:style-name="T377">собственного</text:span>)<text:span text:style-name="T377"> риска </text:span><text:span text:style-name="T377"><draw:frame draw:style-name="fr8" draw:name="Object128" text:anchor-type="as-char" svg:y="-0.437cm" svg:width="0.787cm" svg:height="0.593cm" draw:z-index="159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377"> портфеля.</text:span></text:p>
        <text:h text:style-name="P263" text:outline-level="3"><text:span text:style-name="T373">2.2.7. </text:span>Рыночный риск портфеля</text:h>
        <text:p text:style-name="P193">Из уравнения <text:span text:style-name="T378"><draw:frame draw:style-name="fr8" draw:name="Object51" text:anchor-type="as-char" svg:y="-0.437cm" svg:width="2.937cm" svg:height="0.593cm" draw:z-index="160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378">, где </text:span><text:span text:style-name="T378"><draw:frame draw:style-name="fr8" draw:name="Object53" text:anchor-type="as-char" svg:y="-0.799cm" svg:width="2.715cm" svg:height="1.226cm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378">, </text:span>можно заметить, <text:span text:style-name="T379">что чем более диверсифицирован портфель (т. е. чем большее количество ценных бумаг в него входит), тем меньше каждая доля </text:span><text:span text:style-name="T379"><draw:frame draw:style-name="fr8" draw:name="Object91" text:anchor-type="as-char" svg:y="-0.377cm" svg:width="0.605cm" svg:height="0.533cm" draw:z-index="162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379">. При этом значение </text:span><text:span text:style-name="T379"><draw:frame draw:style-name="fr8" draw:name="Object92" text:anchor-type="as-char" svg:y="-0.312cm" svg:width="0.737cm" svg:height="0.466cm" draw:z-index="16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379"> не меняется существенным образом, за исключением случаев преднамеренного включения в портфель ценных бумаг с относительно низким или высоким значением </text:span><text:span text:style-name="T379"><draw:frame draw:style-name="fr8" draw:name="Object54" text:anchor-type="as-char" svg:y="-0.312cm" svg:width="0.737cm" svg:height="0.466cm" draw:z-index="164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379"> . Так как </text:span><text:span text:style-name="T379"><draw:frame draw:style-name="fr8" draw:name="Object55" text:anchor-type="as-char" svg:y="-0.312cm" svg:width="0.737cm" svg:height="0.466cm" draw:z-index="165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379"> портфеля является средним значением </text:span><text:span text:style-name="T379"><draw:frame draw:style-name="fr8" draw:name="Object56" text:anchor-type="as-char" svg:y="-0.312cm" svg:width="0.51cm" svg:height="0.466cm" draw:z-index="166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379"> ценных бумаг, входящих в портфель, то нет оснований предполагать, что увеличение диверсификации портфеля вызовет изменение </text:span>коэффициента <draw:frame draw:style-name="fr8" draw:name="Object57" text:anchor-type="as-char" svg:y="-0.312cm" svg:width="0.737cm" svg:height="0.466cm" draw:z-index="167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379"> портфеля и, таким образом, рыночного риска портфеля в какую либо сторону. Таким образом, можно </text:span>прийти к выводу<text:span text:style-name="T379">, что </text:span><text:span text:style-name="T155">диверсификация приводит к усреднению рыночного риска</text:span><text:span text:style-name="T121"> </text:span><text:span text:style-name="T134">[3]</text:span><text:span text:style-name="T121">.</text:span></text:p>
        <text:p text:style-name="P209"><text:soft-page-break/><text:span text:style-name="T129">Э</text:span>тот выво<text:span text:style-name="T130">д</text:span> имеет важное значение, так как в случае плохого или хорошего экономического прогноза большинство ценных бумаг возрастут или соответственно упадут в цене. <text:span text:style-name="T131">Несмотря на уровень диверсификации портфеля, всегда можно ожидать, что такие рыночные явления будут влиять на доходность портфеля.</text:span></text:p>
        <text:h text:style-name="P263" text:outline-level="3"><text:span text:style-name="T380">2.2.8. </text:span>Собственный риск портфеля</text:h>
        <text:p text:style-name="P193">Совершенно иначе обстоит дело с собственным риском портфеля. Если исходить из предположения, что некоторые ценные бумаги в портфеле могут неожиданно вырасти в цене, а другие — неожиданно упасть в цене, то можно ожидать что количество таких компаний будет примерно равно, что, в конечном итоге, <text:span text:style-name="T132">приведет к небольшому ожидаемому чистому воздействию </text:span>каждой отдельно взятой ценной бумаги <text:span text:style-name="T132">на доходность хорошо диверсифицированного портфеля. </text:span></text:p>
        <text:p text:style-name="P194">Это означает, что чем больше диверсифицируется портфель, тем меньше становится собственный риск и, следовательно, общий риск [3]. </text:p>
        <text:p text:style-name="P195">Данная величина может быть точно вычислена, если ввести предположение о некореллированности случайных отклонений доходности. Если предположить, что во все ценные бумаги инвестировано одинаковое количество средств, то доля <draw:frame draw:style-name="fr8" draw:name="Object97" text:anchor-type="as-char" svg:y="-0.377cm" svg:width="0.51cm" svg:height="0.533cm" draw:z-index="168"><draw:object xlink:href="./Object 151" xlink:type="simple" xlink:show="embed" xlink:actuate="onLoad"/><draw:image xlink:href="./ObjectReplacements/Object 151" xlink:type="simple" xlink:show="embed" xlink:actuate="onLoad"/><svg:desc>formula</svg:desc></draw:frame> составит <draw:frame draw:style-name="fr8" draw:name="Object98" text:anchor-type="as-char" svg:y="-0.621cm" svg:width="0.631cm" svg:height="1cm" draw:z-index="169"><draw:object xlink:href="./Object 152" xlink:type="simple" xlink:show="embed" xlink:actuate="onLoad"/><draw:image xlink:href="./ObjectReplacements/Object 152" xlink:type="simple" xlink:show="embed" xlink:actuate="onLoad"/><svg:desc>formula</svg:desc></draw:frame>, а уровень собственного риска будет равен:</text:p>
        <text:p text:style-name="P196"><draw:frame draw:style-name="fr8" draw:name="Object96" text:anchor-type="as-char" svg:y="-0.744cm" svg:width="7.858cm" svg:height="1.171cm" draw:z-index="170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<text:p text:style-name="P195">Значение внутри скобок является средним собственным риском ценных бумаг, образующих портфель. <text:span text:style-name="T133">Но собственный риск портфеля в </text:span><text:span text:style-name="T133"><draw:frame draw:style-name="fr8" draw:name="Object99" text:anchor-type="as-char" svg:y="-0.377cm" svg:width="0.549cm" svg:height="0.469cm" draw:z-index="171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133"> раз меньше данного значения, так как член </text:span><text:span text:style-name="T133"><draw:frame draw:style-name="fr8" draw:name="Object100" text:anchor-type="as-char" svg:y="-0.621cm" svg:width="0.631cm" svg:height="1cm" draw:z-index="17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33"> находится вне скобок. При увеличении количества бумаг в портфеле, он становится более </text:span><text:soft-page-break/><text:span text:style-name="T133">диверсифицированным, значение </text:span><text:span text:style-name="T133"><draw:frame draw:style-name="fr8" draw:name="Object66" text:anchor-type="as-char" svg:y="-0.377cm" svg:width="0.549cm" svg:height="0.469cm" draw:z-index="173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133"> увеличивается, значение </text:span><text:span text:style-name="T133"><draw:frame draw:style-name="fr8" draw:name="Object101" text:anchor-type="as-char" svg:y="-0.621cm" svg:width="0.631cm" svg:height="1cm" draw:z-index="174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33"> уменьшается, что в конечном счете приводит к уменьшению собственного риска портфеля.</text:span></text:p>
        <text:p text:style-name="P195"><text:span text:style-name="T381">В соответствии со всем вышесказанным, можно сделать следующий вывод: </text:span><text:span text:style-name="T156">диверсификация </text:span><text:span text:style-name="T138">приводит к снижению собственного риска и усреднению рыночного </text:span><text:span text:style-name="T156">риск</text:span><text:span text:style-name="T138">а </text:span><text:span text:style-name="T157">[3]</text:span><text:span text:style-name="T156">.</text:span><text:span text:style-name="T122"> </text:span><text:span text:style-name="T157">Другими словами</text:span><text:span text:style-name="T135">, портфель, состоящий из </text:span><text:span text:style-name="T157">тридцати</text:span><text:span text:style-name="T135"> или более случа</text:span><text:span text:style-name="T136">й</text:span><text:span text:style-name="T135">но выбранных ценных бумаг будет иметь относительно низкую величину собственного риска</text:span><text:span text:style-name="T137">, </text:span><text:span text:style-name="T157">что означает, </text:span><text:span text:style-name="T137">что общий риск будет не намного больше величины имеющегося рыночного риска.</text:span></text:p>
        <text:p text:style-name="P210"/>
        <text:h text:style-name="P259" text:outline-level="2"><text:bookmark-start text:name="__RefHeading___Toc2454_99562824"/>2.3. <text:span text:style-name="T382">Стратегии </text:span>управлени<text:span text:style-name="T382">я портфелем</text:span> и оценка эффективности<text:bookmark-end text:name="__RefHeading___Toc2454_99562824"/></text:h>
        <text:h text:style-name="P263" text:outline-level="3"><text:span text:style-name="T382">2.3.1. Стратегии </text:span>управлени<text:span text:style-name="T382">я</text:span> инвестиционным портфелем</text:h>
        <text:p text:style-name="P230"><text:span text:style-name="T36">Выделяют две стратегии управления </text:span><text:span text:style-name="T79">инвестициями</text:span><text:span text:style-name="T36"> — пассивную и активную </text:span><text:span text:style-name="T80">[12]:</text:span><text:span text:style-name="T36"> </text:span></text:p>
        <text:p text:style-name="P230"><text:span text:style-name="T35">Пассивное управление предполагает владение </text:span><text:span text:style-name="T36">диверсифицированным </text:span><text:span text:style-name="T80">инвестиционным</text:span><text:span text:style-name="T36"> портфел</text:span><text:span text:style-name="T80">е</text:span><text:span text:style-name="T36">м, </text:span><text:span text:style-name="T80">который не требует частого пересмотра. </text:span><text:span text:style-name="T97">При таком подходе оптимальной стратегией </text:span><text:span text:style-name="T98">зачастую</text:span><text:span text:style-name="T97"> </text:span><text:span text:style-name="T98">является </text:span><text:span text:style-name="T97">следование рыночным индексам (взвешенным по капитализации, таким, как S&amp;P500 </text:span><text:span text:style-name="T98">в случае инвестиций в американские ценные бумаги </text:span><text:span text:style-name="T97">или РТС </text:span><text:span text:style-name="T98">в случае инвестиций в российский фондовый рынок</text:span><text:span text:style-name="T97">)</text:span><text:span text:style-name="T99">[11]</text:span><text:span text:style-name="T97">. При пассивном управлении не требу</text:span><text:span text:style-name="T98">ю</text:span><text:span text:style-name="T97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98">значительно </text:span><text:span text:style-name="T97">меньше, чем при активном управлении, что дает экономию на транзакционных издержках </text:span><text:span text:style-name="T100">и брокерских комиссиях</text:span><text:span text:style-name="T97">.</text:span></text:p>
        <text:p text:style-name="P211">Активное управление — это попытка повысить эффективность портфеля путем <text:span text:style-name="T383">добавления в него</text:span> недооцененных рынком ценных бумаг <text:span text:style-name="T383">(с помощью фундаментального анализа)</text:span>, <text:s/><text:span text:style-name="T383">а также</text:span> посредством выбора времени <text:soft-page-break/>для сделок с широкими классами активов, когда фондовый рынок имеет тенденцию к повышению. <text:span text:style-name="T384">Как будет показано ниже, </text:span>следова<text:span text:style-name="T384">ние</text:span> пассивным стратегиями <text:span text:style-name="T384">зачастую может привести к лучшим показателям доходности портфеля, так как в этом случае отсутствуют операционные издержки на частый пересмотр портфеля [11]</text:span>.</text:p>
        <text:p text:style-name="P212">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. <text:span text:style-name="T220">Для первичного ориентирования целесообразно иметь в виду следующие моменты [11]:</text:span></text:p>
        <text:list xml:id="list6499551704790141482" text:style-name="L24">
          <text:list-item>
            <text:p text:style-name="P198">Портфели ценных бумаг всех инвесторов, взятые в совокупности, образую<text:span text:style-name="T222">т</text:span> рыночный портфель, <text:span text:style-name="T221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99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23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</text:span><text:soft-page-break/><text:span text:style-name="T223">использовать пассивное управление, то рынок перестанет существовать.</text:span></text:p>
          </text:list-item>
          <text:list-item>
            <text:p text:style-name="P200">Универсальное свойство рыночного портфеля получено в предположении, что инвестиционный горизонт всех инвесторов одинаков. <text:span text:style-name="T224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201">Проводя анализ отдельных <text:span text:style-name="T38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25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</text:p>
            <text:p text:style-name="P201"/>
          </text:list-item>
        </text:list>
        <text:h text:style-name="P263" text:outline-level="3"><text:span text:style-name="T386">2.3.2. </text:span>Оценка эффективности управления инвестициями</text:h>
        <text:p text:style-name="P213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17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387">коэффициент </text:span>P/E <text:span text:style-name="T216">(price/earnings ratio) </text:span>и т. п. <text:span text:style-name="T216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</text:span><text:soft-page-break/><text:span text:style-name="T216">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214">Совокупность <text:span text:style-name="T218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203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6078290746442696618" text:style-name="L25">
          <text:list-item>
            <text:p text:style-name="P202">индекс фондового рынка ММВБ</text:p>
          </text:list-item>
          <text:list-item>
            <text:p text:style-name="P202">индекс РТС RTSI (отличается от индекса ММВБ тем, что рассчитывается в долларах США)</text:p>
          </text:list-item>
          <text:list-item>
            <text:p text:style-name="P202">отраслевые индексы ММВБ: MICEX O&amp;G (нефтегазовая отрасль), MICEX PWR (энергетический сектор), <text:span text:style-name="T219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204">капитализированные индексы ММВБ: MICEX LC (компании высокой капитализации), MICEX MC (стандартной капитализации), MICEX SC (базовой капитализации). </text:p>
          </text:list-item>
        </text:list>
        <text:p text:style-name="P203"/>
        <text:p text:style-name="P215">Среди международных индексов стоит выделить следующие <text:span text:style-name="T227">[12]</text:span>:</text:p>
        <text:list xml:id="list4904429939470336462" text:style-name="L26">
          <text:list-item>
            <text:p text:style-name="P205"><text:soft-page-break/>индекс Доу-Джонса <text:span text:style-name="T226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205">индекс S&amp;P500<text:span text:style-name="T227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206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206">немецкий DAX, <text:span text:style-name="T228">являющийся средневзвешенным индексом 30 крупнейших компаний Германии</text:span></text:p>
          </text:list-item>
          <text:list-item>
            <text:p text:style-name="P206">японский Nikkei,<text:span text:style-name="T229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232"/>
        <text:p text:style-name="P216">Примерами <text:span text:style-name="T388">пассивно управляемых </text:span>эталонных портфелей могут служить индекс S&amp;P500 <text:span text:style-name="T389">(символ </text:span><text:span text:style-name="T128">^GSPC</text:span><text:span text:style-name="T389"> на Нью-Йоркской фондовой бирже)</text:span>и торгуемый фонд ETF SPDR S&amp;P500 <text:span text:style-name="T389">(символ </text:span><text:span text:style-name="T128">SPY</text:span><text:span text:style-name="T389">), построенный на базе индекса S&amp;P500</text:span>. <text:span text:style-name="T390">Разницу в показателях доходности, которые можно увидеть на рисунке 4 и в таблице ?, можно объяснить тем, что в случае торгуемого фонда <text:s/></text:span>SPDR <text:span text:style-name="T391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233"><text:soft-page-break/><draw:frame draw:style-name="fr2" draw:name="Image2" text:anchor-type="as-char" svg:width="16.499cm" svg:height="7.565cm" draw:z-index="175"><draw:image xlink:href="Pictures/100002010000051800000256ED70E570DAC628CB.png" xlink:type="simple" xlink:show="embed" xlink:actuate="onLoad"/></draw:frame></text:p>
        <text:p text:style-name="P217">Рисунок 4 — доходнос<text:span text:style-name="T392">ти</text:span> индекса S&amp;P500 (синий) и торгуемого фонда ETF SPDR S&amp;P500 (красный) за 2012-2015 годы. <text:span text:style-name="T393">Котировки нормированы но индексу S&amp;P500.</text:span></text:p>
        <text:p text:style-name="P218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304">Год</text:p>
            </table:table-cell>
            <table:table-cell table:style-name="Table7.A1" office:value-type="string">
              <text:p text:style-name="P304">Фонд (индекс)</text:p>
            </table:table-cell>
            <table:table-cell table:style-name="Table7.A1" office:value-type="string">
              <text:p text:style-name="P304">Цена на начало периода владения</text:p>
            </table:table-cell>
            <table:table-cell table:style-name="Table7.A1" office:value-type="string">
              <text:p text:style-name="P304">Цена в конце периода владения</text:p>
            </table:table-cell>
            <table:table-cell table:style-name="Table7.E1" office:value-type="string">
              <text:p text:style-name="P304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304">2013</text:p>
            </table:table-cell>
            <table:table-cell table:style-name="Table7.B2" office:value-type="string">
              <text:p text:style-name="P304">S&amp;P500</text:p>
            </table:table-cell>
            <table:table-cell table:style-name="Table7.C2" office:value-type="string">
              <text:p text:style-name="P305">1462.42</text:p>
            </table:table-cell>
            <table:table-cell table:style-name="Table7.D2" office:value-type="string">
              <text:p text:style-name="P305">1848.36</text:p>
            </table:table-cell>
            <table:table-cell table:style-name="Table7.E2" office:value-type="string">
              <text:p text:style-name="P298">+26.4</text:p>
            </table:table-cell>
          </table:table-row>
          <table:table-row>
            <table:covered-table-cell/>
            <table:table-cell table:style-name="Table7.B3" office:value-type="string">
              <text:p text:style-name="P304">ETF SPDR S&amp;P500</text:p>
            </table:table-cell>
            <table:table-cell table:style-name="Table7.C3" office:value-type="string">
              <text:p text:style-name="P305">137.59</text:p>
            </table:table-cell>
            <table:table-cell table:style-name="Table7.D3" office:value-type="string">
              <text:p text:style-name="P305">177.49</text:p>
            </table:table-cell>
            <table:table-cell table:style-name="Table7.E3" office:value-type="string">
              <text:p text:style-name="P298">+29.0</text:p>
            </table:table-cell>
          </table:table-row>
          <table:table-row>
            <table:table-cell table:style-name="Table7.A5" table:number-rows-spanned="2" office:value-type="string">
              <text:p text:style-name="P304">2014</text:p>
            </table:table-cell>
            <table:table-cell table:style-name="Table7.B4" office:value-type="string">
              <text:p text:style-name="P304">S&amp;P500</text:p>
            </table:table-cell>
            <table:table-cell table:style-name="Table7.C4" office:value-type="string">
              <text:p text:style-name="P305">1831.98</text:p>
            </table:table-cell>
            <table:table-cell table:style-name="Table7.D4" office:value-type="string">
              <text:p text:style-name="P305">2058.9</text:p>
            </table:table-cell>
            <table:table-cell table:style-name="Table7.E4" office:value-type="string">
              <text:p text:style-name="P298">+12.4</text:p>
            </table:table-cell>
          </table:table-row>
          <table:table-row>
            <table:covered-table-cell/>
            <table:table-cell table:style-name="Table7.B5" office:value-type="string">
              <text:p text:style-name="P304">ETF SPDR S&amp;P500</text:p>
            </table:table-cell>
            <table:table-cell table:style-name="Table7.C5" office:value-type="string">
              <text:p text:style-name="P305">175.79</text:p>
            </table:table-cell>
            <table:table-cell table:style-name="Table7.D5" office:value-type="string">
              <text:p text:style-name="P305">201.38</text:p>
            </table:table-cell>
            <table:table-cell table:style-name="Table7.E5" office:value-type="string">
              <text:p text:style-name="P298">+14.6</text:p>
            </table:table-cell>
          </table:table-row>
          <table:table-row>
            <table:table-cell table:style-name="Table7.A7" table:number-rows-spanned="2" office:value-type="string">
              <text:p text:style-name="P304">2015</text:p>
            </table:table-cell>
            <table:table-cell table:style-name="Table7.B6" office:value-type="string">
              <text:p text:style-name="P304">S&amp;P500</text:p>
            </table:table-cell>
            <table:table-cell table:style-name="Table7.C6" office:value-type="string">
              <text:p text:style-name="P304">2058.2</text:p>
            </table:table-cell>
            <table:table-cell table:style-name="Table7.D6" office:value-type="string">
              <text:p text:style-name="P304">2043.94</text:p>
            </table:table-cell>
            <table:table-cell table:style-name="Table7.E6" office:value-type="string">
              <text:p text:style-name="P299">-<text:span text:style-name="T393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304">ETF SPDR S&amp;P500</text:p>
            </table:table-cell>
            <table:table-cell table:style-name="Table7.C7" office:value-type="string">
              <text:p text:style-name="P304">201.28</text:p>
            </table:table-cell>
            <table:table-cell table:style-name="Table7.D7" office:value-type="string">
              <text:p text:style-name="P304">203.87</text:p>
            </table:table-cell>
            <table:table-cell table:style-name="Table7.E7" office:value-type="string">
              <text:p text:style-name="P300">+1.3</text:p>
            </table:table-cell>
          </table:table-row>
        </table:table>
        <text:p text:style-name="P229"><text:span text:style-name="T101">Таблица</text:span><text:span text:style-name="T93"> ? — </text:span><text:span text:style-name="T101"><text:s/></text:span><text:span text:style-name="T93">доходност</text:span><text:span text:style-name="T101">и</text:span><text:span text:style-name="T93"> индекса S&amp;P500 и торгуемого фонда ETF SPDR S&amp;P500 за 2012-2015 годы.</text:span></text:p>
        <text:p text:style-name="P217"/>
        <text:h text:style-name="P259" text:outline-level="2"><text:bookmark-start text:name="__RefHeading___Toc2300_99562824"/><text:soft-page-break/>Выводы <text:span text:style-name="T394">по главе</text:span><text:bookmark-end text:name="__RefHeading___Toc2300_99562824"/></text:h>
        <text:p text:style-name="P245">В второй главе выпускной квалификационной работы <text:s/><text:span text:style-name="T395">рассмотрены основные понятия, связанные с современной теорией формирования портфеля.</text:span></text:p>
        <text:p text:style-name="P246">В первом разделе главы рассмотрены основные величины связанные с инвестиционным портфелем — <text:span text:style-name="T396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47">Второ<text:span text:style-name="T397">й</text:span> раздел главы <text:span text:style-name="T397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155"><text:s/>усреднению </text:span><text:span text:style-name="T158">его </text:span><text:span text:style-name="T155">рыночного риска</text:span><text:span text:style-name="T121">.</text:span></text:p>
        <text:p text:style-name="P248">В третье разделе главы основное внимание уделено двум основным стратегиям управления инвестициями, <text:span text:style-name="T34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44">Проведенное <text:span text:style-name="T341">теоретическое </text:span>исследование <text:span text:style-name="T341">современной теории формирования портфеля Марковитца </text:span>и полученные выводы позволяют перейти к <text:span text:style-name="T341">практической реализации системы оптимизации инвестиций, описанной в следующей главе.</text:span></text:p>
        <text:h text:style-name="P25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58">На основе теоретического материала, описанного в предыдущих двух разделах, была реализована система оптимального распределения инвестиций. </text:p>
        <text:h text:style-name="P256" text:outline-level="2"><text:bookmark-start text:name="__RefHeading___Toc1561_1158609865"/>3.1. Особенности системы, используемые алгоритмы и методы.<text:bookmark-end text:name="__RefHeading___Toc1561_1158609865"/></text:h>
        <text:h text:style-name="Heading_20_3" text:outline-level="3">Особенности рассматриваемого инвестиционного портфеля </text:h>
        <text:p text:style-name="P59">Как правило, <text:span text:style-name="T160">в реальности </text:span>основн<text:span text:style-name="T160">ой</text:span> задач<text:span text:style-name="T160">ей</text:span> финансового аналитика, занимающегося инвестициями, является решение задачи о том, сколько средств и в какой пропорции необходимо вложить в различные активы, как финансовые (акции, облигации, деривативы), так и реальные (товары, недвижимость). </text:p>
        <text:p text:style-name="P60">Инвестиционный портфель, рассматриваемый в данной работе, собран исключительно из акций, торгуемых на Нью-Йоркской фондовой бирже (New York Stock Exchange, NYSE), являющейся крупнейшей и самой популярной биржей в мире, благодаря чему существует множество веб-площадок, предоставляющих данные (как актуальные данные в реальном времени, так и исторические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71">Нью Йоркская фондовая биржа NYSE остается крупнейшей единичной биржей, котирующей примерно 2800 компаний суммарной рыночной стоимостью в 2005 г. около 20 трлн. долларов. <text:s/>Ежедневный торговый оборот NYSE в 2005 году составлял в среднем 1,6 млн акций на сумму 55 млрд долларов[12].</text:p>
        <text:h text:style-name="Heading_20_3" text:outline-level="3"><text:soft-page-break/>Основные <text:span text:style-name="T164">используемые </text:span>программные средства</text:h>
        <text:p text:style-name="P61">В качества языка программирования, на котором реализована система распределения инвестиций, был выбран язык Python [<text:span text:style-name="T161">5</text:span>]. Основными факторами, повлиявшими на выбор <text:span text:style-name="T162">этого языка были:</text:span></text:p>
        <text:list xml:id="list8495347745515466072" text:style-name="L8">
          <text:list-item>
            <text:p text:style-name="P147">Высокая скорость разработки, обусловленная простым синтаксисом, и удобной модел<text:span text:style-name="T163">ью</text:span> данных</text:p>
          </text:list-item>
          <text:list-item>
            <text:p text:style-name="P147">Наличие большого количества библиотек, облегчающих работу с данными, в том числе с данными большого объема (библиотеки NumPy, SciPy и Pandas)</text:p>
          </text:list-item>
          <text:list-item>
            <text:p text:style-name="P147">Наличие удобных средств визуализации для отображения графиков различной сложности (библиотека mathplotlib) </text:p>
          </text:list-item>
          <text:list-item>
            <text:p text:style-name="P148">Интерпретируемость и кросс-платформенность — возможность запускать приложения, написанные на языке Python в различных программных окружениях (MacOS, Linux, Windows).</text:p>
          </text:list-item>
          <text:list-item>
            <text:p text:style-name="P149">Возможность использования приложения на Python в качестве back-end в веб-приложении</text:p>
          </text:list-item>
        </text:list>
        <text:p text:style-name="P62"/>
        <text:p text:style-name="P62"/>
        <text:p text:style-name="P62"/>
        <text:p text:style-name="P60"/>
        <text:p text:style-name="P86">Сформируем <text:span text:style-name="T164">первоначальный </text:span>инвестиционный портфель на основе акций софтверной компании Apple (индекс <text:span text:style-name="T120">AAPL</text:span> на Нью-Йоркской фондовой бирже), горнодобывающей Newmont Mining (<text:span text:style-name="T120">NEM</text:span>), авиастроительной Boeing (<text:span text:style-name="T120">BA</text:span>), нефтедобывающей Exxon Mobil (<text:span text:style-name="T120">XOM</text:span>), а также золота (<text:span text:style-name="T120">GLD</text:span>). </text:p>
        <text:p text:style-name="P6"><draw:frame draw:style-name="fr2" draw:name="Image7" text:anchor-type="as-char" svg:width="17.002cm" svg:height="0.893cm" draw:z-index="19"><draw:image xlink:href="Pictures/100002010000030D000000299C2904BF86DCE6DA.png" xlink:type="simple" xlink:show="embed" xlink:actuate="onLoad"/></draw:frame></text:p>
        <text:p text:style-name="P6">Листинг ? - инвестиционный портфель, представленный в качестве массива индексов ценных бумаг</text:p>
        <text:p text:style-name="P5"><text:soft-page-break/></text:p>
        <text:p text:style-name="P87">Данные о котировках указанных ценных бумаг для необходимого промежутка времени могут быть легко получены с помощью с помощью методов библиотеки Pandas :</text:p>
        <text:p text:style-name="P88"><draw:frame draw:style-name="fr3" draw:name="Image6" text:anchor-type="char" svg:width="17.002cm" svg:height="1.397cm" draw:z-index="1"><draw:image xlink:href="Pictures/100002010000034700000045FF2F4B19D601E361.png" xlink:type="simple" xlink:show="embed" xlink:actuate="onLoad"/></draw:frame><text:span text:style-name="T171">Листинг</text:span> ? <text:s/>- <text:s/>получение котировок <text:span text:style-name="T170">ценных бумаг </text:span>из массива <text:span text:style-name="T166">symbols</text:span></text:p>
        <text:p text:style-name="P89"/>
        <text:p text:style-name="P89">В качестве источника данных здесь выступает веб-ресурс Yahoo Finance, промежуток времени . Из полученных данных выделяется цена ценной бумаги на момент закрытия торгов (<text:span text:style-name="T166">'Adj Close'</text:span>) , и добавляется в ассоциативный массив <text:span text:style-name="T166">data</text:span>. <text:s/>В результате, данные в массиве <text:span text:style-name="T166">data</text:span> имеют следующий вид:</text:p>
        <text:p text:style-name="P87"><draw:frame draw:style-name="fr4" draw:name="Image5" text:anchor-type="as-char" svg:width="14.79cm" svg:height="3.016cm" draw:z-index="20"><draw:image xlink:href="Pictures/100002010000022F000000720DF607050F1E6B31.png" xlink:type="simple" xlink:show="embed" xlink:actuate="onLoad"/></draw:frame></text:p>
        <text:p text:style-name="P90"><text:span text:style-name="T165">Рисунок ? - пример представления данных в массиве </text:span><text:span text:style-name="T167">data</text:span><text:span text:style-name="T170">. Показаны пять последних записей</text:span></text:p>
        <text:p text:style-name="P57"/>
        <text:p text:style-name="P63"><text:bookmark-start text:name="__RefHeading___Toc156_1574039482"/>Для понимания тенденций и общих закономерностей, характерных для ценных бумаг, входящих в инвестиционный портфель, можно воспользоваться <text:s/>построенным на основании данных закрытия графиком<text:bookmark-end text:name="__RefHeading___Toc156_1574039482"/></text:p>
        <text:p text:style-name="P4"><text:soft-page-break/><draw:frame draw:style-name="fr2" draw:name="Image8" text:anchor-type="as-char" svg:width="17.002cm" svg:height="7.811cm" draw:z-index="21"><draw:image xlink:href="Pictures/100002010000050F000002537ABD29B19A63737B.png" xlink:type="simple" xlink:show="embed" xlink:actuate="onLoad"/></draw:frame></text:p>
        <text:p text:style-name="P4">Рисунок ? - визуализация котировок акций, входящих в инвестиционный портфель</text:p>
        <text:p text:style-name="P64"/>
        <text:p text:style-name="P65">Взглянув на указанный график, легко заметить, что ценные бумаги <text:span text:style-name="T120">NEM</text:span> (Newmont Mining) являются убыточными — их цена на конец инвестиционного периода (01/01/2016) ниже цены в начале инвестиционного периода (01/01/201<text:span text:style-name="T174">1</text:span>), а следовательно, доля этих бумаг в инвестиционном портфеле должна быть минимальной. <text:span text:style-name="T172">Золото (</text:span><text:span text:style-name="T123">GLD</text:span><text:span text:style-name="T172">), исходя из данных этого графика, также является сомнительным активом, так как несмотря на рост в 2011—2013 годах, <text:s/>с середины 2013 года до конца инвестиционного периода отчетливо видно <text:s/>падение цен на золото. В результате, также можно предположить, что доля этого актива в инвестиционном портфеле будет минимальна. Эти предположения будут проверены далее. </text:span></text:p>
        <text:p text:style-name="P65"/>
        <text:p text:style-name="P67"><text:soft-page-break/>Теоретической основой данной системы распределения инвестиций выступает модель Марковитца, <text:span text:style-name="T173">двумя основными математическими понятиями которой являются </text:span><text:span text:style-name="T141">о</text:span><text:span text:style-name="T140">жидаемые доходности </text:span><text:span text:style-name="T139">(expected returns)</text:span><text:span text:style-name="T140"> индивидуальных ценных бумаг, </text:span><text:span text:style-name="T141">и к</text:span><text:span text:style-name="T142">овариационная матрица (variance-covariance matrix).</text:span></text:p>
        <text:h text:style-name="Heading_20_3" text:outline-level="3"><text:span text:style-name="T181">Вычисление д</text:span>оходност<text:span text:style-name="T180">и</text:span> <text:span text:style-name="T182">отдельных </text:span>ценных бумаг</text:h>
        <text:p text:style-name="P67"><text:span text:style-name="T142"><text:s/></text:span><text:span text:style-name="T145">Д</text:span><text:span text:style-name="T143">оходности </text:span><text:span text:style-name="T145">за данный инвестиционный период </text:span><text:span text:style-name="T144">могут быть получены следующим образом </text:span><text:span text:style-name="T145">с помощью вычисления логарифмически нормализованных отношений уровней закрытия текущего дня к предыдущему для всех ценных бумаг в портфеле:</text:span></text:p>
        <text:p text:style-name="P77"><draw:frame draw:style-name="fr5" draw:name="Image9" text:anchor-type="char" svg:width="17.002cm" svg:height="0.721cm" draw:z-index="2"><draw:image xlink:href="Pictures/10000201000002C20000001E4BC8B7133438C81C.png" xlink:type="simple" xlink:show="embed" xlink:actuate="onLoad"/></draw:frame>Листинг ? - вычисление доходностей за инвестиционный период</text:p>
        <text:p text:style-name="P74"/>
        <text:p text:style-name="P75">Вычисленные доходности помещаются в объект <text:span text:style-name="T166">returns</text:span> (тип <text:span text:style-name="T166">Pandas.DatFrame</text:span>), данные в котором имеют следующий вид:</text:p>
        <text:p text:style-name="P7"><draw:frame draw:style-name="fr4" draw:name="Image10" text:anchor-type="as-char" svg:width="13.467cm" svg:height="3.889cm" draw:z-index="22"><draw:image xlink:href="Pictures/10000201000001FD0000009364497973F7F4BB04.png" xlink:type="simple" xlink:show="embed" xlink:actuate="onLoad"/></draw:frame></text:p>
        <text:p text:style-name="P16">Рисунок ? - данные доходностей ценных бумаг в портфеле</text:p>
        <text:p text:style-name="P16"/>
        <text:p text:style-name="P76">Значения в массиве <text:span text:style-name="T166">returns</text:span> следует интерпретировать следующим образом: доходность акций AAPL 31 декабря 2015 года, согласно представленным данным, равна <draw:frame draw:style-name="fr8" draw:name="Object111" text:anchor-type="as-char" svg:y="-0.377cm" svg:width="2.125cm" svg:height="0.469cm" draw:z-index="23"><draw:object xlink:href="./Object 111" xlink:type="simple" xlink:show="embed" xlink:actuate="onLoad"/><draw:image xlink:href="./ObjectReplacements/Object 111" xlink:type="simple" xlink:show="embed" xlink:actuate="onLoad"/><svg:desc>formula</svg:desc></draw:frame>. Это означает, что отношение цены закрытия текущего дня к цене закрытия предыдущего дня равняется, согласно данным из рисунка ?</text:p>
        <text:p text:style-name="P76"><text:soft-page-break/><draw:frame draw:style-name="fr8" draw:name="Object114" text:anchor-type="as-char" svg:y="-0.621cm" svg:width="3.611cm" svg:height="1cm" draw:z-index="24"><draw:object xlink:href="./Object 114" xlink:type="simple" xlink:show="embed" xlink:actuate="onLoad"/><draw:image xlink:href="./ObjectReplacements/Object 114" xlink:type="simple" xlink:show="embed" xlink:actuate="onLoad"/><svg:desc>formula</svg:desc></draw:frame>, натуральный логарифм этого значения равен <draw:frame draw:style-name="fr8" draw:name="Object115" text:anchor-type="as-char" svg:y="-0.386cm" svg:width="4.112cm" svg:height="0.51cm" draw:z-index="25"><draw:object xlink:href="./Object 115" xlink:type="simple" xlink:show="embed" xlink:actuate="onLoad"/><draw:image xlink:href="./ObjectReplacements/Object 115" xlink:type="simple" xlink:show="embed" xlink:actuate="onLoad"/><svg:desc>formula</svg:desc></draw:frame>. <text:span text:style-name="T175">Знак «минус» говорит о том, что цена данной акции упала относительно предыдущего дня.</text:span></text:p>
        <text:p text:style-name="P78">Так как модель Марковитца оперирует медианными значениями доходностей…</text:p>
        <text:h text:style-name="Heading_20_3" text:outline-level="3"><text:span text:style-name="T183">Вычисление д</text:span>оходност<text:span text:style-name="T184">и</text:span> портфеля</text:h>
        <text:p text:style-name="P66"><text:span text:style-name="T179">Как было показано в главе 2, д</text:span>оходность <text:span text:style-name="T177">инвестиционного портфеля вычисляется следующим образом:</text:span></text:p>
        <text:p text:style-name="P79"><draw:frame draw:style-name="fr8" draw:name="Object129" text:anchor-type="as-char" svg:y="-0.713cm" svg:width="2.178cm" svg:height="1.139cm" draw:z-index="26"><draw:object xlink:href="./Object 129" xlink:type="simple" xlink:show="embed" xlink:actuate="onLoad"/><draw:image xlink:href="./ObjectReplacements/Object 129" xlink:type="simple" xlink:show="embed" xlink:actuate="onLoad"/><svg:desc>formula</svg:desc></draw:frame>, <text:span text:style-name="T177">где </text:span><text:span text:style-name="T177"><draw:frame draw:style-name="fr8" draw:name="Object130" text:anchor-type="as-char" svg:y="-0.377cm" svg:width="0.326cm" svg:height="0.469cm" draw:z-index="2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77"> - ценная бумага, входящая в портфель; </text:span><text:span text:style-name="T177"><draw:frame draw:style-name="fr8" draw:name="Object131" text:anchor-type="as-char" svg:y="-0.377cm" svg:width="0.549cm" svg:height="0.469cm" draw:z-index="28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77"> - количество бумаг в портфеле; </text:span><text:span text:style-name="T177"><draw:frame draw:style-name="fr8" draw:name="Object132" text:anchor-type="as-char" svg:y="-0.377cm" svg:width="0.605cm" svg:height="0.533cm" draw:z-index="29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177"> - доля ценной бумаги в портфеле; </text:span><text:span text:style-name="T177"><draw:frame draw:style-name="fr8" draw:name="Object133" text:anchor-type="as-char" svg:y="-0.377cm" svg:width="0.467cm" svg:height="0.533cm" draw:z-index="30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77"> - доходность отдельной ценной бумаги. </text:span></text:p>
        <text:p text:style-name="P85">С помощью методов библиотек Numpy и Pandas, доходность портфеля может быть вычислена следующим образом:</text:p>
        <text:p text:style-name="P10"><draw:frame draw:style-name="fr2" draw:name="Image14" text:anchor-type="as-char" svg:width="17.002cm" svg:height="0.697cm" draw:z-index="31"><draw:image xlink:href="Pictures/10000201000002AB0000001C63C13FDB4A474225.png" xlink:type="simple" xlink:show="embed" xlink:actuate="onLoad"/></draw:frame></text:p>
        <text:p text:style-name="P20">Листинг ? - вычисление доходности портфеля</text:p>
        <text:p text:style-name="P85"><text:span text:style-name="T166">Weights</text:span> в примере выше является весами соответствующих ценных бумаг в инвестиционном портфеле. К примеру, доходность портфеля, в котором все ценные бумаги имеют в портфеле одинаковый вес, может быть вычислена следующим образом:</text:p>
        <text:p text:style-name="P11"><draw:frame draw:style-name="fr2" draw:name="Image15" text:anchor-type="as-char" svg:width="17.002cm" svg:height="0.915cm" draw:z-index="10"><draw:image xlink:href="Pictures/10000201000002C100000026CBC311EC7461AF31.png" xlink:type="simple" xlink:show="embed" xlink:actuate="onLoad"/></draw:frame></text:p>
        <text:p text:style-name="P20">Листинг ? - вычисление доходности портфеля, с равномерно распределенным весом всех ценных бумаг</text:p>
        <text:h text:style-name="P261" text:outline-level="3">Вычисление стандартного отклонения портфеля</text:h>
        <text:p text:style-name="P80">Вторым после доходностей математическим понятием в модели Марковитца является <text:span text:style-name="T185">стандартное отклонение, вычисляемое по формуле</text:span></text:p>
        <text:p text:style-name="P80"><text:soft-page-break/><text:s/><draw:frame draw:style-name="fr8" draw:name="Object39" text:anchor-type="as-char" svg:y="-0.799cm" svg:width="3.734cm" svg:height="1.226cm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, <text:span text:style-name="T186">где </text:span><text:span text:style-name="T186"><draw:frame draw:style-name="fr8" draw:name="Object40" text:anchor-type="as-char" svg:y="-0.226cm" svg:width="0.63cm" svg:height="0.379cm" draw:z-index="1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86"> - ковариация двух ценных бумаг </text:span><text:span text:style-name="T186"><draw:frame draw:style-name="fr8" draw:name="Object134" text:anchor-type="as-char" svg:y="-0.377cm" svg:width="0.326cm" svg:height="0.469cm" draw:z-index="1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86"> и </text:span><text:span text:style-name="T186"><draw:frame draw:style-name="fr8" draw:name="Object135" text:anchor-type="as-char" svg:y="-0.377cm" svg:width="0.395cm" svg:height="0.469cm" draw:z-index="14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86">.</text:span></text:p>
        <text:p text:style-name="P82"><text:span text:style-name="T187">Э</text:span>то уравнение может быть представлено в матричной форме[7]:</text:p>
        <text:p text:style-name="P82"><draw:frame draw:style-name="fr8" draw:name="Object136" text:anchor-type="as-char" svg:y="-0.437cm" svg:width="2.23cm" svg:height="0.593cm" draw:z-index="15"><draw:object xlink:href="./Object 136" xlink:type="simple" xlink:show="embed" xlink:actuate="onLoad"/><draw:image xlink:href="./ObjectReplacements/Object 136" xlink:type="simple" xlink:show="embed" xlink:actuate="onLoad"/><svg:desc>formula</svg:desc></draw:frame>, <text:span text:style-name="T187">к примеру, для случая с тремя бумагами в портфеле это выглядит следующим образом:</text:span></text:p>
        <text:p text:style-name="P82"><draw:frame draw:style-name="fr8" draw:name="Object137" text:anchor-type="as-char" svg:y="-1.162cm" svg:width="7.645cm" svg:height="2.08cm" draw:z-index="16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<text:p text:style-name="P81"><text:span text:style-name="T176">Вычисление вручную ковариационной матрицы, фигурирующей в уравнении выше является достаточно трудоемкой задачей, однако, в библиотеке Pandas реализован метод </text:span><text:span text:style-name="T169">Pandas.c</text:span><text:span text:style-name="T168">onv()</text:span><text:span text:style-name="T176">, легко позволяющий произвести данные вычисления:</text:span></text:p>
        <text:p text:style-name="P8"><draw:frame draw:style-name="fr4" draw:name="Image13" text:anchor-type="as-char" svg:width="13.018cm" svg:height="0.794cm" draw:z-index="17"><draw:image xlink:href="Pictures/10000201000001EC0000001E2E8187CFFFA0385B.png" xlink:type="simple" xlink:show="embed" xlink:actuate="onLoad"/></draw:frame></text:p>
        <text:p text:style-name="P19">Листинг ? - вычисление ковариационной матрицы</text:p>
        <text:p text:style-name="P19"/>
        <text:p text:style-name="P8"><draw:frame draw:style-name="fr4" draw:name="Image11" text:anchor-type="as-char" svg:width="12.039cm" svg:height="2.672cm" draw:z-index="18"><draw:image xlink:href="Pictures/10000201000001C700000065C72E6146D29A206C.png" xlink:type="simple" xlink:show="embed" xlink:actuate="onLoad"/></draw:frame></text:p>
        <text:p text:style-name="P17">Рисунок ? - результат вычисления ковариационной матрицы для ценных бумаг, входящих в портфель</text:p>
        <text:p text:style-name="P83"/>
        <text:p text:style-name="P83">В результате, стандартное отклонение портфеля может быть <text:s/>вычислено с помощью методов <text:span text:style-name="T188">для работы с матрицами </text:span>библиотеки Numpy <text:span text:style-name="T188">(транспонирование матрицы производится с помощью метода </text:span><text:span text:style-name="T169">NumPy.T()</text:span><text:span text:style-name="T188"> , умножение матриц — с помощью метода </text:span><text:span text:style-name="T169">NumPy.dot()</text:span><text:span text:style-name="T188">). </text:span></text:p>
        <text:p text:style-name="P9"><draw:frame draw:style-name="fr4" draw:name="Image12" text:anchor-type="as-char" svg:width="16.219cm" svg:height="0.767cm" draw:z-index="9"><draw:image xlink:href="Pictures/10000201000002650000001D40BDAFA398E9AD84.png" xlink:type="simple" xlink:show="embed" xlink:actuate="onLoad"/></draw:frame></text:p>
        <text:p text:style-name="P18"><text:soft-page-break/>Листинг ? - <text:s/>вычисление стандартного отклонения портфеля с помощью методов библиотеки Numpy. </text:p>
        <text:p text:style-name="P84"/>
        <text:h text:style-name="Heading_20_3" text:outline-level="3">Генерация портфелей и построение достижимого множества</text:h>
        <text:p text:style-name="P68">После того, как реализованы средства вычисления доходности и стандартного отклонения портфеля, <text:span text:style-name="T189">можно приступить к генерации достижимого множества портфелей, составленных из указанных пяти ценных бумаг. </text:span></text:p>
        <text:p text:style-name="P12"><draw:frame draw:style-name="fr2" draw:name="Image16" text:anchor-type="as-char" svg:width="17.002cm" svg:height="4.715cm" draw:z-index="7"><draw:image xlink:href="Pictures/1000020100000365000000F1D9DA36B7D6E3ED01.png" xlink:type="simple" xlink:show="embed" xlink:actuate="onLoad"/></draw:frame>Листинг ? - генерация портфелей с различными весами используемых бумаг</text:p>
        <text:p text:style-name="P116"/>
        <text:p text:style-name="P69">Переменная <text:span text:style-name="T166">num_of_portfolios</text:span> в листинге выше определяет общее количество портфелей, которое будет сгенерировано. Веса ценных бумаг в портфеле генерируются случайным образом с помощью метода <text:span text:style-name="T166">NumPy.random(). </text:span><text:span text:style-name="T190">Сгенерированные таким образом доходности и стандартные отклонения помещаются в соответствующие массивы </text:span><text:span text:style-name="T166">portfolio_returns</text:span><text:span text:style-name="T190"> и </text:span><text:span text:style-name="T166">portfolio_volatilities.</text:span></text:p>
        <text:p text:style-name="P117">Полученное множество портфелей (достижимое множество) выглядит следующим <text:s/>образом:</text:p>
        <text:p text:style-name="P15"><text:soft-page-break/><draw:frame draw:style-name="fr2" draw:name="Image17" text:anchor-type="as-char" svg:width="17.002cm" svg:height="9.038cm" draw:z-index="8"><draw:image xlink:href="Pictures/1000020100000316000001A479EA7BB1FE21BCEB.png" xlink:type="simple" xlink:show="embed" xlink:actuate="onLoad"/></draw:frame></text:p>
        <text:p text:style-name="P21">Рисунок ? - <text:span text:style-name="T191">достижимое</text:span> множество <text:span text:style-name="T192">(feasible set) инвестиционных </text:span>портфелей. <text:span text:style-name="T193">Портфели, входящие в это множество, имеют различный цвет, в зависимости от коэффициента Шарпа (Sharpe ratio) каждого портфеля.</text:span></text:p>
        <text:p text:style-name="P70"/>
        <text:h text:style-name="Heading_20_3" text:outline-level="3">Построение эффективного множества</text:h>
        <text:p text:style-name="P13"/>
        <text:p text:style-name="P22"/>
        <text:p text:style-name="P22"><text:soft-page-break/><draw:frame draw:style-name="fr2" draw:name="Image19" text:anchor-type="as-char" svg:width="17.002cm" svg:height="9.167cm" draw:z-index="6"><draw:image xlink:href="Pictures/100002010000030B000001A44FFEC65B69E00D1B.png" xlink:type="simple" xlink:show="embed" xlink:actuate="onLoad"/></draw:frame></text:p>
        <text:p text:style-name="P22">Рисунок ? - эффективное множество инвестиционного портфеля. <text:s/><text:span text:style-name="T194">Желтым квадратом показано расположение портфеля с минимальным отклонением, красным — расположение портфеля с максимальным коэффициентом Шарпа</text:span></text:p>
        <text:p text:style-name="P70"/>
        <text:p text:style-name="P14">Очевидно, что для <text:span text:style-name="T195">система должна учитывать степень избегания риска каждого конкретного инвестора. Для учёта этого фактора, в система введена переменная </text:span><text:span text:style-name="T124">max_risk</text:span><text:span text:style-name="T195">, ограничивающая волатильность портфелей в <text:s/>достижимом множестве. Н</text:span>а рисунке ? <text:span text:style-name="T195">п</text:span>оказан<text:span text:style-name="T195">о достижимое и эффективное множество портфелей для инвестора со степенью избегания риска, равной 0.35. </text:span></text:p>
        <text:p text:style-name="P24"><draw:frame draw:style-name="fr6" draw:name="Image18" text:anchor-type="paragraph" svg:width="17.002cm" svg:height="9.013cm" draw:z-index="4"><draw:image xlink:href="Pictures/100002010000030B0000019D25DE131130108E73.png" xlink:type="simple" xlink:show="embed" xlink:actuate="onLoad"/></draw:frame><text:soft-page-break/>Рисунок ? - эффективное множество портфелей для инвестора со степенью избегания риска, равной 0.<text:span text:style-name="T196">3</text:span>5.</text:p>
        <text:p text:style-name="P24"/>
        <text:p text:style-name="P128">Очевидно, что оптимальным портфелем для данного инвестора будет являться портфель с максимальным коэффициентом Шарпа, показанный на рисунке ? красным квадратом. Основные показатели данного портфеля, <text:span text:style-name="T197">а также веса входящих в него акций, </text:span><text:s/><text:span text:style-name="T196">показаны на рисунке ? </text:span></text:p>
        <text:p text:style-name="P127"><draw:frame draw:style-name="fr5" draw:name="Image20" text:anchor-type="char" svg:width="17.002cm" svg:height="4.911cm" draw:z-index="3"><draw:image xlink:href="Pictures/10000201000002A3000000C319D350F4B6868354.png" xlink:type="simple" xlink:show="embed" xlink:actuate="onLoad"/></draw:frame>Рисунок ? - характеристики оптимального портфеля (портфеля с максимальным коэффициентом Шарпа) для инвестора со степенью избегания риска, равной 0.35.</text:p>
        <text:p text:style-name="P126"/>
        <text:p text:style-name="P24"/>
        <text:p text:style-name="P23"/>
        <text:h text:style-name="Heading_20_2" text:outline-level="2"><text:bookmark-start text:name="__RefHeading___Toc158_1574039482"/>3.2. Детали реализации системы<text:bookmark-end text:name="__RefHeading___Toc158_1574039482"/></text:h>
        <text:p text:style-name="P118"/>
        <text:p text:style-name="Standard"/>
        <text:h text:style-name="P254" text:outline-level="2"><text:bookmark-start text:name="__RefHeading___Toc160_1574039482"/>3.3. Экономическое обоснование и практическая значимость разработанной системы<text:bookmark-end text:name="__RefHeading___Toc160_1574039482"/></text:h>
        <text:p text:style-name="P94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<text:soft-page-break/>доступные акции, торгующиеся на Нью-Йоркской фондовой бирже. На основании данного множества система построит эффективное множеств<text:span text:style-name="T198">о</text:span>, из которого и будет выделен искомый портфель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199">расчета портфеля из 500 бумаг (составленных, к примеру, из бумаг компаний, входящих в индекс S&amp;P500), произведенный на обычном персональном компьютере, составит более четырех дней, что, конечно, же достаточно много. Очевидно, что расчет оптимального портфеля, составленного из всех акций Нью-Йоркской фондовой биржи, займёт еще больше времени.</text:span></text:p>
        <text:p text:style-name="P95"/>
        <text:p text:style-name="P95">Паевые инвестиционные фонды (ПИФы)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45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.[12]</text:span></text:p>
        <text:p text:style-name="P95"/>
        <text:p text:style-name="P95"/>
        <text:p text:style-name="P97">Среди <text:span text:style-name="T249">всего </text:span>разнообраз<text:span text:style-name="T249">ия</text:span> ПИФов, представленных на российском рынке, существует <text:span text:style-name="T249">лишь небольшое количество</text:span> фондов, инвестир<text:span text:style-name="T249">ованных</text:span> в американский фондовый рынок. Примерами таких инвестиционных фондов можно считать ПИФ «Сбербанк-Америка»[13] <text:span text:style-name="T249">и ПИФ «Райффайзен-</text:span><text:soft-page-break/><text:span text:style-name="T249">США»[14] двух крупных игроков на российском финансовом рынке — Сбербанка и Райффайзен-Банка. </text:span><text:s/><text:span text:style-name="T247">Средства этих инвестиционных фондов вложены </text:span>в ETF SPDR S&amp;P500, который следует динамике американского индекса акций S&amp;P500, <text:span text:style-name="T248">и, соответственно, повторяет его доходность.</text:span></text:p>
        <text:p text:style-name="P99">В таблице ниже приведена доходность ПИФа <text:span text:style-name="T246">«Сбербанк-Америка» </text:span>в период с 2007 по 2016 год.</text:p>
        <table:table table:name="Table6" table:style-name="Table6">
          <table:table-column table:style-name="Table6.A"/>
          <table:table-column table:style-name="Table6.B" table:number-columns-repeated="7"/>
          <table:table-column table:style-name="Table6.I"/>
          <table:table-row>
            <table:table-cell table:style-name="Table6.A1" table:number-rows-spanned="2" office:value-type="string">
              <text:p text:style-name="P49">Инвестиционный период</text:p>
            </table:table-cell>
            <table:table-cell table:style-name="Table6.A1" table:number-columns-spanned="3" office:value-type="string">
              <text:p text:style-name="P45">Стоимость пая в начале периода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45">Стоимость пая в конце периода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7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43">Руб.</text:p>
            </table:table-cell>
            <table:table-cell table:style-name="Table6.B2" office:value-type="string">
              <text:p text:style-name="P43">Дол. США</text:p>
            </table:table-cell>
            <table:table-cell table:style-name="Table6.B2" office:value-type="string">
              <text:p text:style-name="P44">Курс доллара</text:p>
            </table:table-cell>
            <table:table-cell table:style-name="Table6.B2" office:value-type="string">
              <text:p text:style-name="P43">Руб.</text:p>
            </table:table-cell>
            <table:table-cell table:style-name="Table6.B2" office:value-type="string">
              <text:p text:style-name="P43">Дол. США</text:p>
            </table:table-cell>
            <table:table-cell table:style-name="Table6.B2" office:value-type="string">
              <text:p text:style-name="P44">Курс доллара</text:p>
            </table:table-cell>
            <table:table-cell table:style-name="Table6.B2" office:value-type="string">
              <text:p text:style-name="P43">Руб.</text:p>
            </table:table-cell>
            <table:table-cell table:style-name="Table6.I2" office:value-type="string">
              <text:p text:style-name="P43">Дол. США</text:p>
            </table:table-cell>
          </table:table-row>
          <table:table-row>
            <table:table-cell table:style-name="Table6.A3" office:value-type="string">
              <text:p text:style-name="P26">10.01.2007-</text:p>
              <text:p text:style-name="P29"><text:span text:style-name="T251">29</text:span>.12.2007</text:p>
            </table:table-cell>
            <table:table-cell table:style-name="Table6.B3" office:value-type="string">
              <text:p text:style-name="P25">999.89</text:p>
            </table:table-cell>
            <table:table-cell table:style-name="Table6.B2" office:value-type="string">
              <text:p text:style-name="P33">37.80</text:p>
            </table:table-cell>
            <table:table-cell table:style-name="Table6.D3" office:value-type="string">
              <text:p text:style-name="P31">26.4<text:span text:style-name="T255">5</text:span></text:p>
            </table:table-cell>
            <table:table-cell table:style-name="Table6.E3" office:value-type="string">
              <text:p text:style-name="P27">1051.14</text:p>
            </table:table-cell>
            <table:table-cell table:style-name="Table6.B2" office:value-type="string">
              <text:p text:style-name="P33">42.83</text:p>
            </table:table-cell>
            <table:table-cell table:style-name="Table6.G3" office:value-type="string">
              <text:p text:style-name="P31">24.54</text:p>
            </table:table-cell>
            <table:table-cell table:style-name="Table6.H3" office:value-type="string">
              <text:p text:style-name="P36">5.13</text:p>
            </table:table-cell>
            <table:table-cell table:style-name="Table6.I2" office:value-type="string">
              <text:p text:style-name="P39">13.31</text:p>
            </table:table-cell>
          </table:table-row>
          <table:table-row>
            <table:table-cell table:style-name="Table6.A9" office:value-type="string">
              <text:p text:style-name="P25">09.01.2008-</text:p>
              <text:p text:style-name="P30">31.12.2008</text:p>
            </table:table-cell>
            <table:table-cell table:style-name="Table6.B4" office:value-type="string">
              <text:p text:style-name="P25">1057.24</text:p>
            </table:table-cell>
            <table:table-cell table:style-name="Table6.B2" office:value-type="string">
              <text:p text:style-name="P33">43.06</text:p>
            </table:table-cell>
            <table:table-cell table:style-name="Table6.D4" office:value-type="string">
              <text:p text:style-name="P32">24.55</text:p>
            </table:table-cell>
            <table:table-cell table:style-name="Table6.E4" office:value-type="string">
              <text:p text:style-name="P28">239.44</text:p>
            </table:table-cell>
            <table:table-cell table:style-name="Table6.B2" office:value-type="string">
              <text:p text:style-name="P33">8.15</text:p>
            </table:table-cell>
            <table:table-cell table:style-name="Table6.G4" office:value-type="string">
              <text:p text:style-name="P32">29.38</text:p>
            </table:table-cell>
            <table:table-cell table:style-name="Table6.H4" office:value-type="string">
              <text:p text:style-name="P38">-<text:span text:style-name="T254">77.35</text:span></text:p>
            </table:table-cell>
            <table:table-cell table:style-name="Table6.I2" office:value-type="string">
              <text:p text:style-name="P39">-81.07</text:p>
            </table:table-cell>
          </table:table-row>
          <table:table-row>
            <table:table-cell table:style-name="Table6.A9" office:value-type="string">
              <text:p text:style-name="P25">11.01.2009-</text:p>
              <text:p text:style-name="P30">31.12.2009</text:p>
            </table:table-cell>
            <table:table-cell table:style-name="Table6.B5" office:value-type="string">
              <text:p text:style-name="P25">244.90</text:p>
            </table:table-cell>
            <table:table-cell table:style-name="Table6.B2" office:value-type="string">
              <text:p text:style-name="P33">8.33</text:p>
            </table:table-cell>
            <table:table-cell table:style-name="Table6.D5" office:value-type="string">
              <text:p text:style-name="P32">29.39</text:p>
            </table:table-cell>
            <table:table-cell table:style-name="Table6.E5" office:value-type="string">
              <text:p text:style-name="P28">648.28</text:p>
            </table:table-cell>
            <table:table-cell table:style-name="Table6.B2" office:value-type="string">
              <text:p text:style-name="P33">21.44</text:p>
            </table:table-cell>
            <table:table-cell table:style-name="Table6.G5" office:value-type="string">
              <text:p text:style-name="P32">30.24</text:p>
            </table:table-cell>
            <table:table-cell table:style-name="Table6.H5" office:value-type="string">
              <text:p text:style-name="P36">164.71</text:p>
            </table:table-cell>
            <table:table-cell table:style-name="Table6.I2" office:value-type="string">
              <text:p text:style-name="P39">157.38</text:p>
            </table:table-cell>
          </table:table-row>
          <table:table-row>
            <table:table-cell table:style-name="Table6.A9" office:value-type="string">
              <text:p text:style-name="P25">11.01.2010-</text:p>
              <text:p text:style-name="P30">31.12.2010</text:p>
            </table:table-cell>
            <table:table-cell table:style-name="Table6.B6" office:value-type="string">
              <text:p text:style-name="P25">680.34</text:p>
            </table:table-cell>
            <table:table-cell table:style-name="Table6.B2" office:value-type="string">
              <text:p text:style-name="P33">22.54</text:p>
            </table:table-cell>
            <table:table-cell table:style-name="Table6.D6" office:value-type="string">
              <text:p text:style-name="P32">30.19</text:p>
            </table:table-cell>
            <table:table-cell table:style-name="Table6.E6" office:value-type="string">
              <text:p text:style-name="P28">798.59</text:p>
            </table:table-cell>
            <table:table-cell table:style-name="Table6.B2" office:value-type="string">
              <text:p text:style-name="P33">26.20</text:p>
            </table:table-cell>
            <table:table-cell table:style-name="Table6.G6" office:value-type="string">
              <text:p text:style-name="P32">30.48</text:p>
            </table:table-cell>
            <table:table-cell table:style-name="Table6.H6" office:value-type="string">
              <text:p text:style-name="P36">17.38</text:p>
            </table:table-cell>
            <table:table-cell table:style-name="Table6.I2" office:value-type="string">
              <text:p text:style-name="P39">16.24</text:p>
            </table:table-cell>
          </table:table-row>
          <table:table-row>
            <table:table-cell table:style-name="Table6.A9" office:value-type="string">
              <text:p text:style-name="P25">11.01.2011-</text:p>
              <text:p text:style-name="P30">3<text:span text:style-name="T253">0</text:span>.12.2011</text:p>
            </table:table-cell>
            <table:table-cell table:style-name="Table6.B7" office:value-type="string">
              <text:p text:style-name="P25">808.29</text:p>
            </table:table-cell>
            <table:table-cell table:style-name="Table6.B2" office:value-type="string">
              <text:p text:style-name="P33">26.63</text:p>
            </table:table-cell>
            <table:table-cell table:style-name="Table6.D7" office:value-type="string">
              <text:p text:style-name="P32">30.35</text:p>
            </table:table-cell>
            <table:table-cell table:style-name="Table6.E7" office:value-type="string">
              <text:p text:style-name="P28">702.41</text:p>
            </table:table-cell>
            <table:table-cell table:style-name="Table6.B2" office:value-type="string">
              <text:p text:style-name="P33">21.94</text:p>
            </table:table-cell>
            <table:table-cell table:style-name="Table6.G7" office:value-type="string">
              <text:p text:style-name="P32">32.02</text:p>
            </table:table-cell>
            <table:table-cell table:style-name="Table6.H7" office:value-type="string">
              <text:p text:style-name="P38">-<text:span text:style-name="T254">13.1</text:span></text:p>
            </table:table-cell>
            <table:table-cell table:style-name="Table6.I2" office:value-type="string">
              <text:p text:style-name="P39">17.61</text:p>
            </table:table-cell>
          </table:table-row>
          <table:table-row>
            <table:table-cell table:style-name="Table6.A9" office:value-type="string">
              <text:p text:style-name="P25">10.01.2012-</text:p>
              <text:p text:style-name="P30"><text:span text:style-name="T253">29</text:span>.12.2012</text:p>
            </table:table-cell>
            <table:table-cell table:style-name="Table6.B8" office:value-type="string">
              <text:p text:style-name="P25">746.30</text:p>
            </table:table-cell>
            <table:table-cell table:style-name="Table6.B2" office:value-type="string">
              <text:p text:style-name="P33">23.18</text:p>
            </table:table-cell>
            <table:table-cell table:style-name="Table6.D8" office:value-type="string">
              <text:p text:style-name="P32">32.20</text:p>
            </table:table-cell>
            <table:table-cell table:style-name="Table6.E8" office:value-type="string">
              <text:p text:style-name="P28">698.97</text:p>
            </table:table-cell>
            <table:table-cell table:style-name="Table6.B2" office:value-type="string">
              <text:p text:style-name="P33">23.02</text:p>
            </table:table-cell>
            <table:table-cell table:style-name="Table6.G8" office:value-type="string">
              <text:p text:style-name="P32">30.37</text:p>
            </table:table-cell>
            <table:table-cell table:style-name="Table6.H8" office:value-type="string">
              <text:p text:style-name="P38">-<text:span text:style-name="T254">6.34</text:span></text:p>
            </table:table-cell>
            <table:table-cell table:style-name="Table6.I2" office:value-type="string">
              <text:p text:style-name="P38">-<text:span text:style-name="T256">0.69</text:span></text:p>
            </table:table-cell>
          </table:table-row>
          <table:table-row>
            <table:table-cell table:style-name="Table6.A9" office:value-type="string">
              <text:p text:style-name="P25">09.01.2013-</text:p>
              <text:p text:style-name="P30">31.12.2013</text:p>
            </table:table-cell>
            <table:table-cell table:style-name="Table6.B9" office:value-type="string">
              <text:p text:style-name="P25">717.59</text:p>
            </table:table-cell>
            <table:table-cell table:style-name="Table6.B2" office:value-type="string">
              <text:p text:style-name="P33">23.63</text:p>
            </table:table-cell>
            <table:table-cell table:style-name="Table6.D9" office:value-type="string">
              <text:p text:style-name="P32">30.37</text:p>
            </table:table-cell>
            <table:table-cell table:style-name="Table6.E9" office:value-type="string">
              <text:p text:style-name="P28">687.09</text:p>
            </table:table-cell>
            <table:table-cell table:style-name="Table6.B2" office:value-type="string">
              <text:p text:style-name="P33">20.99</text:p>
            </table:table-cell>
            <table:table-cell table:style-name="Table6.G9" office:value-type="string">
              <text:p text:style-name="P32">32.73</text:p>
            </table:table-cell>
            <table:table-cell table:style-name="Table6.H9" office:value-type="string">
              <text:p text:style-name="P36">-4.25</text:p>
            </table:table-cell>
            <table:table-cell table:style-name="Table6.I2" office:value-type="string">
              <text:p text:style-name="P38">-<text:span text:style-name="T256">11.17</text:span></text:p>
            </table:table-cell>
          </table:table-row>
          <table:table-row>
            <table:table-cell table:style-name="Table6.A10" office:value-type="string">
              <text:p text:style-name="P25">09.01.2014-</text:p>
              <text:p text:style-name="P30">31.12.2014</text:p>
            </table:table-cell>
            <table:table-cell table:style-name="Table6.B10" office:value-type="string">
              <text:p text:style-name="P25">677.78</text:p>
            </table:table-cell>
            <table:table-cell table:style-name="Table6.B2" office:value-type="string">
              <text:p text:style-name="P33">20.75</text:p>
            </table:table-cell>
            <table:table-cell table:style-name="Table6.D10" office:value-type="string">
              <text:p text:style-name="P32">32.66</text:p>
            </table:table-cell>
            <table:table-cell table:style-name="Table6.E10" office:value-type="string">
              <text:p text:style-name="P28">1225.48</text:p>
            </table:table-cell>
            <table:table-cell table:style-name="Table6.B2" office:value-type="string">
              <text:p text:style-name="P33">21.78</text:p>
            </table:table-cell>
            <table:table-cell table:style-name="Table6.G10" office:value-type="string">
              <text:p text:style-name="P32">56.26</text:p>
            </table:table-cell>
            <table:table-cell table:style-name="Table6.H10" office:value-type="string">
              <text:p text:style-name="P36">80.81</text:p>
            </table:table-cell>
            <table:table-cell table:style-name="Table6.I2" office:value-type="string">
              <text:p text:style-name="P40">4.96</text:p>
            </table:table-cell>
          </table:table-row>
          <table:table-row>
            <table:table-cell table:style-name="Table6.A11" office:value-type="string">
              <text:p text:style-name="P25">12.01.2015<text:soft-page-break/>-</text:p>
              <text:p text:style-name="P30">31.12.2015</text:p>
            </table:table-cell>
            <table:table-cell table:style-name="Table6.B11" office:value-type="string">
              <text:p text:style-name="P25">1205.07</text:p>
            </table:table-cell>
            <table:table-cell table:style-name="Table6.B2" office:value-type="string">
              <text:p text:style-name="P33">21.43</text:p>
            </table:table-cell>
            <table:table-cell table:style-name="Table6.D11" office:value-type="string">
              <text:p text:style-name="P32">56.24</text:p>
            </table:table-cell>
            <table:table-cell table:style-name="Table6.E11" office:value-type="string">
              <text:p text:style-name="P28">1446.34</text:p>
            </table:table-cell>
            <table:table-cell table:style-name="Table6.B2" office:value-type="string">
              <text:p text:style-name="P33">19.85</text:p>
            </table:table-cell>
            <table:table-cell table:style-name="Table6.G11" office:value-type="string">
              <text:p text:style-name="P32">72.88</text:p>
            </table:table-cell>
            <table:table-cell table:style-name="Table6.H11" office:value-type="string">
              <text:p text:style-name="P36">20.02</text:p>
            </table:table-cell>
            <table:table-cell table:style-name="Table6.I2" office:value-type="string">
              <text:p text:style-name="P38">-<text:span text:style-name="T256">7.37</text:span></text:p>
            </table:table-cell>
          </table:table-row>
        </table:table>
        <text:p text:style-name="P100">Таблица ?? - <text:span text:style-name="T250">доходность ПИФа «Сбербанк-Америка» в период с 2007 по 2016 год </text:span>[<text:span text:style-name="T252">13</text:span>]<text:span text:style-name="T250">.</text:span></text:p>
        <text:p text:style-name="P101"/>
        <text:p text:style-name="P98"/>
        <table:table table:name="Table5" table:style-name="Table5">
          <table:table-column table:style-name="Table5.A"/>
          <table:table-column table:style-name="Table5.B" table:number-columns-repeated="2"/>
          <table:table-column table:style-name="Table5.D"/>
          <table:table-row>
            <table:table-cell table:style-name="Table5.A1" office:value-type="string">
              <text:p text:style-name="P50">Инвестиционный период</text:p>
            </table:table-cell>
            <table:table-cell table:style-name="Table5.A1" office:value-type="string">
              <text:p text:style-name="P46">Стоимость пая в начале периода</text:p>
            </table:table-cell>
            <table:table-cell table:style-name="Table5.A1" office:value-type="string">
              <text:p text:style-name="P46">Стоимость пая в конце периода</text:p>
            </table:table-cell>
            <table:table-cell table:style-name="Table5.D1" office:value-type="string">
              <text:p text:style-name="P48">Доходность, %</text:p>
            </table:table-cell>
          </table:table-row>
          <table:table-row>
            <table:table-cell table:style-name="Table5.A10" office:value-type="string">
              <text:p text:style-name="P26">10.01.2007-</text:p>
              <text:p text:style-name="P29"><text:span text:style-name="T251">29</text:span>.12.2007</text:p>
            </table:table-cell>
            <table:table-cell table:style-name="Table5.B2" office:value-type="string">
              <text:p text:style-name="P34">117.42</text:p>
            </table:table-cell>
            <table:table-cell table:style-name="Table5.C2" office:value-type="string">
              <text:p text:style-name="P34">124.45</text:p>
            </table:table-cell>
            <table:table-cell table:style-name="Table5.D2" office:value-type="string">
              <text:p text:style-name="P41">+6.0</text:p>
            </table:table-cell>
          </table:table-row>
          <table:table-row>
            <table:table-cell table:style-name="Table5.A10" office:value-type="string">
              <text:p text:style-name="P25">09.01.2008-</text:p>
              <text:p text:style-name="P30">31.12.2008</text:p>
            </table:table-cell>
            <table:table-cell table:style-name="Table5.B3" office:value-type="string">
              <text:p text:style-name="P34">118.59</text:p>
            </table:table-cell>
            <table:table-cell table:style-name="Table5.C3" office:value-type="string">
              <text:p text:style-name="P34">78.08</text:p>
            </table:table-cell>
            <table:table-cell table:style-name="Table5.D3" office:value-type="string">
              <text:p text:style-name="P37">-<text:span text:style-name="T258">34.2</text:span></text:p>
            </table:table-cell>
          </table:table-row>
          <table:table-row>
            <table:table-cell table:style-name="Table5.A10" office:value-type="string">
              <text:p text:style-name="P25">11.01.2009-</text:p>
              <text:p text:style-name="P30">31.12.2009</text:p>
            </table:table-cell>
            <table:table-cell table:style-name="Table5.B4" office:value-type="string">
              <text:p text:style-name="P34">75.23</text:p>
            </table:table-cell>
            <table:table-cell table:style-name="Table5.C4" office:value-type="string">
              <text:p text:style-name="P34">98.65</text:p>
            </table:table-cell>
            <table:table-cell table:style-name="Table5.D4" office:value-type="string">
              <text:p text:style-name="P41">31.1</text:p>
            </table:table-cell>
          </table:table-row>
          <table:table-row>
            <table:table-cell table:style-name="Table5.A10" office:value-type="string">
              <text:p text:style-name="P25">11.01.2010-</text:p>
              <text:p text:style-name="P30">31.12.2010</text:p>
            </table:table-cell>
            <table:table-cell table:style-name="Table5.B5" office:value-type="string">
              <text:p text:style-name="P35">101.56</text:p>
            </table:table-cell>
            <table:table-cell table:style-name="Table5.C5" office:value-type="string">
              <text:p text:style-name="P35">113.5</text:p>
            </table:table-cell>
            <table:table-cell table:style-name="Table5.D5" office:value-type="string">
              <text:p text:style-name="P42">11.8</text:p>
            </table:table-cell>
          </table:table-row>
          <table:table-row>
            <table:table-cell table:style-name="Table5.A10" office:value-type="string">
              <text:p text:style-name="P25">11.01.2011-</text:p>
              <text:p text:style-name="P30">3<text:span text:style-name="T253">0</text:span>.12.2011</text:p>
            </table:table-cell>
            <table:table-cell table:style-name="Table5.B6" office:value-type="string">
              <text:p text:style-name="P35">115.02</text:p>
            </table:table-cell>
            <table:table-cell table:style-name="Table5.C6" office:value-type="string">
              <text:p text:style-name="P35">115.65</text:p>
            </table:table-cell>
            <table:table-cell table:style-name="Table5.D6" office:value-type="string">
              <text:p text:style-name="P42">0.6</text:p>
            </table:table-cell>
          </table:table-row>
          <table:table-row>
            <table:table-cell table:style-name="Table5.A10" office:value-type="string">
              <text:p text:style-name="P25">10.01.2012-</text:p>
              <text:p text:style-name="P30"><text:span text:style-name="T253">29</text:span>.12.2012</text:p>
            </table:table-cell>
            <table:table-cell table:style-name="Table5.B7" office:value-type="string">
              <text:p text:style-name="P35">119.0</text:p>
            </table:table-cell>
            <table:table-cell table:style-name="Table5.C7" office:value-type="string">
              <text:p text:style-name="P35">131.91</text:p>
            </table:table-cell>
            <table:table-cell table:style-name="Table5.D7" office:value-type="string">
              <text:p text:style-name="P42">10.8</text:p>
            </table:table-cell>
          </table:table-row>
          <table:table-row>
            <table:table-cell table:style-name="Table5.A10" office:value-type="string">
              <text:p text:style-name="P25">09.01.2013-</text:p>
              <text:p text:style-name="P30">31.12.2013</text:p>
            </table:table-cell>
            <table:table-cell table:style-name="Table5.B8" office:value-type="string">
              <text:p text:style-name="P35">137.45</text:p>
            </table:table-cell>
            <table:table-cell table:style-name="Table5.C8" office:value-type="string">
              <text:p text:style-name="P35">176.68</text:p>
            </table:table-cell>
            <table:table-cell table:style-name="Table5.D8" office:value-type="string">
              <text:p text:style-name="P42">28.5</text:p>
            </table:table-cell>
          </table:table-row>
          <table:table-row>
            <table:table-cell table:style-name="Table5.A10" office:value-type="string">
              <text:p text:style-name="P25">09.01.2014-</text:p>
              <text:p text:style-name="P30">31.12.2014</text:p>
            </table:table-cell>
            <table:table-cell table:style-name="Table5.B9" office:value-type="string">
              <text:p text:style-name="P35">176.48</text:p>
            </table:table-cell>
            <table:table-cell table:style-name="Table5.C9" office:value-type="string">
              <text:p text:style-name="P35">201.38</text:p>
            </table:table-cell>
            <table:table-cell table:style-name="Table5.D9" office:value-type="string">
              <text:p text:style-name="P42">14.1</text:p>
            </table:table-cell>
          </table:table-row>
          <table:table-row>
            <table:table-cell table:style-name="Table5.A10" office:value-type="string">
              <text:p text:style-name="P25">12.01.2015-</text:p>
              <text:p text:style-name="P30">31.12.2015</text:p>
            </table:table-cell>
            <table:table-cell table:style-name="Table5.B10" office:value-type="string">
              <text:p text:style-name="P35">198.55</text:p>
            </table:table-cell>
            <table:table-cell table:style-name="Table5.C10" office:value-type="string">
              <text:p text:style-name="P35">203.87</text:p>
            </table:table-cell>
            <table:table-cell table:style-name="Table5.D10" office:value-type="string">
              <text:p text:style-name="P42">2.7</text:p>
            </table:table-cell>
          </table:table-row>
        </table:table>
        <text:p text:style-name="P102">Таблица ?? доходность фонда <text:s/><text:span text:style-name="T246">ETF SPDR S&amp;P500 </text:span>('SPY')<text:span text:style-name="T246">, </text:span>на основе данных Yahoo Finance <text:span text:style-name="T257">[15].</text:span></text:p>
        <text:p text:style-name="P96"/>
        <text:p text:style-name="P96"/>
        <text:p text:style-name="P91"><draw:frame draw:style-name="fr5" draw:name="Image21" text:anchor-type="char" svg:width="17.002cm" svg:height="7.011cm" draw:z-index="5"><draw:image xlink:href="Pictures/10000201000003D600000195FA6A2978109F60C5.png" xlink:type="simple" xlink:show="embed" xlink:actuate="onLoad"/></draw:frame><text:soft-page-break/>Рисунок ? - вычисление эффективного множества портфелей среди акций компаний, входящих в S&amp;P500. </text:p>
        <text:p text:style-name="P92"/>
        <text:p text:style-name="P93">Из <text:span text:style-name="T200">рисунка ?? видны характеристики результирующего портфеля — уровень риска был изначально задан в 35%, волатильность портфеля составила 0.153, а доходность 51,9%. В результирующий портфель вошли в разной пропорции акции девяти компаний — Amazon(AMZN), Cablevision Systems (CVC), газодобывающей AGL Resources (GAS), CIGNA Corp (CI), Hormel Foods (HRL), табачной Reybolds American (RAI), <text:s/>Activision Blizzard (ATVI), Netflix (NFLX) и NVIDIA(NVDA).</text:span></text:p>
        <text:h text:style-name="P249" text:outline-level="1"><text:bookmark-start text:name="__RefHeading___Toc473_1574039482"/>ЗАКЛЮЧЕНИЕ<text:bookmark-end text:name="__RefHeading___Toc473_1574039482"/></text:h>
        <text:h text:style-name="P253" text:outline-level="1">СПИСОК ИСПОЛЬЗОВАННОЙ ЛИТЕРАТУРЫ</text:h>
        <text:list xml:id="list4450216887760201224" text:style-name="WW8Num3">
          <text:list-item>
            <text:p text:style-name="P265">Yves Hilpisch. Python for Finance. – O’Reilly Media – 2015, p.</text:p>
          </text:list-item>
          <text:list-item>
            <text:p text:style-name="P267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267">Шарп У., Александер Г., Бэйли Дж. Инвестиции — М.: ИНФРА-М, 2015</text:p>
          </text:list-item>
          <text:list-item>
            <text:p text:style-name="P270">George M. Jabour, Philip Budwick. The option trader handbook: strategies and trade adjustments. — Wiley, 2004.</text:p>
          </text:list-item>
          <text:list-item>
            <text:p text:style-name="P272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274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276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278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281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281"><text:s/><text:a xlink:type="simple" xlink:href="http://pages.stern.nyu.edu/~adamodar/New_Home_Page/datafile/histretSP.html" text:style-name="Internet_20_link" text:visited-style-name="Visited_20_Internet_20_Link"><text:span text:style-name="T205">http://pages.stern.nyu.edu/~adamodar/New_Home_Page/datafile/histretSP.html</text:span></text:a></text:p>
          </text:list-item>
          <text:list-item>
            <text:p text:style-name="P283"><text:s/>Берзон Н.И. Рынок ценных бумаг: учебник для академического бакалавриата. — <text:span text:style-name="T212">М.: Издательство Юрайт, 2016.</text:span></text:p>
          </text:list-item>
          <text:list-item>
            <text:p text:style-name="P270"><text:s text:c="2"/><text:span text:style-name="T227">Боди, Цви. Инвестиции: Учебник. — М.: ЗАО «Олимп-Бизнес», 2013.</text:span></text:p>
          </text:list-item>
          <text:list-item>
            <text:p text:style-name="P285"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287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290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290"><text:s/><text:a xlink:type="simple" xlink:href="http://www.nasdaq.com/symbol/aapl/dividend-history" text:style-name="Internet_20_link" text:visited-style-name="Visited_20_Internet_20_Link"><text:span text:style-name="T398">http://www.nasdaq.com/symbol/aapl/dividend-history</text:span></text:a><text:span text:style-name="T398"> </text:span></text:p>
          </text:list-item>
          <text:list-item>
            <text:p text:style-name="P291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291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399">Пузырь_доткомов</text:span></text:a></text:p>
          </text:list-item>
          <text:list-item>
            <text:p text:style-name="P291"><text:s/><text:a xlink:type="simple" xlink:href="http://finance.yahoo.com/q?s=GSPC" text:style-name="Internet_20_link" text:visited-style-name="Visited_20_Internet_20_Link"><text:span text:style-name="T400">http://finance.yahoo.com/q?s=GSPC</text:span></text:a></text:p>
          </text:list-item>
          <text:list-item>
            <text:p text:style-name="P291"><text:s/><text:a xlink:type="simple" xlink:href="http://finance.yahoo.com/q?s=SPY" text:style-name="Internet_20_link" text:visited-style-name="Visited_20_Internet_20_Link"><text:span text:style-name="T400">http://finance.yahoo.com/q?s=SPY</text:span></text:a></text:p>
          </text:list-item>
          <text:list-item>
            <text:p text:style-name="P291"><text:soft-page-break/><text:s/><text:span text:style-name="T401">Markowitz, H.M. "Portfolio Selection". The Journal of Finance Vol. 7, No. 1 (Mar., 1952), pp. 77-91</text:span></text:p>
          </text:list-item>
          <text:list-item>
            <text:p text:style-name="P292"><text:span text:style-name="T402"><text:s/></text:span><text:a xlink:type="simple" xlink:href="https://ru.wikipedia.org/wiki/Кривая_безразличия" text:style-name="Internet_20_link" text:visited-style-name="Visited_20_Internet_20_Link"><text:span text:style-name="T402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292"/>
          </text:list-item>
        </text:list>
        <text:p text:style-name="P29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6T22:58:39.392945559</dc:date>
    <meta:print-date>2015-06-11T10:16:00</meta:print-date>
    <meta:editing-cycles>517</meta:editing-cycles>
    <meta:editing-duration>P3DT5H8M8S</meta:editing-duration>
    <meta:generator>LibreOffice/5.0.5.2$Linux_X86_64 LibreOffice_project/00$Build-2</meta:generator>
    <meta:document-statistic meta:table-count="8" meta:image-count="22" meta:object-count="157" meta:page-count="67" meta:paragraph-count="793" meta:word-count="10276" meta:character-count="80814" meta:non-whitespace-character-count="70507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o stretchy="false">−</mo>
      <mn>0.019382</mn>
    </mrow>
    <annotation encoding="StarMath 5.0">-0.01938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row>
      <mfrac>
        <mn>105.26002</mn>
        <mn>107.32</mn>
      </mfrac>
      <mo stretchy="false">=</mo>
      <mn>0.9808</mn>
    </mrow>
    <annotation encoding="StarMath 5.0">105.26002 over 107.32 = 0.9808</annotation>
  </semantics>
</math>
</file>

<file path=Object 115/content.xml><?xml version="1.0" encoding="utf-8"?>
<math xmlns="http://www.w3.org/1998/Math/MathML" display="block">
  <semantics>
    <mrow>
      <mi>ln</mi>
      <mrow>
        <mrow>
          <mo fence="true" stretchy="false">(</mo>
          <mrow>
            <mn>0.9808</mn>
          </mrow>
          <mo fence="true" stretchy="false">)</mo>
        </mrow>
        <mo stretchy="false">=</mo>
        <mrow>
          <mo stretchy="false">−</mo>
          <mn>0.19382</mn>
        </mrow>
      </mrow>
    </mrow>
    <annotation encoding="StarMath 5.0">ln(0.9808) = -0.19382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i>i</mi>
    <annotation encoding="StarMath 5.0">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3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34/content.xml><?xml version="1.0" encoding="utf-8"?>
<math xmlns="http://www.w3.org/1998/Math/MathML" display="block">
  <semantics>
    <mi>i</mi>
    <annotation encoding="StarMath 5.0">i</annotation>
  </semantics>
</math>
</file>

<file path=Object 135/content.xml><?xml version="1.0" encoding="utf-8"?>
<math xmlns="http://www.w3.org/1998/Math/MathML" display="block">
  <semantics>
    <mi>j</mi>
    <annotation encoding="StarMath 5.0">j</annotation>
  </semantics>
</math>
</file>

<file path=Object 13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row>
        <mo stretchy="false">∑</mo>
        <mi>x</mi>
      </mrow>
    </mrow>
    <annotation encoding="StarMath 5.0">%sigma_p^2 = x^T sum x</annotation>
  </semantics>
</math>
</file>

<file path=Object 13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row>
        <mrow>
          <mo stretchy="false">∑</mo>
          <mi>x</mi>
        </mrow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sum x = (x_1, x_2, x_3) cdot left [ matrix{ %sigma^2_1 # %sigma_12 # %sigma_13 ## %sigma_21 # %sigma^2_2 # %sigma_23 ## %sigma_31 # %sigma_32 # %sigma^2_3 } right ] left [ matrix{x_1 ## x_2 ## x_3} right ]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44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46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7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8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9/content.xml><?xml version="1.0" encoding="utf-8"?>
<math xmlns="http://www.w3.org/1998/Math/MathML" display="block">
  <semantics>
    <msub>
      <mi mathvariant="normal">β</mi>
      <mi>i</mi>
    </msub>
    <annotation encoding="StarMath 5.0">%beta_{i}</annotation>
  </semantics>
</math>
</file>

<file path=Object 1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0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2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row>
            <mi mathvariant="normal">ϵ</mi>
            <mi>p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n>1</mn>
                  <mi>N</mi>
                </mfrac>
              </mrow>
              <mo fence="true" stretchy="false">)</mo>
            </mrow>
            <mn>2</mn>
          </msup>
        </mrow>
      </mrow>
      <mrow>
        <msubsup>
          <mi mathvariant="normal">σ</mi>
          <mrow>
            <mi mathvariant="normal">ϵ</mi>
            <mi>i</mi>
          </mrow>
          <mn>2</mn>
        </msubsup>
        <mo stretchy="false">=</mo>
        <mrow>
          <mfrac>
            <mn>1</mn>
            <mi>N</mi>
          </mfrac>
          <mo stretchy="false">⋅</mo>
          <mrow>
            <mo fence="true" stretchy="false">(</mo>
            <mrow>
              <mfrac>
                <mrow>
                  <msub>
                    <msup>
                      <mi mathvariant="normal">σ</mi>
                      <mn>2</mn>
                    </msup>
                    <mrow>
                      <mi mathvariant="normal">ϵ</mi>
                      <mn>1</mn>
                    </mrow>
                  </msub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n>2</mn>
                    </mrow>
                  </msub>
                  <mo stretchy="false">+</mo>
                  <mn>...</mn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i>N</mi>
                    </mrow>
                  </msub>
                </mrow>
                <mi>N</mi>
              </mfrac>
            </mrow>
            <mo fence="true" stretchy="false">)</mo>
          </mrow>
        </mrow>
      </mrow>
    </mrow>
    <annotation encoding="StarMath 5.0">{%sigma^2}_{ %epsilon p } = sum from i=1 to N ( 1 over N )^2 %sigma^2_{ %epsilon i } = 1 over N cdot ( {{%sigma^2}_{ %epsilon 1 } + {%sigma^2}_{ %epsilon 2 } + ... + {%sigma^2}_{ %epsilon N }} over N )</annotation>
  </semantics>
</math>
</file>

<file path=Object 154/content.xml><?xml version="1.0" encoding="utf-8"?>
<math xmlns="http://www.w3.org/1998/Math/MathML" display="block">
  <semantics>
    <mi>N</mi>
    <annotation encoding="StarMath 5.0">N</annotation>
  </semantics>
</math>
</file>

<file path=Object 15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6/content.xml><?xml version="1.0" encoding="utf-8"?>
<math xmlns="http://www.w3.org/1998/Math/MathML" display="block">
  <semantics>
    <mi>N</mi>
    <annotation encoding="StarMath 5.0">N</annotation>
  </semantics>
</math>
</file>

<file path=Object 157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6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8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9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3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5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6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W_1 - W_0} over W_0</annotation>
  </semantics>
</math>
</file>

<file path=Object 27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8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2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3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2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4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4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45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48/content.xml><?xml version="1.0" encoding="utf-8"?>
<math xmlns="http://www.w3.org/1998/Math/MathML" display="block">
  <semantics>
    <mi>i</mi>
    <annotation encoding="StarMath 5.0">i</annotation>
  </semantics>
</math>
</file>

<file path=Object 49/content.xml><?xml version="1.0" encoding="utf-8"?>
<math xmlns="http://www.w3.org/1998/Math/MathML" display="block">
  <semantics>
    <mi>j</mi>
    <annotation encoding="StarMath 5.0">j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